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1 sposób</text:p>
          </table:table-cell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Data:</text:p>
          </table:table-cell>
          <table:table-cell office:value-type="string" calcext:value-type="string">
            <text:p>Kurs:</text:p>
          </table:table-cell>
          <table:table-cell table:style-name="Default"/>
          <table:table-cell office:value-type="string" calcext:value-type="string">
            <text:p>Pieniąde:</text:p>
          </table:table-cell>
          <table:table-cell table:number-columns-repeated="4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table:style-name="Default"/>
          <table:table-cell table:formula="of:=ROUND(20000/[.B3];2)" office:value-type="float" office:value="4974.88" calcext:value-type="float">
            <text:p>4974,88</text:p>
          </table:table-cell>
          <table:table-cell table:number-columns-repeated="4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style-name="Default"/>
          <table:table-cell table:formula="of:=ROUND([.D3]*[.B4];2)" office:value-type="float" office:value="20673.61" calcext:value-type="float">
            <text:p>20673,61</text:p>
          </table:table-cell>
          <table:table-cell table:number-columns-repeated="4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style-name="Default"/>
          <table:table-cell table:formula="of:=ROUND([.D4]/[.B5];2)" office:value-type="float" office:value="4750.59" calcext:value-type="float">
            <text:p>4750,59</text:p>
          </table:table-cell>
          <table:table-cell table:number-columns-repeated="4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style-name="Default"/>
          <table:table-cell table:formula="of:=ROUND([.D5]*[.B6];2)" office:value-type="float" office:value="20594.28" calcext:value-type="float">
            <text:p>20594,28</text:p>
          </table:table-cell>
          <table:table-cell table:number-columns-repeated="4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style-name="Default"/>
          <table:table-cell table:formula="of:=ROUND([.D6]/[.B7];2)" office:value-type="float" office:value="4662.82" calcext:value-type="float">
            <text:p>4662,82</text:p>
          </table:table-cell>
          <table:table-cell table:number-columns-repeated="4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style-name="Default"/>
          <table:table-cell table:formula="of:=ROUND([.D7]*[.B8];2)" office:value-type="float" office:value="20342.95" calcext:value-type="float">
            <text:p>20342,95</text:p>
          </table:table-cell>
          <table:table-cell table:number-columns-repeated="4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style-name="Default"/>
          <table:table-cell table:formula="of:=ROUND([.D8]/[.B9];2)" office:value-type="float" office:value="4505.84" calcext:value-type="float">
            <text:p>4505,84</text:p>
          </table:table-cell>
          <table:table-cell table:number-columns-repeated="4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style-name="Default"/>
          <table:table-cell table:formula="of:=ROUND([.D9]*[.B10];2)" office:value-type="float" office:value="20984.6" calcext:value-type="float">
            <text:p>20984,6</text:p>
          </table:table-cell>
          <table:table-cell table:number-columns-repeated="4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style-name="Default"/>
          <table:table-cell table:formula="of:=ROUND([.D10]/[.B11];2)" office:value-type="float" office:value="4506.52" calcext:value-type="float">
            <text:p>4506,52</text:p>
          </table:table-cell>
          <table:table-cell table:number-columns-repeated="4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style-name="Default"/>
          <table:table-cell table:formula="of:=ROUND([.D11]*[.B12];2)" office:value-type="float" office:value="21344.68" calcext:value-type="float">
            <text:p>21344,68</text:p>
          </table:table-cell>
          <table:table-cell table:number-columns-repeated="4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style-name="Default"/>
          <table:table-cell table:formula="of:=ROUND([.D12]/[.B13];2)" office:value-type="float" office:value="4470.65" calcext:value-type="float">
            <text:p>4470,65</text:p>
          </table:table-cell>
          <table:table-cell table:number-columns-repeated="4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style-name="Default"/>
          <table:table-cell table:style-name="ce4" table:formula="of:=ROUND([.D13]*[.B14];2)" office:value-type="float" office:value="21301.75" calcext:value-type="float">
            <text:p>21301,7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2 sposób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ata:</text:p>
          </table:table-cell>
          <table:table-cell office:value-type="string" calcext:value-type="string">
            <text:p>Kurs:</text:p>
          </table:table-cell>
          <table:table-cell table:style-name="Default" office:value-type="string" calcext:value-type="string">
            <text:p>Pieniądze</text:p>
          </table:table-cell>
          <table:table-cell office:value-type="string" calcext:value-type="string">
            <text:p>waluta:</text:p>
          </table:table-cell>
          <table:table-cell table:number-columns-repeated="4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table:style-name="Default" table:formula="of:=ROUND(20000/[.B19];2)" office:value-type="float" office:value="4974.88" calcext:value-type="float">
            <text:p>4974,88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  <table:table-cell table:formula="of:=ROUND(IF(AND([.D20]=&quot;z&quot;; [.D19]=&quot;e&quot;);[.C19]*[.B20];IF(AND([.D20]=&quot;e&quot;;[.D19]=&quot;z&quot;); [.C19]/[.B20];[.C19] ));2)" office:value-type="float" office:value="19946.78" calcext:value-type="float">
            <text:p>19946,78</text:p>
          </table:table-cell>
          <table:table-cell table:formula="of:=IF([.D19]=&quot;e&quot;;IF([.B20]&lt;[.B1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  <table:table-cell table:formula="of:=ROUND(IF(AND([.D21]=&quot;z&quot;; [.D20]=&quot;e&quot;);[.C20]*[.B21];IF(AND([.D21]=&quot;e&quot;;[.D20]=&quot;z&quot;); [.C20]/[.B21];[.C20] ));2)" office:value-type="float" office:value="5015.16" calcext:value-type="float">
            <text:p>5015,16</text:p>
          </table:table-cell>
          <table:table-cell table:formula="of:=IF([.D20]=&quot;e&quot;;IF([.B21]&lt;[.B2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  <table:table-cell table:formula="of:=ROUND(IF(AND([.D22]=&quot;z&quot;; [.D21]=&quot;e&quot;);[.C21]*[.B22];IF(AND([.D22]=&quot;e&quot;;[.D21]=&quot;z&quot;); [.C21]/[.B22];[.C21] ));2)" office:value-type="float" office:value="5015.16" calcext:value-type="float">
            <text:p>5015,16</text:p>
          </table:table-cell>
          <table:table-cell table:formula="of:=IF([.D21]=&quot;e&quot;;IF([.B22]&lt;[.B2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  <table:table-cell table:formula="of:=ROUND(IF(AND([.D23]=&quot;z&quot;; [.D22]=&quot;e&quot;);[.C22]*[.B23];IF(AND([.D23]=&quot;e&quot;;[.D22]=&quot;z&quot;); [.C22]/[.B23];[.C22] ));2)" office:value-type="float" office:value="20005.97" calcext:value-type="float">
            <text:p>20005,97</text:p>
          </table:table-cell>
          <table:table-cell table:formula="of:=IF([.D22]=&quot;e&quot;;IF([.B23]&lt;[.B2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  <table:table-cell table:formula="of:=ROUND(IF(AND([.D24]=&quot;z&quot;; [.D23]=&quot;e&quot;);[.C23]*[.B24];IF(AND([.D24]=&quot;e&quot;;[.D23]=&quot;z&quot;); [.C23]/[.B24];[.C23] ));2)" office:value-type="float" office:value="5001.49" calcext:value-type="float">
            <text:p>5001,49</text:p>
          </table:table-cell>
          <table:table-cell table:formula="of:=IF([.D23]=&quot;e&quot;;IF([.B24]&lt;[.B2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  <table:table-cell table:formula="of:=ROUND(IF(AND([.D25]=&quot;z&quot;; [.D24]=&quot;e&quot;);[.C24]*[.B25];IF(AND([.D25]=&quot;e&quot;;[.D24]=&quot;z&quot;); [.C24]/[.B25];[.C24] ));2)" office:value-type="float" office:value="5001.49" calcext:value-type="float">
            <text:p>5001,49</text:p>
          </table:table-cell>
          <table:table-cell table:formula="of:=IF([.D24]=&quot;e&quot;;IF([.B25]&lt;[.B2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  <table:table-cell table:formula="of:=ROUND(IF(AND([.D26]=&quot;z&quot;; [.D25]=&quot;e&quot;);[.C25]*[.B26];IF(AND([.D26]=&quot;e&quot;;[.D25]=&quot;z&quot;); [.C25]/[.B26];[.C25] ));2)" office:value-type="float" office:value="20105.99" calcext:value-type="float">
            <text:p>20105,99</text:p>
          </table:table-cell>
          <table:table-cell table:formula="of:=IF([.D25]=&quot;e&quot;;IF([.B26]&lt;[.B2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  <table:table-cell table:formula="of:=ROUND(IF(AND([.D27]=&quot;z&quot;; [.D26]=&quot;e&quot;);[.C26]*[.B27];IF(AND([.D27]=&quot;e&quot;;[.D26]=&quot;z&quot;); [.C26]/[.B27];[.C26] ));2)" office:value-type="float" office:value="5005.6" calcext:value-type="float">
            <text:p>5005,6</text:p>
          </table:table-cell>
          <table:table-cell table:formula="of:=IF([.D26]=&quot;e&quot;;IF([.B27]&lt;[.B2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  <table:table-cell table:formula="of:=ROUND(IF(AND([.D28]=&quot;z&quot;; [.D27]=&quot;e&quot;);[.C27]*[.B28];IF(AND([.D28]=&quot;e&quot;;[.D27]=&quot;z&quot;); [.C27]/[.B28];[.C27] ));2)" office:value-type="float" office:value="5005.6" calcext:value-type="float">
            <text:p>5005,6</text:p>
          </table:table-cell>
          <table:table-cell table:formula="of:=IF([.D27]=&quot;e&quot;;IF([.B28]&lt;[.B2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  <table:table-cell table:formula="of:=ROUND(IF(AND([.D29]=&quot;z&quot;; [.D28]=&quot;e&quot;);[.C28]*[.B29];IF(AND([.D29]=&quot;e&quot;;[.D28]=&quot;z&quot;); [.C28]/[.B29];[.C28] ));2)" office:value-type="float" office:value="20091.98" calcext:value-type="float">
            <text:p>20091,98</text:p>
          </table:table-cell>
          <table:table-cell table:formula="of:=IF([.D28]=&quot;e&quot;;IF([.B29]&lt;[.B2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  <table:table-cell table:formula="of:=ROUND(IF(AND([.D30]=&quot;z&quot;; [.D29]=&quot;e&quot;);[.C29]*[.B30];IF(AND([.D30]=&quot;e&quot;;[.D29]=&quot;z&quot;); [.C29]/[.B30];[.C29] ));2)" office:value-type="float" office:value="5014.09" calcext:value-type="float">
            <text:p>5014,09</text:p>
          </table:table-cell>
          <table:table-cell table:formula="of:=IF([.D29]=&quot;e&quot;;IF([.B30]&lt;[.B2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  <table:table-cell table:formula="of:=ROUND(IF(AND([.D31]=&quot;z&quot;; [.D30]=&quot;e&quot;);[.C30]*[.B31];IF(AND([.D31]=&quot;e&quot;;[.D30]=&quot;z&quot;); [.C30]/[.B31];[.C30] ));2)" office:value-type="float" office:value="5014.09" calcext:value-type="float">
            <text:p>5014,09</text:p>
          </table:table-cell>
          <table:table-cell table:formula="of:=IF([.D30]=&quot;e&quot;;IF([.B31]&lt;[.B3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  <table:table-cell table:formula="of:=ROUND(IF(AND([.D32]=&quot;z&quot;; [.D31]=&quot;e&quot;);[.C31]*[.B32];IF(AND([.D32]=&quot;e&quot;;[.D31]=&quot;z&quot;); [.C31]/[.B32];[.C31] ));2)" office:value-type="float" office:value="5014.09" calcext:value-type="float">
            <text:p>5014,09</text:p>
          </table:table-cell>
          <table:table-cell table:formula="of:=IF([.D31]=&quot;e&quot;;IF([.B32]&lt;[.B3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  <table:table-cell table:formula="of:=ROUND(IF(AND([.D33]=&quot;z&quot;; [.D32]=&quot;e&quot;);[.C32]*[.B33];IF(AND([.D33]=&quot;e&quot;;[.D32]=&quot;z&quot;); [.C32]/[.B33];[.C32] ));2)" office:value-type="float" office:value="5014.09" calcext:value-type="float">
            <text:p>5014,09</text:p>
          </table:table-cell>
          <table:table-cell table:formula="of:=IF([.D32]=&quot;e&quot;;IF([.B33]&lt;[.B3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  <table:table-cell table:formula="of:=ROUND(IF(AND([.D34]=&quot;z&quot;; [.D33]=&quot;e&quot;);[.C33]*[.B34];IF(AND([.D34]=&quot;e&quot;;[.D33]=&quot;z&quot;); [.C33]/[.B34];[.C33] ));2)" office:value-type="float" office:value="5014.09" calcext:value-type="float">
            <text:p>5014,09</text:p>
          </table:table-cell>
          <table:table-cell table:formula="of:=IF([.D33]=&quot;e&quot;;IF([.B34]&lt;[.B3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  <table:table-cell table:formula="of:=ROUND(IF(AND([.D35]=&quot;z&quot;; [.D34]=&quot;e&quot;);[.C34]*[.B35];IF(AND([.D35]=&quot;e&quot;;[.D34]=&quot;z&quot;); [.C34]/[.B35];[.C34] ));2)" office:value-type="float" office:value="5014.09" calcext:value-type="float">
            <text:p>5014,09</text:p>
          </table:table-cell>
          <table:table-cell table:formula="of:=IF([.D34]=&quot;e&quot;;IF([.B35]&lt;[.B3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  <table:table-cell table:formula="of:=ROUND(IF(AND([.D36]=&quot;z&quot;; [.D35]=&quot;e&quot;);[.C35]*[.B36];IF(AND([.D36]=&quot;e&quot;;[.D35]=&quot;z&quot;); [.C35]/[.B36];[.C35] ));2)" office:value-type="float" office:value="20899.23" calcext:value-type="float">
            <text:p>20899,23</text:p>
          </table:table-cell>
          <table:table-cell table:formula="of:=IF([.D35]=&quot;e&quot;;IF([.B36]&lt;[.B3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  <table:table-cell table:formula="of:=ROUND(IF(AND([.D37]=&quot;z&quot;; [.D36]=&quot;e&quot;);[.C36]*[.B37];IF(AND([.D37]=&quot;e&quot;;[.D36]=&quot;z&quot;); [.C36]/[.B37];[.C36] ));2)" office:value-type="float" office:value="4992.05" calcext:value-type="float">
            <text:p>4992,05</text:p>
          </table:table-cell>
          <table:table-cell table:formula="of:=IF([.D36]=&quot;e&quot;;IF([.B37]&lt;[.B3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  <table:table-cell table:formula="of:=ROUND(IF(AND([.D38]=&quot;z&quot;; [.D37]=&quot;e&quot;);[.C37]*[.B38];IF(AND([.D38]=&quot;e&quot;;[.D37]=&quot;z&quot;); [.C37]/[.B38];[.C37] ));2)" office:value-type="float" office:value="20748.46" calcext:value-type="float">
            <text:p>20748,46</text:p>
          </table:table-cell>
          <table:table-cell table:formula="of:=IF([.D37]=&quot;e&quot;;IF([.B38]&lt;[.B3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  <table:table-cell table:formula="of:=ROUND(IF(AND([.D39]=&quot;z&quot;; [.D38]=&quot;e&quot;);[.C38]*[.B39];IF(AND([.D39]=&quot;e&quot;;[.D38]=&quot;z&quot;); [.C38]/[.B39];[.C38] ));2)" office:value-type="float" office:value="5013.52" calcext:value-type="float">
            <text:p>5013,52</text:p>
          </table:table-cell>
          <table:table-cell table:formula="of:=IF([.D38]=&quot;e&quot;;IF([.B39]&lt;[.B3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  <table:table-cell table:formula="of:=ROUND(IF(AND([.D40]=&quot;z&quot;; [.D39]=&quot;e&quot;);[.C39]*[.B40];IF(AND([.D40]=&quot;e&quot;;[.D39]=&quot;z&quot;); [.C39]/[.B40];[.C39] ));2)" office:value-type="float" office:value="20498.78" calcext:value-type="float">
            <text:p>20498,78</text:p>
          </table:table-cell>
          <table:table-cell table:formula="of:=IF([.D39]=&quot;e&quot;;IF([.B40]&lt;[.B3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  <table:table-cell table:formula="of:=ROUND(IF(AND([.D41]=&quot;z&quot;; [.D40]=&quot;e&quot;);[.C40]*[.B41];IF(AND([.D41]=&quot;e&quot;;[.D40]=&quot;z&quot;); [.C40]/[.B41];[.C40] ));2)" office:value-type="float" office:value="4965.07" calcext:value-type="float">
            <text:p>4965,07</text:p>
          </table:table-cell>
          <table:table-cell table:formula="of:=IF([.D40]=&quot;e&quot;;IF([.B41]&lt;[.B4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  <table:table-cell table:formula="of:=ROUND(IF(AND([.D42]=&quot;z&quot;; [.D41]=&quot;e&quot;);[.C41]*[.B42];IF(AND([.D42]=&quot;e&quot;;[.D41]=&quot;z&quot;); [.C41]/[.B42];[.C41] ));2)" office:value-type="float" office:value="20386.58" calcext:value-type="float">
            <text:p>20386,58</text:p>
          </table:table-cell>
          <table:table-cell table:formula="of:=IF([.D41]=&quot;e&quot;;IF([.B42]&lt;[.B4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  <table:table-cell table:formula="of:=ROUND(IF(AND([.D43]=&quot;z&quot;; [.D42]=&quot;e&quot;);[.C42]*[.B43];IF(AND([.D43]=&quot;e&quot;;[.D42]=&quot;z&quot;); [.C42]/[.B43];[.C42] ));2)" office:value-type="float" office:value="4914.09" calcext:value-type="float">
            <text:p>4914,09</text:p>
          </table:table-cell>
          <table:table-cell table:formula="of:=IF([.D42]=&quot;e&quot;;IF([.B43]&lt;[.B4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  <table:table-cell table:formula="of:=ROUND(IF(AND([.D44]=&quot;z&quot;; [.D43]=&quot;e&quot;);[.C43]*[.B44];IF(AND([.D44]=&quot;e&quot;;[.D43]=&quot;z&quot;); [.C43]/[.B44];[.C43] ));2)" office:value-type="float" office:value="4914.09" calcext:value-type="float">
            <text:p>4914,09</text:p>
          </table:table-cell>
          <table:table-cell table:formula="of:=IF([.D43]=&quot;e&quot;;IF([.B44]&lt;[.B4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  <table:table-cell table:formula="of:=ROUND(IF(AND([.D45]=&quot;z&quot;; [.D44]=&quot;e&quot;);[.C44]*[.B45];IF(AND([.D45]=&quot;e&quot;;[.D44]=&quot;z&quot;); [.C44]/[.B45];[.C44] ));2)" office:value-type="float" office:value="20476.03" calcext:value-type="float">
            <text:p>20476,03</text:p>
          </table:table-cell>
          <table:table-cell table:formula="of:=IF([.D44]=&quot;e&quot;;IF([.B45]&lt;[.B4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  <table:table-cell table:formula="of:=ROUND(IF(AND([.D46]=&quot;z&quot;; [.D45]=&quot;e&quot;);[.C45]*[.B46];IF(AND([.D46]=&quot;e&quot;;[.D45]=&quot;z&quot;); [.C45]/[.B46];[.C45] ));2)" office:value-type="float" office:value="4935.29" calcext:value-type="float">
            <text:p>4935,29</text:p>
          </table:table-cell>
          <table:table-cell table:formula="of:=IF([.D45]=&quot;e&quot;;IF([.B46]&lt;[.B4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  <table:table-cell table:formula="of:=ROUND(IF(AND([.D47]=&quot;z&quot;; [.D46]=&quot;e&quot;);[.C46]*[.B47];IF(AND([.D47]=&quot;e&quot;;[.D46]=&quot;z&quot;); [.C46]/[.B47];[.C46] ));2)" office:value-type="float" office:value="4935.29" calcext:value-type="float">
            <text:p>4935,29</text:p>
          </table:table-cell>
          <table:table-cell table:formula="of:=IF([.D46]=&quot;e&quot;;IF([.B47]&lt;[.B4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  <table:table-cell table:formula="of:=ROUND(IF(AND([.D48]=&quot;z&quot;; [.D47]=&quot;e&quot;);[.C47]*[.B48];IF(AND([.D48]=&quot;e&quot;;[.D47]=&quot;z&quot;); [.C47]/[.B48];[.C47] ));2)" office:value-type="float" office:value="20398.54" calcext:value-type="float">
            <text:p>20398,54</text:p>
          </table:table-cell>
          <table:table-cell table:formula="of:=IF([.D47]=&quot;e&quot;;IF([.B48]&lt;[.B4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  <table:table-cell table:formula="of:=ROUND(IF(AND([.D49]=&quot;z&quot;; [.D48]=&quot;e&quot;);[.C48]*[.B49];IF(AND([.D49]=&quot;e&quot;;[.D48]=&quot;z&quot;); [.C48]/[.B49];[.C48] ));2)" office:value-type="float" office:value="4924.21" calcext:value-type="float">
            <text:p>4924,21</text:p>
          </table:table-cell>
          <table:table-cell table:formula="of:=IF([.D48]=&quot;e&quot;;IF([.B49]&lt;[.B4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formula="of:=ROUND(IF(AND([.D50]=&quot;z&quot;; [.D49]=&quot;e&quot;);[.C49]*[.B50];IF(AND([.D50]=&quot;e&quot;;[.D49]=&quot;z&quot;); [.C49]/[.B50];[.C49] ));2)" office:value-type="float" office:value="4924.21" calcext:value-type="float">
            <text:p>4924,21</text:p>
          </table:table-cell>
          <table:table-cell table:formula="of:=IF([.D49]=&quot;e&quot;;IF([.B50]&lt;[.B4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  <table:table-cell table:formula="of:=ROUND(IF(AND([.D51]=&quot;z&quot;; [.D50]=&quot;e&quot;);[.C50]*[.B51];IF(AND([.D51]=&quot;e&quot;;[.D50]=&quot;z&quot;); [.C50]/[.B51];[.C50] ));2)" office:value-type="float" office:value="4924.21" calcext:value-type="float">
            <text:p>4924,21</text:p>
          </table:table-cell>
          <table:table-cell table:formula="of:=IF([.D50]=&quot;e&quot;;IF([.B51]&lt;[.B5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  <table:table-cell table:formula="of:=ROUND(IF(AND([.D52]=&quot;z&quot;; [.D51]=&quot;e&quot;);[.C51]*[.B52];IF(AND([.D52]=&quot;e&quot;;[.D51]=&quot;z&quot;); [.C51]/[.B52];[.C51] ));2)" office:value-type="float" office:value="20412.33" calcext:value-type="float">
            <text:p>20412,33</text:p>
          </table:table-cell>
          <table:table-cell table:formula="of:=IF([.D51]=&quot;e&quot;;IF([.B52]&lt;[.B5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  <table:table-cell table:formula="of:=ROUND(IF(AND([.D53]=&quot;z&quot;; [.D52]=&quot;e&quot;);[.C52]*[.B53];IF(AND([.D53]=&quot;e&quot;;[.D52]=&quot;z&quot;); [.C52]/[.B53];[.C52] ));2)" office:value-type="float" office:value="4927.9" calcext:value-type="float">
            <text:p>4927,9</text:p>
          </table:table-cell>
          <table:table-cell table:formula="of:=IF([.D52]=&quot;e&quot;;IF([.B53]&lt;[.B5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  <table:table-cell table:formula="of:=ROUND(IF(AND([.D54]=&quot;z&quot;; [.D53]=&quot;e&quot;);[.C53]*[.B54];IF(AND([.D54]=&quot;e&quot;;[.D53]=&quot;z&quot;); [.C53]/[.B54];[.C53] ));2)" office:value-type="float" office:value="4927.9" calcext:value-type="float">
            <text:p>4927,9</text:p>
          </table:table-cell>
          <table:table-cell table:formula="of:=IF([.D53]=&quot;e&quot;;IF([.B54]&lt;[.B5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  <table:table-cell table:formula="of:=ROUND(IF(AND([.D55]=&quot;z&quot;; [.D54]=&quot;e&quot;);[.C54]*[.B55];IF(AND([.D55]=&quot;e&quot;;[.D54]=&quot;z&quot;); [.C54]/[.B55];[.C54] ));2)" office:value-type="float" office:value="4927.9" calcext:value-type="float">
            <text:p>4927,9</text:p>
          </table:table-cell>
          <table:table-cell table:formula="of:=IF([.D54]=&quot;e&quot;;IF([.B55]&lt;[.B5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  <table:table-cell table:formula="of:=ROUND(IF(AND([.D56]=&quot;z&quot;; [.D55]=&quot;e&quot;);[.C55]*[.B56];IF(AND([.D56]=&quot;e&quot;;[.D55]=&quot;z&quot;); [.C55]/[.B56];[.C55] ));2)" office:value-type="float" office:value="4927.9" calcext:value-type="float">
            <text:p>4927,9</text:p>
          </table:table-cell>
          <table:table-cell table:formula="of:=IF([.D55]=&quot;e&quot;;IF([.B56]&lt;[.B5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  <table:table-cell table:formula="of:=ROUND(IF(AND([.D57]=&quot;z&quot;; [.D56]=&quot;e&quot;);[.C56]*[.B57];IF(AND([.D57]=&quot;e&quot;;[.D56]=&quot;z&quot;); [.C56]/[.B57];[.C56] ));2)" office:value-type="float" office:value="20622.77" calcext:value-type="float">
            <text:p>20622,77</text:p>
          </table:table-cell>
          <table:table-cell table:formula="of:=IF([.D56]=&quot;e&quot;;IF([.B57]&lt;[.B56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  <table:table-cell table:formula="of:=ROUND(IF(AND([.D58]=&quot;z&quot;; [.D57]=&quot;e&quot;);[.C57]*[.B58];IF(AND([.D58]=&quot;e&quot;;[.D57]=&quot;z&quot;); [.C57]/[.B58];[.C57] ));2)" office:value-type="float" office:value="4917.56" calcext:value-type="float">
            <text:p>4917,56</text:p>
          </table:table-cell>
          <table:table-cell table:formula="of:=IF([.D57]=&quot;e&quot;;IF([.B58]&lt;[.B5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  <table:table-cell table:formula="of:=ROUND(IF(AND([.D59]=&quot;z&quot;; [.D58]=&quot;e&quot;);[.C58]*[.B59];IF(AND([.D59]=&quot;e&quot;;[.D58]=&quot;z&quot;); [.C58]/[.B59];[.C58] ));2)" office:value-type="float" office:value="20551.96" calcext:value-type="float">
            <text:p>20551,96</text:p>
          </table:table-cell>
          <table:table-cell table:formula="of:=IF([.D58]=&quot;e&quot;;IF([.B59]&lt;[.B5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  <table:table-cell table:formula="of:=ROUND(IF(AND([.D60]=&quot;z&quot;; [.D59]=&quot;e&quot;);[.C59]*[.B60];IF(AND([.D60]=&quot;e&quot;;[.D59]=&quot;z&quot;); [.C59]/[.B60];[.C59] ));2)" office:value-type="float" office:value="4897.4" calcext:value-type="float">
            <text:p>4897,4</text:p>
          </table:table-cell>
          <table:table-cell table:formula="of:=IF([.D59]=&quot;e&quot;;IF([.B60]&lt;[.B5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  <table:table-cell table:formula="of:=ROUND(IF(AND([.D61]=&quot;z&quot;; [.D60]=&quot;e&quot;);[.C60]*[.B61];IF(AND([.D61]=&quot;e&quot;;[.D60]=&quot;z&quot;); [.C60]/[.B61];[.C60] ));2)" office:value-type="float" office:value="4897.4" calcext:value-type="float">
            <text:p>4897,4</text:p>
          </table:table-cell>
          <table:table-cell table:formula="of:=IF([.D60]=&quot;e&quot;;IF([.B61]&lt;[.B6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  <table:table-cell table:formula="of:=ROUND(IF(AND([.D62]=&quot;z&quot;; [.D61]=&quot;e&quot;);[.C61]*[.B62];IF(AND([.D62]=&quot;e&quot;;[.D61]=&quot;z&quot;); [.C61]/[.B62];[.C61] ));2)" office:value-type="float" office:value="4897.4" calcext:value-type="float">
            <text:p>4897,4</text:p>
          </table:table-cell>
          <table:table-cell table:formula="of:=IF([.D61]=&quot;e&quot;;IF([.B62]&lt;[.B6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  <table:table-cell table:formula="of:=ROUND(IF(AND([.D63]=&quot;z&quot;; [.D62]=&quot;e&quot;);[.C62]*[.B63];IF(AND([.D63]=&quot;e&quot;;[.D62]=&quot;z&quot;); [.C62]/[.B63];[.C62] ));2)" office:value-type="float" office:value="4897.4" calcext:value-type="float">
            <text:p>4897,4</text:p>
          </table:table-cell>
          <table:table-cell table:formula="of:=IF([.D62]=&quot;e&quot;;IF([.B63]&lt;[.B6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  <table:table-cell table:formula="of:=ROUND(IF(AND([.D64]=&quot;z&quot;; [.D63]=&quot;e&quot;);[.C63]*[.B64];IF(AND([.D64]=&quot;e&quot;;[.D63]=&quot;z&quot;); [.C63]/[.B64];[.C63] ));2)" office:value-type="float" office:value="4897.4" calcext:value-type="float">
            <text:p>4897,4</text:p>
          </table:table-cell>
          <table:table-cell table:formula="of:=IF([.D63]=&quot;e&quot;;IF([.B64]&lt;[.B6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  <table:table-cell table:formula="of:=ROUND(IF(AND([.D65]=&quot;z&quot;; [.D64]=&quot;e&quot;);[.C64]*[.B65];IF(AND([.D65]=&quot;e&quot;;[.D64]=&quot;z&quot;); [.C64]/[.B65];[.C64] ));2)" office:value-type="float" office:value="20967.24" calcext:value-type="float">
            <text:p>20967,24</text:p>
          </table:table-cell>
          <table:table-cell table:formula="of:=IF([.D64]=&quot;e&quot;;IF([.B65]&lt;[.B6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  <table:table-cell table:formula="of:=ROUND(IF(AND([.D66]=&quot;z&quot;; [.D65]=&quot;e&quot;);[.C65]*[.B66];IF(AND([.D66]=&quot;e&quot;;[.D65]=&quot;z&quot;); [.C65]/[.B66];[.C65] ));2)" office:value-type="float" office:value="4878.71" calcext:value-type="float">
            <text:p>4878,71</text:p>
          </table:table-cell>
          <table:table-cell table:formula="of:=IF([.D65]=&quot;e&quot;;IF([.B66]&lt;[.B6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  <table:table-cell table:formula="of:=ROUND(IF(AND([.D67]=&quot;z&quot;; [.D66]=&quot;e&quot;);[.C66]*[.B67];IF(AND([.D67]=&quot;e&quot;;[.D66]=&quot;z&quot;); [.C66]/[.B67];[.C66] ));2)" office:value-type="float" office:value="4878.71" calcext:value-type="float">
            <text:p>4878,71</text:p>
          </table:table-cell>
          <table:table-cell table:formula="of:=IF([.D66]=&quot;e&quot;;IF([.B67]&lt;[.B6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  <table:table-cell table:formula="of:=ROUND(IF(AND([.D68]=&quot;z&quot;; [.D67]=&quot;e&quot;);[.C67]*[.B68];IF(AND([.D68]=&quot;e&quot;;[.D67]=&quot;z&quot;); [.C67]/[.B68];[.C67] ));2)" office:value-type="float" office:value="4878.71" calcext:value-type="float">
            <text:p>4878,71</text:p>
          </table:table-cell>
          <table:table-cell table:formula="of:=IF([.D67]=&quot;e&quot;;IF([.B68]&lt;[.B6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  <table:table-cell table:formula="of:=ROUND(IF(AND([.D69]=&quot;z&quot;; [.D68]=&quot;e&quot;);[.C68]*[.B69];IF(AND([.D69]=&quot;e&quot;;[.D68]=&quot;z&quot;); [.C68]/[.B69];[.C68] ));2)" office:value-type="float" office:value="4878.71" calcext:value-type="float">
            <text:p>4878,71</text:p>
          </table:table-cell>
          <table:table-cell table:formula="of:=IF([.D68]=&quot;e&quot;;IF([.B69]&lt;[.B6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  <table:table-cell table:formula="of:=ROUND(IF(AND([.D70]=&quot;z&quot;; [.D69]=&quot;e&quot;);[.C69]*[.B70];IF(AND([.D70]=&quot;e&quot;;[.D69]=&quot;z&quot;); [.C69]/[.B70];[.C69] ));2)" office:value-type="float" office:value="4878.71" calcext:value-type="float">
            <text:p>4878,71</text:p>
          </table:table-cell>
          <table:table-cell table:formula="of:=IF([.D69]=&quot;e&quot;;IF([.B70]&lt;[.B6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  <table:table-cell table:formula="of:=ROUND(IF(AND([.D71]=&quot;z&quot;; [.D70]=&quot;e&quot;);[.C70]*[.B71];IF(AND([.D71]=&quot;e&quot;;[.D70]=&quot;z&quot;); [.C70]/[.B71];[.C70] ));2)" office:value-type="float" office:value="21016.02" calcext:value-type="float">
            <text:p>21016,02</text:p>
          </table:table-cell>
          <table:table-cell table:formula="of:=IF([.D70]=&quot;e&quot;;IF([.B71]&lt;[.B7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  <table:table-cell table:formula="of:=ROUND(IF(AND([.D72]=&quot;z&quot;; [.D71]=&quot;e&quot;);[.C71]*[.B72];IF(AND([.D72]=&quot;e&quot;;[.D71]=&quot;z&quot;); [.C71]/[.B72];[.C71] ));2)" office:value-type="float" office:value="4830.82" calcext:value-type="float">
            <text:p>4830,82</text:p>
          </table:table-cell>
          <table:table-cell table:formula="of:=IF([.D71]=&quot;e&quot;;IF([.B72]&lt;[.B7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  <table:table-cell table:formula="of:=ROUND(IF(AND([.D73]=&quot;z&quot;; [.D72]=&quot;e&quot;);[.C72]*[.B73];IF(AND([.D73]=&quot;e&quot;;[.D72]=&quot;z&quot;); [.C72]/[.B73];[.C72] ));2)" office:value-type="float" office:value="20839.19" calcext:value-type="float">
            <text:p>20839,19</text:p>
          </table:table-cell>
          <table:table-cell table:formula="of:=IF([.D72]=&quot;e&quot;;IF([.B73]&lt;[.B7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  <table:table-cell table:formula="of:=ROUND(IF(AND([.D74]=&quot;z&quot;; [.D73]=&quot;e&quot;);[.C73]*[.B74];IF(AND([.D74]=&quot;e&quot;;[.D73]=&quot;z&quot;); [.C73]/[.B74];[.C73] ));2)" office:value-type="float" office:value="4814.64" calcext:value-type="float">
            <text:p>4814,64</text:p>
          </table:table-cell>
          <table:table-cell table:formula="of:=IF([.D73]=&quot;e&quot;;IF([.B74]&lt;[.B7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  <table:table-cell table:formula="of:=ROUND(IF(AND([.D75]=&quot;z&quot;; [.D74]=&quot;e&quot;);[.C74]*[.B75];IF(AND([.D75]=&quot;e&quot;;[.D74]=&quot;z&quot;); [.C74]/[.B75];[.C74] ));2)" office:value-type="float" office:value="20762.65" calcext:value-type="float">
            <text:p>20762,65</text:p>
          </table:table-cell>
          <table:table-cell table:formula="of:=IF([.D74]=&quot;e&quot;;IF([.B75]&lt;[.B7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  <table:table-cell table:formula="of:=ROUND(IF(AND([.D76]=&quot;z&quot;; [.D75]=&quot;e&quot;);[.C75]*[.B76];IF(AND([.D76]=&quot;e&quot;;[.D75]=&quot;z&quot;); [.C75]/[.B76];[.C75] ));2)" office:value-type="float" office:value="4818.33" calcext:value-type="float">
            <text:p>4818,33</text:p>
          </table:table-cell>
          <table:table-cell table:formula="of:=IF([.D75]=&quot;e&quot;;IF([.B76]&lt;[.B7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  <table:table-cell table:formula="of:=ROUND(IF(AND([.D77]=&quot;z&quot;; [.D76]=&quot;e&quot;);[.C76]*[.B77];IF(AND([.D77]=&quot;e&quot;;[.D76]=&quot;z&quot;); [.C76]/[.B77];[.C76] ));2)" office:value-type="float" office:value="4818.33" calcext:value-type="float">
            <text:p>4818,33</text:p>
          </table:table-cell>
          <table:table-cell table:formula="of:=IF([.D76]=&quot;e&quot;;IF([.B77]&lt;[.B7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formula="of:=ROUND(IF(AND([.D78]=&quot;z&quot;; [.D77]=&quot;e&quot;);[.C77]*[.B78];IF(AND([.D78]=&quot;e&quot;;[.D77]=&quot;z&quot;); [.C77]/[.B78];[.C77] ));2)" office:value-type="float" office:value="4818.33" calcext:value-type="float">
            <text:p>4818,33</text:p>
          </table:table-cell>
          <table:table-cell table:formula="of:=IF([.D77]=&quot;e&quot;;IF([.B78]&lt;[.B7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  <table:table-cell table:formula="of:=ROUND(IF(AND([.D79]=&quot;z&quot;; [.D78]=&quot;e&quot;);[.C78]*[.B79];IF(AND([.D79]=&quot;e&quot;;[.D78]=&quot;z&quot;); [.C78]/[.B79];[.C78] ));2)" office:value-type="float" office:value="20856.62" calcext:value-type="float">
            <text:p>20856,62</text:p>
          </table:table-cell>
          <table:table-cell table:formula="of:=IF([.D78]=&quot;e&quot;;IF([.B79]&lt;[.B7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  <table:table-cell table:formula="of:=ROUND(IF(AND([.D80]=&quot;z&quot;; [.D79]=&quot;e&quot;);[.C79]*[.B80];IF(AND([.D80]=&quot;e&quot;;[.D79]=&quot;z&quot;); [.C79]/[.B80];[.C79] ));2)" office:value-type="float" office:value="4790" calcext:value-type="float">
            <text:p>4790</text:p>
          </table:table-cell>
          <table:table-cell table:formula="of:=IF([.D79]=&quot;e&quot;;IF([.B80]&lt;[.B7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  <table:table-cell table:formula="of:=ROUND(IF(AND([.D81]=&quot;z&quot;; [.D80]=&quot;e&quot;);[.C80]*[.B81];IF(AND([.D81]=&quot;e&quot;;[.D80]=&quot;z&quot;); [.C80]/[.B81];[.C80] ));2)" office:value-type="float" office:value="4790" calcext:value-type="float">
            <text:p>4790</text:p>
          </table:table-cell>
          <table:table-cell table:formula="of:=IF([.D80]=&quot;e&quot;;IF([.B81]&lt;[.B8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  <table:table-cell table:formula="of:=ROUND(IF(AND([.D82]=&quot;z&quot;; [.D81]=&quot;e&quot;);[.C81]*[.B82];IF(AND([.D82]=&quot;e&quot;;[.D81]=&quot;z&quot;); [.C81]/[.B82];[.C81] ));2)" office:value-type="float" office:value="4790" calcext:value-type="float">
            <text:p>4790</text:p>
          </table:table-cell>
          <table:table-cell table:formula="of:=IF([.D81]=&quot;e&quot;;IF([.B82]&lt;[.B8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  <table:table-cell table:formula="of:=ROUND(IF(AND([.D83]=&quot;z&quot;; [.D82]=&quot;e&quot;);[.C82]*[.B83];IF(AND([.D83]=&quot;e&quot;;[.D82]=&quot;z&quot;); [.C82]/[.B83];[.C82] ));2)" office:value-type="float" office:value="4790" calcext:value-type="float">
            <text:p>4790</text:p>
          </table:table-cell>
          <table:table-cell table:formula="of:=IF([.D82]=&quot;e&quot;;IF([.B83]&lt;[.B8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  <table:table-cell table:formula="of:=ROUND(IF(AND([.D84]=&quot;z&quot;; [.D83]=&quot;e&quot;);[.C83]*[.B84];IF(AND([.D84]=&quot;e&quot;;[.D83]=&quot;z&quot;); [.C83]/[.B84];[.C83] ));2)" office:value-type="float" office:value="21151.68" calcext:value-type="float">
            <text:p>21151,68</text:p>
          </table:table-cell>
          <table:table-cell table:formula="of:=IF([.D83]=&quot;e&quot;;IF([.B84]&lt;[.B8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  <table:table-cell table:formula="of:=ROUND(IF(AND([.D85]=&quot;z&quot;; [.D84]=&quot;e&quot;);[.C84]*[.B85];IF(AND([.D85]=&quot;e&quot;;[.D84]=&quot;z&quot;); [.C84]/[.B85];[.C84] ));2)" office:value-type="float" office:value="4847.74" calcext:value-type="float">
            <text:p>4847,74</text:p>
          </table:table-cell>
          <table:table-cell table:formula="of:=IF([.D84]=&quot;e&quot;;IF([.B85]&lt;[.B8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  <table:table-cell table:formula="of:=ROUND(IF(AND([.D86]=&quot;z&quot;; [.D85]=&quot;e&quot;);[.C85]*[.B86];IF(AND([.D86]=&quot;e&quot;;[.D85]=&quot;z&quot;); [.C85]/[.B86];[.C85] ));2)" office:value-type="float" office:value="4847.74" calcext:value-type="float">
            <text:p>4847,74</text:p>
          </table:table-cell>
          <table:table-cell table:formula="of:=IF([.D85]=&quot;e&quot;;IF([.B86]&lt;[.B8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  <table:table-cell table:formula="of:=ROUND(IF(AND([.D87]=&quot;z&quot;; [.D86]=&quot;e&quot;);[.C86]*[.B87];IF(AND([.D87]=&quot;e&quot;;[.D86]=&quot;z&quot;); [.C86]/[.B87];[.C86] ));2)" office:value-type="float" office:value="20957.26" calcext:value-type="float">
            <text:p>20957,26</text:p>
          </table:table-cell>
          <table:table-cell table:formula="of:=IF([.D86]=&quot;e&quot;;IF([.B87]&lt;[.B86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  <table:table-cell table:formula="of:=ROUND(IF(AND([.D88]=&quot;z&quot;; [.D87]=&quot;e&quot;);[.C87]*[.B88];IF(AND([.D88]=&quot;e&quot;;[.D87]=&quot;z&quot;); [.C87]/[.B88];[.C87] ));2)" office:value-type="float" office:value="4825.75" calcext:value-type="float">
            <text:p>4825,75</text:p>
          </table:table-cell>
          <table:table-cell table:formula="of:=IF([.D87]=&quot;e&quot;;IF([.B88]&lt;[.B8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  <table:table-cell table:formula="of:=ROUND(IF(AND([.D89]=&quot;z&quot;; [.D88]=&quot;e&quot;);[.C88]*[.B89];IF(AND([.D89]=&quot;e&quot;;[.D88]=&quot;z&quot;); [.C88]/[.B89];[.C88] ));2)" office:value-type="float" office:value="20741.56" calcext:value-type="float">
            <text:p>20741,56</text:p>
          </table:table-cell>
          <table:table-cell table:formula="of:=IF([.D88]=&quot;e&quot;;IF([.B89]&lt;[.B8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  <table:table-cell table:formula="of:=ROUND(IF(AND([.D90]=&quot;z&quot;; [.D89]=&quot;e&quot;);[.C89]*[.B90];IF(AND([.D90]=&quot;e&quot;;[.D89]=&quot;z&quot;); [.C89]/[.B90];[.C89] ));2)" office:value-type="float" office:value="4871.08" calcext:value-type="float">
            <text:p>4871,08</text:p>
          </table:table-cell>
          <table:table-cell table:formula="of:=IF([.D89]=&quot;e&quot;;IF([.B90]&lt;[.B8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  <table:table-cell table:formula="of:=ROUND(IF(AND([.D91]=&quot;z&quot;; [.D90]=&quot;e&quot;);[.C90]*[.B91];IF(AND([.D91]=&quot;e&quot;;[.D90]=&quot;z&quot;); [.C90]/[.B91];[.C90] ));2)" office:value-type="float" office:value="4871.08" calcext:value-type="float">
            <text:p>4871,08</text:p>
          </table:table-cell>
          <table:table-cell table:formula="of:=IF([.D90]=&quot;e&quot;;IF([.B91]&lt;[.B9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  <table:table-cell table:formula="of:=ROUND(IF(AND([.D92]=&quot;z&quot;; [.D91]=&quot;e&quot;);[.C91]*[.B92];IF(AND([.D92]=&quot;e&quot;;[.D91]=&quot;z&quot;); [.C91]/[.B92];[.C91] ));2)" office:value-type="float" office:value="20652.4" calcext:value-type="float">
            <text:p>20652,4</text:p>
          </table:table-cell>
          <table:table-cell table:formula="of:=IF([.D91]=&quot;e&quot;;IF([.B92]&lt;[.B9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  <table:table-cell table:formula="of:=ROUND(IF(AND([.D93]=&quot;z&quot;; [.D92]=&quot;e&quot;);[.C92]*[.B93];IF(AND([.D93]=&quot;e&quot;;[.D92]=&quot;z&quot;); [.C92]/[.B93];[.C92] ));2)" office:value-type="float" office:value="4864.77" calcext:value-type="float">
            <text:p>4864,77</text:p>
          </table:table-cell>
          <table:table-cell table:formula="of:=IF([.D92]=&quot;e&quot;;IF([.B93]&lt;[.B9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  <table:table-cell table:formula="of:=ROUND(IF(AND([.D94]=&quot;z&quot;; [.D93]=&quot;e&quot;);[.C93]*[.B94];IF(AND([.D94]=&quot;e&quot;;[.D93]=&quot;z&quot;); [.C93]/[.B94];[.C93] ));2)" office:value-type="float" office:value="4864.77" calcext:value-type="float">
            <text:p>4864,77</text:p>
          </table:table-cell>
          <table:table-cell table:formula="of:=IF([.D93]=&quot;e&quot;;IF([.B94]&lt;[.B9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  <table:table-cell table:formula="of:=ROUND(IF(AND([.D95]=&quot;z&quot;; [.D94]=&quot;e&quot;);[.C94]*[.B95];IF(AND([.D95]=&quot;e&quot;;[.D94]=&quot;z&quot;); [.C94]/[.B95];[.C94] ));2)" office:value-type="float" office:value="20805.16" calcext:value-type="float">
            <text:p>20805,16</text:p>
          </table:table-cell>
          <table:table-cell table:formula="of:=IF([.D94]=&quot;e&quot;;IF([.B95]&lt;[.B9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  <table:table-cell table:formula="of:=ROUND(IF(AND([.D96]=&quot;z&quot;; [.D95]=&quot;e&quot;);[.C95]*[.B96];IF(AND([.D96]=&quot;e&quot;;[.D95]=&quot;z&quot;); [.C95]/[.B96];[.C95] ));2)" office:value-type="float" office:value="4880.29" calcext:value-type="float">
            <text:p>4880,29</text:p>
          </table:table-cell>
          <table:table-cell table:formula="of:=IF([.D95]=&quot;e&quot;;IF([.B96]&lt;[.B9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  <table:table-cell table:formula="of:=ROUND(IF(AND([.D97]=&quot;z&quot;; [.D96]=&quot;e&quot;);[.C96]*[.B97];IF(AND([.D97]=&quot;e&quot;;[.D96]=&quot;z&quot;); [.C96]/[.B97];[.C96] ));2)" office:value-type="float" office:value="4880.29" calcext:value-type="float">
            <text:p>4880,29</text:p>
          </table:table-cell>
          <table:table-cell table:formula="of:=IF([.D96]=&quot;e&quot;;IF([.B97]&lt;[.B9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  <table:table-cell table:formula="of:=ROUND(IF(AND([.D98]=&quot;z&quot;; [.D97]=&quot;e&quot;);[.C97]*[.B98];IF(AND([.D98]=&quot;e&quot;;[.D97]=&quot;z&quot;); [.C97]/[.B98];[.C97] ));2)" office:value-type="float" office:value="20807.12" calcext:value-type="float">
            <text:p>20807,12</text:p>
          </table:table-cell>
          <table:table-cell table:formula="of:=IF([.D97]=&quot;e&quot;;IF([.B98]&lt;[.B9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  <table:table-cell table:formula="of:=ROUND(IF(AND([.D99]=&quot;z&quot;; [.D98]=&quot;e&quot;);[.C98]*[.B99];IF(AND([.D99]=&quot;e&quot;;[.D98]=&quot;z&quot;); [.C98]/[.B99];[.C98] ));2)" office:value-type="float" office:value="4846.76" calcext:value-type="float">
            <text:p>4846,76</text:p>
          </table:table-cell>
          <table:table-cell table:formula="of:=IF([.D98]=&quot;e&quot;;IF([.B99]&lt;[.B9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  <table:table-cell table:formula="of:=ROUND(IF(AND([.D100]=&quot;z&quot;; [.D99]=&quot;e&quot;);[.C99]*[.B100];IF(AND([.D100]=&quot;e&quot;;[.D99]=&quot;z&quot;); [.C99]/[.B100];[.C99] ));2)" office:value-type="float" office:value="20729.11" calcext:value-type="float">
            <text:p>20729,11</text:p>
          </table:table-cell>
          <table:table-cell table:formula="of:=IF([.D99]=&quot;e&quot;;IF([.B100]&lt;[.B9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  <table:table-cell table:formula="of:=ROUND(IF(AND([.D101]=&quot;z&quot;; [.D100]=&quot;e&quot;);[.C100]*[.B101];IF(AND([.D101]=&quot;e&quot;;[.D100]=&quot;z&quot;); [.C100]/[.B101];[.C100] ));2)" office:value-type="float" office:value="4850.62" calcext:value-type="float">
            <text:p>4850,62</text:p>
          </table:table-cell>
          <table:table-cell table:formula="of:=IF([.D100]=&quot;e&quot;;IF([.B101]&lt;[.B10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  <table:table-cell table:formula="of:=ROUND(IF(AND([.D102]=&quot;z&quot;; [.D101]=&quot;e&quot;);[.C101]*[.B102];IF(AND([.D102]=&quot;e&quot;;[.D101]=&quot;z&quot;); [.C101]/[.B102];[.C101] ));2)" office:value-type="float" office:value="4850.62" calcext:value-type="float">
            <text:p>4850,62</text:p>
          </table:table-cell>
          <table:table-cell table:formula="of:=IF([.D101]=&quot;e&quot;;IF([.B102]&lt;[.B10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  <table:table-cell table:formula="of:=ROUND(IF(AND([.D103]=&quot;z&quot;; [.D102]=&quot;e&quot;);[.C102]*[.B103];IF(AND([.D103]=&quot;e&quot;;[.D102]=&quot;z&quot;); [.C102]/[.B103];[.C102] ));2)" office:value-type="float" office:value="20738.83" calcext:value-type="float">
            <text:p>20738,83</text:p>
          </table:table-cell>
          <table:table-cell table:formula="of:=IF([.D102]=&quot;e&quot;;IF([.B103]&lt;[.B10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  <table:table-cell table:formula="of:=ROUND(IF(AND([.D104]=&quot;z&quot;; [.D103]=&quot;e&quot;);[.C103]*[.B104];IF(AND([.D104]=&quot;e&quot;;[.D103]=&quot;z&quot;); [.C103]/[.B104];[.C103] ));2)" office:value-type="float" office:value="4865.3" calcext:value-type="float">
            <text:p>4865,3</text:p>
          </table:table-cell>
          <table:table-cell table:formula="of:=IF([.D103]=&quot;e&quot;;IF([.B104]&lt;[.B10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  <table:table-cell table:formula="of:=ROUND(IF(AND([.D105]=&quot;z&quot;; [.D104]=&quot;e&quot;);[.C104]*[.B105];IF(AND([.D105]=&quot;e&quot;;[.D104]=&quot;z&quot;); [.C104]/[.B105];[.C104] ));2)" office:value-type="float" office:value="20660.5" calcext:value-type="float">
            <text:p>20660,5</text:p>
          </table:table-cell>
          <table:table-cell table:formula="of:=IF([.D104]=&quot;e&quot;;IF([.B105]&lt;[.B10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  <table:table-cell table:formula="of:=ROUND(IF(AND([.D106]=&quot;z&quot;; [.D105]=&quot;e&quot;);[.C105]*[.B106];IF(AND([.D106]=&quot;e&quot;;[.D105]=&quot;z&quot;); [.C105]/[.B106];[.C105] ));2)" office:value-type="float" office:value="4848.4" calcext:value-type="float">
            <text:p>4848,4</text:p>
          </table:table-cell>
          <table:table-cell table:formula="of:=IF([.D105]=&quot;e&quot;;IF([.B106]&lt;[.B10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  <table:table-cell table:formula="of:=ROUND(IF(AND([.D107]=&quot;z&quot;; [.D106]=&quot;e&quot;);[.C106]*[.B107];IF(AND([.D107]=&quot;e&quot;;[.D106]=&quot;z&quot;); [.C106]/[.B107];[.C106] ));2)" office:value-type="float" office:value="4848.4" calcext:value-type="float">
            <text:p>4848,4</text:p>
          </table:table-cell>
          <table:table-cell table:formula="of:=IF([.D106]=&quot;e&quot;;IF([.B107]&lt;[.B10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  <table:table-cell table:formula="of:=ROUND(IF(AND([.D108]=&quot;z&quot;; [.D107]=&quot;e&quot;);[.C107]*[.B108];IF(AND([.D108]=&quot;e&quot;;[.D107]=&quot;z&quot;); [.C107]/[.B108];[.C107] ));2)" office:value-type="float" office:value="20825.33" calcext:value-type="float">
            <text:p>20825,33</text:p>
          </table:table-cell>
          <table:table-cell table:formula="of:=IF([.D107]=&quot;e&quot;;IF([.B108]&lt;[.B10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formula="of:=ROUND(IF(AND([.D109]=&quot;z&quot;; [.D108]=&quot;e&quot;);[.C108]*[.B109];IF(AND([.D109]=&quot;e&quot;;[.D108]=&quot;z&quot;); [.C108]/[.B109];[.C108] ));2)" office:value-type="float" office:value="4803.89" calcext:value-type="float">
            <text:p>4803,89</text:p>
          </table:table-cell>
          <table:table-cell table:formula="of:=IF([.D108]=&quot;e&quot;;IF([.B109]&lt;[.B10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  <table:table-cell table:formula="of:=ROUND(IF(AND([.D110]=&quot;z&quot;; [.D109]=&quot;e&quot;);[.C109]*[.B110];IF(AND([.D110]=&quot;e&quot;;[.D109]=&quot;z&quot;); [.C109]/[.B110];[.C109] ));2)" office:value-type="float" office:value="4803.89" calcext:value-type="float">
            <text:p>4803,89</text:p>
          </table:table-cell>
          <table:table-cell table:formula="of:=IF([.D109]=&quot;e&quot;;IF([.B110]&lt;[.B10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  <table:table-cell table:formula="of:=ROUND(IF(AND([.D111]=&quot;z&quot;; [.D110]=&quot;e&quot;);[.C110]*[.B111];IF(AND([.D111]=&quot;e&quot;;[.D110]=&quot;z&quot;); [.C110]/[.B111];[.C110] ));2)" office:value-type="float" office:value="20786.43" calcext:value-type="float">
            <text:p>20786,43</text:p>
          </table:table-cell>
          <table:table-cell table:formula="of:=IF([.D110]=&quot;e&quot;;IF([.B111]&lt;[.B11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  <table:table-cell table:formula="of:=ROUND(IF(AND([.D112]=&quot;z&quot;; [.D111]=&quot;e&quot;);[.C111]*[.B112];IF(AND([.D112]=&quot;e&quot;;[.D111]=&quot;z&quot;); [.C111]/[.B112];[.C111] ));2)" office:value-type="float" office:value="4811.34" calcext:value-type="float">
            <text:p>4811,34</text:p>
          </table:table-cell>
          <table:table-cell table:formula="of:=IF([.D111]=&quot;e&quot;;IF([.B112]&lt;[.B11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  <table:table-cell table:formula="of:=ROUND(IF(AND([.D113]=&quot;z&quot;; [.D112]=&quot;e&quot;);[.C112]*[.B113];IF(AND([.D113]=&quot;e&quot;;[.D112]=&quot;z&quot;); [.C112]/[.B113];[.C112] ));2)" office:value-type="float" office:value="4811.34" calcext:value-type="float">
            <text:p>4811,34</text:p>
          </table:table-cell>
          <table:table-cell table:formula="of:=IF([.D112]=&quot;e&quot;;IF([.B113]&lt;[.B11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  <table:table-cell table:formula="of:=ROUND(IF(AND([.D114]=&quot;z&quot;; [.D113]=&quot;e&quot;);[.C113]*[.B114];IF(AND([.D114]=&quot;e&quot;;[.D113]=&quot;z&quot;); [.C113]/[.B114];[.C113] ));2)" office:value-type="float" office:value="20750.83" calcext:value-type="float">
            <text:p>20750,83</text:p>
          </table:table-cell>
          <table:table-cell table:formula="of:=IF([.D113]=&quot;e&quot;;IF([.B114]&lt;[.B11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  <table:table-cell table:formula="of:=ROUND(IF(AND([.D115]=&quot;z&quot;; [.D114]=&quot;e&quot;);[.C114]*[.B115];IF(AND([.D115]=&quot;e&quot;;[.D114]=&quot;z&quot;); [.C114]/[.B115];[.C114] ));2)" office:value-type="float" office:value="4776.02" calcext:value-type="float">
            <text:p>4776,02</text:p>
          </table:table-cell>
          <table:table-cell table:formula="of:=IF([.D114]=&quot;e&quot;;IF([.B115]&lt;[.B11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  <table:table-cell table:formula="of:=ROUND(IF(AND([.D116]=&quot;z&quot;; [.D115]=&quot;e&quot;);[.C115]*[.B116];IF(AND([.D116]=&quot;e&quot;;[.D115]=&quot;z&quot;); [.C115]/[.B116];[.C115] ));2)" office:value-type="float" office:value="20644.82" calcext:value-type="float">
            <text:p>20644,82</text:p>
          </table:table-cell>
          <table:table-cell table:formula="of:=IF([.D115]=&quot;e&quot;;IF([.B116]&lt;[.B11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  <table:table-cell table:formula="of:=ROUND(IF(AND([.D117]=&quot;z&quot;; [.D116]=&quot;e&quot;);[.C116]*[.B117];IF(AND([.D117]=&quot;e&quot;;[.D116]=&quot;z&quot;); [.C116]/[.B117];[.C116] ));2)" office:value-type="float" office:value="4712.46" calcext:value-type="float">
            <text:p>4712,46</text:p>
          </table:table-cell>
          <table:table-cell table:formula="of:=IF([.D116]=&quot;e&quot;;IF([.B117]&lt;[.B11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  <table:table-cell table:formula="of:=ROUND(IF(AND([.D118]=&quot;z&quot;; [.D117]=&quot;e&quot;);[.C117]*[.B118];IF(AND([.D118]=&quot;e&quot;;[.D117]=&quot;z&quot;); [.C117]/[.B118];[.C117] ));2)" office:value-type="float" office:value="20383.27" calcext:value-type="float">
            <text:p>20383,27</text:p>
          </table:table-cell>
          <table:table-cell table:formula="of:=IF([.D117]=&quot;e&quot;;IF([.B118]&lt;[.B11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  <table:table-cell table:formula="of:=ROUND(IF(AND([.D119]=&quot;z&quot;; [.D118]=&quot;e&quot;);[.C118]*[.B119];IF(AND([.D119]=&quot;e&quot;;[.D118]=&quot;z&quot;); [.C118]/[.B119];[.C118] ));2)" office:value-type="float" office:value="4684.95" calcext:value-type="float">
            <text:p>4684,95</text:p>
          </table:table-cell>
          <table:table-cell table:formula="of:=IF([.D118]=&quot;e&quot;;IF([.B119]&lt;[.B11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  <table:table-cell table:formula="of:=ROUND(IF(AND([.D120]=&quot;z&quot;; [.D119]=&quot;e&quot;);[.C119]*[.B120];IF(AND([.D120]=&quot;e&quot;;[.D119]=&quot;z&quot;); [.C119]/[.B120];[.C119] ));2)" office:value-type="float" office:value="20360.79" calcext:value-type="float">
            <text:p>20360,79</text:p>
          </table:table-cell>
          <table:table-cell table:formula="of:=IF([.D119]=&quot;e&quot;;IF([.B120]&lt;[.B11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  <table:table-cell table:formula="of:=ROUND(IF(AND([.D121]=&quot;z&quot;; [.D120]=&quot;e&quot;);[.C120]*[.B121];IF(AND([.D121]=&quot;e&quot;;[.D120]=&quot;z&quot;); [.C120]/[.B121];[.C120] ));2)" office:value-type="float" office:value="4662.63" calcext:value-type="float">
            <text:p>4662,63</text:p>
          </table:table-cell>
          <table:table-cell table:formula="of:=IF([.D120]=&quot;e&quot;;IF([.B121]&lt;[.B12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  <table:table-cell table:formula="of:=ROUND(IF(AND([.D122]=&quot;z&quot;; [.D121]=&quot;e&quot;);[.C121]*[.B122];IF(AND([.D122]=&quot;e&quot;;[.D121]=&quot;z&quot;); [.C121]/[.B122];[.C121] ));2)" office:value-type="float" office:value="20316.48" calcext:value-type="float">
            <text:p>20316,48</text:p>
          </table:table-cell>
          <table:table-cell table:formula="of:=IF([.D121]=&quot;e&quot;;IF([.B122]&lt;[.B12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  <table:table-cell table:formula="of:=ROUND(IF(AND([.D123]=&quot;z&quot;; [.D122]=&quot;e&quot;);[.C122]*[.B123];IF(AND([.D123]=&quot;e&quot;;[.D122]=&quot;z&quot;); [.C122]/[.B123];[.C122] ));2)" office:value-type="float" office:value="4633.28" calcext:value-type="float">
            <text:p>4633,28</text:p>
          </table:table-cell>
          <table:table-cell table:formula="of:=IF([.D122]=&quot;e&quot;;IF([.B123]&lt;[.B12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  <table:table-cell table:formula="of:=ROUND(IF(AND([.D124]=&quot;z&quot;; [.D123]=&quot;e&quot;);[.C123]*[.B124];IF(AND([.D124]=&quot;e&quot;;[.D123]=&quot;z&quot;); [.C123]/[.B124];[.C123] ));2)" office:value-type="float" office:value="4633.28" calcext:value-type="float">
            <text:p>4633,28</text:p>
          </table:table-cell>
          <table:table-cell table:formula="of:=IF([.D123]=&quot;e&quot;;IF([.B124]&lt;[.B12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  <table:table-cell table:formula="of:=ROUND(IF(AND([.D125]=&quot;z&quot;; [.D124]=&quot;e&quot;);[.C124]*[.B125];IF(AND([.D125]=&quot;e&quot;;[.D124]=&quot;z&quot;); [.C124]/[.B125];[.C124] ));2)" office:value-type="float" office:value="20312.3" calcext:value-type="float">
            <text:p>20312,3</text:p>
          </table:table-cell>
          <table:table-cell table:formula="of:=IF([.D124]=&quot;e&quot;;IF([.B125]&lt;[.B12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  <table:table-cell table:formula="of:=ROUND(IF(AND([.D126]=&quot;z&quot;; [.D125]=&quot;e&quot;);[.C125]*[.B126];IF(AND([.D126]=&quot;e&quot;;[.D125]=&quot;z&quot;); [.C125]/[.B126];[.C125] ));2)" office:value-type="float" office:value="4602.1" calcext:value-type="float">
            <text:p>4602,1</text:p>
          </table:table-cell>
          <table:table-cell table:formula="of:=IF([.D125]=&quot;e&quot;;IF([.B126]&lt;[.B12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  <table:table-cell table:formula="of:=ROUND(IF(AND([.D127]=&quot;z&quot;; [.D126]=&quot;e&quot;);[.C126]*[.B127];IF(AND([.D127]=&quot;e&quot;;[.D126]=&quot;z&quot;); [.C126]/[.B127];[.C126] ));2)" office:value-type="float" office:value="4602.1" calcext:value-type="float">
            <text:p>4602,1</text:p>
          </table:table-cell>
          <table:table-cell table:formula="of:=IF([.D126]=&quot;e&quot;;IF([.B127]&lt;[.B12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  <table:table-cell table:formula="of:=ROUND(IF(AND([.D128]=&quot;z&quot;; [.D127]=&quot;e&quot;);[.C127]*[.B128];IF(AND([.D128]=&quot;e&quot;;[.D127]=&quot;z&quot;); [.C127]/[.B128];[.C127] ));2)" office:value-type="float" office:value="4602.1" calcext:value-type="float">
            <text:p>4602,1</text:p>
          </table:table-cell>
          <table:table-cell table:formula="of:=IF([.D127]=&quot;e&quot;;IF([.B128]&lt;[.B12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  <table:table-cell table:formula="of:=ROUND(IF(AND([.D129]=&quot;z&quot;; [.D128]=&quot;e&quot;);[.C128]*[.B129];IF(AND([.D129]=&quot;e&quot;;[.D128]=&quot;z&quot;); [.C128]/[.B129];[.C128] ));2)" office:value-type="float" office:value="20419.06" calcext:value-type="float">
            <text:p>20419,06</text:p>
          </table:table-cell>
          <table:table-cell table:formula="of:=IF([.D128]=&quot;e&quot;;IF([.B129]&lt;[.B12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  <table:table-cell table:formula="of:=ROUND(IF(AND([.D130]=&quot;z&quot;; [.D129]=&quot;e&quot;);[.C129]*[.B130];IF(AND([.D130]=&quot;e&quot;;[.D129]=&quot;z&quot;); [.C129]/[.B130];[.C129] ));2)" office:value-type="float" office:value="4648.41" calcext:value-type="float">
            <text:p>4648,41</text:p>
          </table:table-cell>
          <table:table-cell table:formula="of:=IF([.D129]=&quot;e&quot;;IF([.B130]&lt;[.B12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  <table:table-cell table:formula="of:=ROUND(IF(AND([.D131]=&quot;z&quot;; [.D130]=&quot;e&quot;);[.C130]*[.B131];IF(AND([.D131]=&quot;e&quot;;[.D130]=&quot;z&quot;); [.C130]/[.B131];[.C130] ));2)" office:value-type="float" office:value="4648.41" calcext:value-type="float">
            <text:p>4648,41</text:p>
          </table:table-cell>
          <table:table-cell table:formula="of:=IF([.D130]=&quot;e&quot;;IF([.B131]&lt;[.B13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  <table:table-cell table:formula="of:=ROUND(IF(AND([.D132]=&quot;z&quot;; [.D131]=&quot;e&quot;);[.C131]*[.B132];IF(AND([.D132]=&quot;e&quot;;[.D131]=&quot;z&quot;); [.C131]/[.B132];[.C131] ));2)" office:value-type="float" office:value="4648.41" calcext:value-type="float">
            <text:p>4648,41</text:p>
          </table:table-cell>
          <table:table-cell table:formula="of:=IF([.D131]=&quot;e&quot;;IF([.B132]&lt;[.B13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  <table:table-cell table:formula="of:=ROUND(IF(AND([.D133]=&quot;z&quot;; [.D132]=&quot;e&quot;);[.C132]*[.B133];IF(AND([.D133]=&quot;e&quot;;[.D132]=&quot;z&quot;); [.C132]/[.B133];[.C132] ));2)" office:value-type="float" office:value="4648.41" calcext:value-type="float">
            <text:p>4648,41</text:p>
          </table:table-cell>
          <table:table-cell table:formula="of:=IF([.D132]=&quot;e&quot;;IF([.B133]&lt;[.B13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  <table:table-cell table:formula="of:=ROUND(IF(AND([.D134]=&quot;z&quot;; [.D133]=&quot;e&quot;);[.C133]*[.B134];IF(AND([.D134]=&quot;e&quot;;[.D133]=&quot;z&quot;); [.C133]/[.B134];[.C133] ));2)" office:value-type="float" office:value="20647.31" calcext:value-type="float">
            <text:p>20647,31</text:p>
          </table:table-cell>
          <table:table-cell table:formula="of:=IF([.D133]=&quot;e&quot;;IF([.B134]&lt;[.B13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  <table:table-cell table:formula="of:=ROUND(IF(AND([.D135]=&quot;z&quot;; [.D134]=&quot;e&quot;);[.C134]*[.B135];IF(AND([.D135]=&quot;e&quot;;[.D134]=&quot;z&quot;); [.C134]/[.B135];[.C134] ));2)" office:value-type="float" office:value="4665.32" calcext:value-type="float">
            <text:p>4665,32</text:p>
          </table:table-cell>
          <table:table-cell table:formula="of:=IF([.D134]=&quot;e&quot;;IF([.B135]&lt;[.B13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  <table:table-cell table:formula="of:=ROUND(IF(AND([.D136]=&quot;z&quot;; [.D135]=&quot;e&quot;);[.C135]*[.B136];IF(AND([.D136]=&quot;e&quot;;[.D135]=&quot;z&quot;); [.C135]/[.B136];[.C135] ));2)" office:value-type="float" office:value="20573.13" calcext:value-type="float">
            <text:p>20573,13</text:p>
          </table:table-cell>
          <table:table-cell table:formula="of:=IF([.D135]=&quot;e&quot;;IF([.B136]&lt;[.B13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  <table:table-cell table:formula="of:=ROUND(IF(AND([.D137]=&quot;z&quot;; [.D136]=&quot;e&quot;);[.C136]*[.B137];IF(AND([.D137]=&quot;e&quot;;[.D136]=&quot;z&quot;); [.C136]/[.B137];[.C136] ));2)" office:value-type="float" office:value="4698.13" calcext:value-type="float">
            <text:p>4698,13</text:p>
          </table:table-cell>
          <table:table-cell table:formula="of:=IF([.D136]=&quot;e&quot;;IF([.B137]&lt;[.B13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  <table:table-cell table:formula="of:=ROUND(IF(AND([.D138]=&quot;z&quot;; [.D137]=&quot;e&quot;);[.C137]*[.B138];IF(AND([.D138]=&quot;e&quot;;[.D137]=&quot;z&quot;); [.C137]/[.B138];[.C137] ));2)" office:value-type="float" office:value="4698.13" calcext:value-type="float">
            <text:p>4698,13</text:p>
          </table:table-cell>
          <table:table-cell table:formula="of:=IF([.D137]=&quot;e&quot;;IF([.B138]&lt;[.B13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formula="of:=ROUND(IF(AND([.D139]=&quot;z&quot;; [.D138]=&quot;e&quot;);[.C138]*[.B139];IF(AND([.D139]=&quot;e&quot;;[.D138]=&quot;z&quot;); [.C138]/[.B139];[.C138] ));2)" office:value-type="float" office:value="20750.23" calcext:value-type="float">
            <text:p>20750,23</text:p>
          </table:table-cell>
          <table:table-cell table:formula="of:=IF([.D138]=&quot;e&quot;;IF([.B139]&lt;[.B13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  <table:table-cell table:formula="of:=ROUND(IF(AND([.D140]=&quot;z&quot;; [.D139]=&quot;e&quot;);[.C139]*[.B140];IF(AND([.D140]=&quot;e&quot;;[.D139]=&quot;z&quot;); [.C139]/[.B140];[.C139] ));2)" office:value-type="float" office:value="4639.2" calcext:value-type="float">
            <text:p>4639,2</text:p>
          </table:table-cell>
          <table:table-cell table:formula="of:=IF([.D139]=&quot;e&quot;;IF([.B140]&lt;[.B13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  <table:table-cell table:formula="of:=ROUND(IF(AND([.D141]=&quot;z&quot;; [.D140]=&quot;e&quot;);[.C140]*[.B141];IF(AND([.D141]=&quot;e&quot;;[.D140]=&quot;z&quot;); [.C140]/[.B141];[.C140] ));2)" office:value-type="float" office:value="20721.91" calcext:value-type="float">
            <text:p>20721,91</text:p>
          </table:table-cell>
          <table:table-cell table:formula="of:=IF([.D140]=&quot;e&quot;;IF([.B141]&lt;[.B14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  <table:table-cell table:formula="of:=ROUND(IF(AND([.D142]=&quot;z&quot;; [.D141]=&quot;e&quot;);[.C141]*[.B142];IF(AND([.D142]=&quot;e&quot;;[.D141]=&quot;z&quot;); [.C141]/[.B142];[.C141] ));2)" office:value-type="float" office:value="4648.36" calcext:value-type="float">
            <text:p>4648,36</text:p>
          </table:table-cell>
          <table:table-cell table:formula="of:=IF([.D141]=&quot;e&quot;;IF([.B142]&lt;[.B14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  <table:table-cell table:formula="of:=ROUND(IF(AND([.D143]=&quot;z&quot;; [.D142]=&quot;e&quot;);[.C142]*[.B143];IF(AND([.D143]=&quot;e&quot;;[.D142]=&quot;z&quot;); [.C142]/[.B143];[.C142] ));2)" office:value-type="float" office:value="4648.36" calcext:value-type="float">
            <text:p>4648,36</text:p>
          </table:table-cell>
          <table:table-cell table:formula="of:=IF([.D142]=&quot;e&quot;;IF([.B143]&lt;[.B14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  <table:table-cell table:formula="of:=ROUND(IF(AND([.D144]=&quot;z&quot;; [.D143]=&quot;e&quot;);[.C143]*[.B144];IF(AND([.D144]=&quot;e&quot;;[.D143]=&quot;z&quot;); [.C143]/[.B144];[.C143] ));2)" office:value-type="float" office:value="20717.74" calcext:value-type="float">
            <text:p>20717,74</text:p>
          </table:table-cell>
          <table:table-cell table:formula="of:=IF([.D143]=&quot;e&quot;;IF([.B144]&lt;[.B14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  <table:table-cell table:formula="of:=ROUND(IF(AND([.D145]=&quot;z&quot;; [.D144]=&quot;e&quot;);[.C144]*[.B145];IF(AND([.D145]=&quot;e&quot;;[.D144]=&quot;z&quot;); [.C144]/[.B145];[.C144] ));2)" office:value-type="float" office:value="4663.01" calcext:value-type="float">
            <text:p>4663,01</text:p>
          </table:table-cell>
          <table:table-cell table:formula="of:=IF([.D144]=&quot;e&quot;;IF([.B145]&lt;[.B14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  <table:table-cell table:formula="of:=ROUND(IF(AND([.D146]=&quot;z&quot;; [.D145]=&quot;e&quot;);[.C145]*[.B146];IF(AND([.D146]=&quot;e&quot;;[.D145]=&quot;z&quot;); [.C145]/[.B146];[.C145] ));2)" office:value-type="float" office:value="20641.75" calcext:value-type="float">
            <text:p>20641,75</text:p>
          </table:table-cell>
          <table:table-cell table:formula="of:=IF([.D145]=&quot;e&quot;;IF([.B146]&lt;[.B14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  <table:table-cell table:formula="of:=ROUND(IF(AND([.D147]=&quot;z&quot;; [.D146]=&quot;e&quot;);[.C146]*[.B147];IF(AND([.D147]=&quot;e&quot;;[.D146]=&quot;z&quot;); [.C146]/[.B147];[.C146] ));2)" office:value-type="float" office:value="4652.19" calcext:value-type="float">
            <text:p>4652,19</text:p>
          </table:table-cell>
          <table:table-cell table:formula="of:=IF([.D146]=&quot;e&quot;;IF([.B147]&lt;[.B14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  <table:table-cell table:formula="of:=ROUND(IF(AND([.D148]=&quot;z&quot;; [.D147]=&quot;e&quot;);[.C147]*[.B148];IF(AND([.D148]=&quot;e&quot;;[.D147]=&quot;z&quot;); [.C147]/[.B148];[.C147] ));2)" office:value-type="float" office:value="4652.19" calcext:value-type="float">
            <text:p>4652,19</text:p>
          </table:table-cell>
          <table:table-cell table:formula="of:=IF([.D147]=&quot;e&quot;;IF([.B148]&lt;[.B14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  <table:table-cell table:formula="of:=ROUND(IF(AND([.D149]=&quot;z&quot;; [.D148]=&quot;e&quot;);[.C148]*[.B149];IF(AND([.D149]=&quot;e&quot;;[.D148]=&quot;z&quot;); [.C148]/[.B149];[.C148] ));2)" office:value-type="float" office:value="20660.84" calcext:value-type="float">
            <text:p>20660,84</text:p>
          </table:table-cell>
          <table:table-cell table:formula="of:=IF([.D148]=&quot;e&quot;;IF([.B149]&lt;[.B14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  <table:table-cell table:formula="of:=ROUND(IF(AND([.D150]=&quot;z&quot;; [.D149]=&quot;e&quot;);[.C149]*[.B150];IF(AND([.D150]=&quot;e&quot;;[.D149]=&quot;z&quot;); [.C149]/[.B150];[.C149] ));2)" office:value-type="float" office:value="4656.7" calcext:value-type="float">
            <text:p>4656,7</text:p>
          </table:table-cell>
          <table:table-cell table:formula="of:=IF([.D149]=&quot;e&quot;;IF([.B150]&lt;[.B14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  <table:table-cell table:formula="of:=ROUND(IF(AND([.D151]=&quot;z&quot;; [.D150]=&quot;e&quot;);[.C150]*[.B151];IF(AND([.D151]=&quot;e&quot;;[.D150]=&quot;z&quot;); [.C150]/[.B151];[.C150] ));2)" office:value-type="float" office:value="4656.7" calcext:value-type="float">
            <text:p>4656,7</text:p>
          </table:table-cell>
          <table:table-cell table:formula="of:=IF([.D150]=&quot;e&quot;;IF([.B151]&lt;[.B15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  <table:table-cell table:formula="of:=ROUND(IF(AND([.D152]=&quot;z&quot;; [.D151]=&quot;e&quot;);[.C151]*[.B152];IF(AND([.D152]=&quot;e&quot;;[.D151]=&quot;z&quot;); [.C151]/[.B152];[.C151] ));2)" office:value-type="float" office:value="20735.82" calcext:value-type="float">
            <text:p>20735,82</text:p>
          </table:table-cell>
          <table:table-cell table:formula="of:=IF([.D151]=&quot;e&quot;;IF([.B152]&lt;[.B15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  <table:table-cell table:formula="of:=ROUND(IF(AND([.D153]=&quot;z&quot;; [.D152]=&quot;e&quot;);[.C152]*[.B153];IF(AND([.D153]=&quot;e&quot;;[.D152]=&quot;z&quot;); [.C152]/[.B153];[.C152] ));2)" office:value-type="float" office:value="4659.94" calcext:value-type="float">
            <text:p>4659,94</text:p>
          </table:table-cell>
          <table:table-cell table:formula="of:=IF([.D152]=&quot;e&quot;;IF([.B153]&lt;[.B15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  <table:table-cell table:formula="of:=ROUND(IF(AND([.D154]=&quot;z&quot;; [.D153]=&quot;e&quot;);[.C153]*[.B154];IF(AND([.D154]=&quot;e&quot;;[.D153]=&quot;z&quot;); [.C153]/[.B154];[.C153] ));2)" office:value-type="float" office:value="20691.07" calcext:value-type="float">
            <text:p>20691,07</text:p>
          </table:table-cell>
          <table:table-cell table:formula="of:=IF([.D153]=&quot;e&quot;;IF([.B154]&lt;[.B15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  <table:table-cell table:formula="of:=ROUND(IF(AND([.D155]=&quot;z&quot;; [.D154]=&quot;e&quot;);[.C154]*[.B155];IF(AND([.D155]=&quot;e&quot;;[.D154]=&quot;z&quot;); [.C154]/[.B155];[.C154] ));2)" office:value-type="float" office:value="4655.64" calcext:value-type="float">
            <text:p>4655,64</text:p>
          </table:table-cell>
          <table:table-cell table:formula="of:=IF([.D154]=&quot;e&quot;;IF([.B155]&lt;[.B15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  <table:table-cell table:formula="of:=ROUND(IF(AND([.D156]=&quot;z&quot;; [.D155]=&quot;e&quot;);[.C155]*[.B156];IF(AND([.D156]=&quot;e&quot;;[.D155]=&quot;z&quot;); [.C155]/[.B156];[.C155] ));2)" office:value-type="float" office:value="20669.64" calcext:value-type="float">
            <text:p>20669,64</text:p>
          </table:table-cell>
          <table:table-cell table:formula="of:=IF([.D155]=&quot;e&quot;;IF([.B156]&lt;[.B15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  <table:table-cell table:formula="of:=ROUND(IF(AND([.D157]=&quot;z&quot;; [.D156]=&quot;e&quot;);[.C156]*[.B157];IF(AND([.D157]=&quot;e&quot;;[.D156]=&quot;z&quot;); [.C156]/[.B157];[.C156] ));2)" office:value-type="float" office:value="4605.02" calcext:value-type="float">
            <text:p>4605,02</text:p>
          </table:table-cell>
          <table:table-cell table:formula="of:=IF([.D156]=&quot;e&quot;;IF([.B157]&lt;[.B15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  <table:table-cell table:formula="of:=ROUND(IF(AND([.D158]=&quot;z&quot;; [.D157]=&quot;e&quot;);[.C157]*[.B158];IF(AND([.D158]=&quot;e&quot;;[.D157]=&quot;z&quot;); [.C157]/[.B158];[.C157] ));2)" office:value-type="float" office:value="20605.16" calcext:value-type="float">
            <text:p>20605,16</text:p>
          </table:table-cell>
          <table:table-cell table:formula="of:=IF([.D157]=&quot;e&quot;;IF([.B158]&lt;[.B15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  <table:table-cell table:formula="of:=ROUND(IF(AND([.D159]=&quot;z&quot;; [.D158]=&quot;e&quot;);[.C158]*[.B159];IF(AND([.D159]=&quot;e&quot;;[.D158]=&quot;z&quot;); [.C158]/[.B159];[.C158] ));2)" office:value-type="float" office:value="4606.25" calcext:value-type="float">
            <text:p>4606,25</text:p>
          </table:table-cell>
          <table:table-cell table:formula="of:=IF([.D158]=&quot;e&quot;;IF([.B159]&lt;[.B15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  <table:table-cell table:formula="of:=ROUND(IF(AND([.D160]=&quot;z&quot;; [.D159]=&quot;e&quot;);[.C159]*[.B160];IF(AND([.D160]=&quot;e&quot;;[.D159]=&quot;z&quot;); [.C159]/[.B160];[.C159] ));2)" office:value-type="float" office:value="20506.1" calcext:value-type="float">
            <text:p>20506,1</text:p>
          </table:table-cell>
          <table:table-cell table:formula="of:=IF([.D159]=&quot;e&quot;;IF([.B160]&lt;[.B15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  <table:table-cell table:formula="of:=ROUND(IF(AND([.D161]=&quot;z&quot;; [.D160]=&quot;e&quot;);[.C160]*[.B161];IF(AND([.D161]=&quot;e&quot;;[.D160]=&quot;z&quot;); [.C160]/[.B161];[.C160] ));2)" office:value-type="float" office:value="4598.71" calcext:value-type="float">
            <text:p>4598,71</text:p>
          </table:table-cell>
          <table:table-cell table:formula="of:=IF([.D160]=&quot;e&quot;;IF([.B161]&lt;[.B16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  <table:table-cell table:formula="of:=ROUND(IF(AND([.D162]=&quot;z&quot;; [.D161]=&quot;e&quot;);[.C161]*[.B162];IF(AND([.D162]=&quot;e&quot;;[.D161]=&quot;z&quot;); [.C161]/[.B162];[.C161] ));2)" office:value-type="float" office:value="20322.16" calcext:value-type="float">
            <text:p>20322,16</text:p>
          </table:table-cell>
          <table:table-cell table:formula="of:=IF([.D161]=&quot;e&quot;;IF([.B162]&lt;[.B16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  <table:table-cell table:formula="of:=ROUND(IF(AND([.D163]=&quot;z&quot;; [.D162]=&quot;e&quot;);[.C162]*[.B163];IF(AND([.D163]=&quot;e&quot;;[.D162]=&quot;z&quot;); [.C162]/[.B163];[.C162] ));2)" office:value-type="float" office:value="4600.38" calcext:value-type="float">
            <text:p>4600,38</text:p>
          </table:table-cell>
          <table:table-cell table:formula="of:=IF([.D162]=&quot;e&quot;;IF([.B163]&lt;[.B16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  <table:table-cell table:formula="of:=ROUND(IF(AND([.D164]=&quot;z&quot;; [.D163]=&quot;e&quot;);[.C163]*[.B164];IF(AND([.D164]=&quot;e&quot;;[.D163]=&quot;z&quot;); [.C163]/[.B164];[.C163] ));2)" office:value-type="float" office:value="4600.38" calcext:value-type="float">
            <text:p>4600,38</text:p>
          </table:table-cell>
          <table:table-cell table:formula="of:=IF([.D163]=&quot;e&quot;;IF([.B164]&lt;[.B16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  <table:table-cell table:formula="of:=ROUND(IF(AND([.D165]=&quot;z&quot;; [.D164]=&quot;e&quot;);[.C164]*[.B165];IF(AND([.D165]=&quot;e&quot;;[.D164]=&quot;z&quot;); [.C164]/[.B165];[.C164] ));2)" office:value-type="float" office:value="20287.22" calcext:value-type="float">
            <text:p>20287,22</text:p>
          </table:table-cell>
          <table:table-cell table:formula="of:=IF([.D164]=&quot;e&quot;;IF([.B165]&lt;[.B16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  <table:table-cell table:formula="of:=ROUND(IF(AND([.D166]=&quot;z&quot;; [.D165]=&quot;e&quot;);[.C165]*[.B166];IF(AND([.D166]=&quot;e&quot;;[.D165]=&quot;z&quot;); [.C165]/[.B166];[.C165] ));2)" office:value-type="float" office:value="4635.49" calcext:value-type="float">
            <text:p>4635,49</text:p>
          </table:table-cell>
          <table:table-cell table:formula="of:=IF([.D165]=&quot;e&quot;;IF([.B166]&lt;[.B16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  <table:table-cell table:formula="of:=ROUND(IF(AND([.D167]=&quot;z&quot;; [.D166]=&quot;e&quot;);[.C166]*[.B167];IF(AND([.D167]=&quot;e&quot;;[.D166]=&quot;z&quot;); [.C166]/[.B167];[.C166] ));2)" office:value-type="float" office:value="4635.49" calcext:value-type="float">
            <text:p>4635,49</text:p>
          </table:table-cell>
          <table:table-cell table:formula="of:=IF([.D166]=&quot;e&quot;;IF([.B167]&lt;[.B16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  <table:table-cell table:formula="of:=ROUND(IF(AND([.D168]=&quot;z&quot;; [.D167]=&quot;e&quot;);[.C167]*[.B168];IF(AND([.D168]=&quot;e&quot;;[.D167]=&quot;z&quot;); [.C167]/[.B168];[.C167] ));2)" office:value-type="float" office:value="20174.12" calcext:value-type="float">
            <text:p>20174,12</text:p>
          </table:table-cell>
          <table:table-cell table:formula="of:=IF([.D167]=&quot;e&quot;;IF([.B168]&lt;[.B16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  <table:table-cell table:formula="of:=ROUND(IF(AND([.D169]=&quot;z&quot;; [.D168]=&quot;e&quot;);[.C168]*[.B169];IF(AND([.D169]=&quot;e&quot;;[.D168]=&quot;z&quot;); [.C168]/[.B169];[.C168] ));2)" office:value-type="float" office:value="4607.44" calcext:value-type="float">
            <text:p>4607,44</text:p>
          </table:table-cell>
          <table:table-cell table:formula="of:=IF([.D168]=&quot;e&quot;;IF([.B169]&lt;[.B16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formula="of:=ROUND(IF(AND([.D170]=&quot;z&quot;; [.D169]=&quot;e&quot;);[.C169]*[.B170];IF(AND([.D170]=&quot;e&quot;;[.D169]=&quot;z&quot;); [.C169]/[.B170];[.C169] ));2)" office:value-type="float" office:value="20101.34" calcext:value-type="float">
            <text:p>20101,34</text:p>
          </table:table-cell>
          <table:table-cell table:formula="of:=IF([.D169]=&quot;e&quot;;IF([.B170]&lt;[.B16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  <table:table-cell table:formula="of:=ROUND(IF(AND([.D171]=&quot;z&quot;; [.D170]=&quot;e&quot;);[.C170]*[.B171];IF(AND([.D171]=&quot;e&quot;;[.D170]=&quot;z&quot;); [.C170]/[.B171];[.C170] ));2)" office:value-type="float" office:value="4588.3" calcext:value-type="float">
            <text:p>4588,3</text:p>
          </table:table-cell>
          <table:table-cell table:formula="of:=IF([.D170]=&quot;e&quot;;IF([.B171]&lt;[.B17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  <table:table-cell table:formula="of:=ROUND(IF(AND([.D172]=&quot;z&quot;; [.D171]=&quot;e&quot;);[.C171]*[.B172];IF(AND([.D172]=&quot;e&quot;;[.D171]=&quot;z&quot;); [.C171]/[.B172];[.C171] ));2)" office:value-type="float" office:value="20055.46" calcext:value-type="float">
            <text:p>20055,46</text:p>
          </table:table-cell>
          <table:table-cell table:formula="of:=IF([.D171]=&quot;e&quot;;IF([.B172]&lt;[.B17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  <table:table-cell table:formula="of:=ROUND(IF(AND([.D173]=&quot;z&quot;; [.D172]=&quot;e&quot;);[.C172]*[.B173];IF(AND([.D173]=&quot;e&quot;;[.D172]=&quot;z&quot;); [.C172]/[.B173];[.C172] ));2)" office:value-type="float" office:value="4596.71" calcext:value-type="float">
            <text:p>4596,71</text:p>
          </table:table-cell>
          <table:table-cell table:formula="of:=IF([.D172]=&quot;e&quot;;IF([.B173]&lt;[.B17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  <table:table-cell table:formula="of:=ROUND(IF(AND([.D174]=&quot;z&quot;; [.D173]=&quot;e&quot;);[.C173]*[.B174];IF(AND([.D174]=&quot;e&quot;;[.D173]=&quot;z&quot;); [.C173]/[.B174];[.C173] ));2)" office:value-type="float" office:value="4596.71" calcext:value-type="float">
            <text:p>4596,71</text:p>
          </table:table-cell>
          <table:table-cell table:formula="of:=IF([.D173]=&quot;e&quot;;IF([.B174]&lt;[.B17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  <table:table-cell table:formula="of:=ROUND(IF(AND([.D175]=&quot;z&quot;; [.D174]=&quot;e&quot;);[.C174]*[.B175];IF(AND([.D175]=&quot;e&quot;;[.D174]=&quot;z&quot;); [.C174]/[.B175];[.C174] ));2)" office:value-type="float" office:value="4596.71" calcext:value-type="float">
            <text:p>4596,71</text:p>
          </table:table-cell>
          <table:table-cell table:formula="of:=IF([.D174]=&quot;e&quot;;IF([.B175]&lt;[.B17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  <table:table-cell table:formula="of:=ROUND(IF(AND([.D176]=&quot;z&quot;; [.D175]=&quot;e&quot;);[.C175]*[.B176];IF(AND([.D176]=&quot;e&quot;;[.D175]=&quot;z&quot;); [.C175]/[.B176];[.C175] ));2)" office:value-type="float" office:value="4596.71" calcext:value-type="float">
            <text:p>4596,71</text:p>
          </table:table-cell>
          <table:table-cell table:formula="of:=IF([.D175]=&quot;e&quot;;IF([.B176]&lt;[.B17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  <table:table-cell table:formula="of:=ROUND(IF(AND([.D177]=&quot;z&quot;; [.D176]=&quot;e&quot;);[.C176]*[.B177];IF(AND([.D177]=&quot;e&quot;;[.D176]=&quot;z&quot;); [.C176]/[.B177];[.C176] ));2)" office:value-type="float" office:value="4596.71" calcext:value-type="float">
            <text:p>4596,71</text:p>
          </table:table-cell>
          <table:table-cell table:formula="of:=IF([.D176]=&quot;e&quot;;IF([.B177]&lt;[.B17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  <table:table-cell table:formula="of:=ROUND(IF(AND([.D178]=&quot;z&quot;; [.D177]=&quot;e&quot;);[.C177]*[.B178];IF(AND([.D178]=&quot;e&quot;;[.D177]=&quot;z&quot;); [.C177]/[.B178];[.C177] ));2)" office:value-type="float" office:value="20088.08" calcext:value-type="float">
            <text:p>20088,08</text:p>
          </table:table-cell>
          <table:table-cell table:formula="of:=IF([.D177]=&quot;e&quot;;IF([.B178]&lt;[.B17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  <table:table-cell table:formula="of:=ROUND(IF(AND([.D179]=&quot;z&quot;; [.D178]=&quot;e&quot;);[.C178]*[.B179];IF(AND([.D179]=&quot;e&quot;;[.D178]=&quot;z&quot;); [.C178]/[.B179];[.C178] ));2)" office:value-type="float" office:value="4599.34" calcext:value-type="float">
            <text:p>4599,34</text:p>
          </table:table-cell>
          <table:table-cell table:formula="of:=IF([.D178]=&quot;e&quot;;IF([.B179]&lt;[.B17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  <table:table-cell table:formula="of:=ROUND(IF(AND([.D180]=&quot;z&quot;; [.D179]=&quot;e&quot;);[.C179]*[.B180];IF(AND([.D180]=&quot;e&quot;;[.D179]=&quot;z&quot;); [.C179]/[.B180];[.C179] ));2)" office:value-type="float" office:value="4599.34" calcext:value-type="float">
            <text:p>4599,34</text:p>
          </table:table-cell>
          <table:table-cell table:formula="of:=IF([.D179]=&quot;e&quot;;IF([.B180]&lt;[.B17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  <table:table-cell table:formula="of:=ROUND(IF(AND([.D181]=&quot;z&quot;; [.D180]=&quot;e&quot;);[.C180]*[.B181];IF(AND([.D181]=&quot;e&quot;;[.D180]=&quot;z&quot;); [.C180]/[.B181];[.C180] ));2)" office:value-type="float" office:value="20020.93" calcext:value-type="float">
            <text:p>20020,93</text:p>
          </table:table-cell>
          <table:table-cell table:formula="of:=IF([.D180]=&quot;e&quot;;IF([.B181]&lt;[.B18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  <table:table-cell table:formula="of:=ROUND(IF(AND([.D182]=&quot;z&quot;; [.D181]=&quot;e&quot;);[.C181]*[.B182];IF(AND([.D182]=&quot;e&quot;;[.D181]=&quot;z&quot;); [.C181]/[.B182];[.C181] ));2)" office:value-type="float" office:value="4583.13" calcext:value-type="float">
            <text:p>4583,13</text:p>
          </table:table-cell>
          <table:table-cell table:formula="of:=IF([.D181]=&quot;e&quot;;IF([.B182]&lt;[.B18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  <table:table-cell table:formula="of:=ROUND(IF(AND([.D183]=&quot;z&quot;; [.D182]=&quot;e&quot;);[.C182]*[.B183];IF(AND([.D183]=&quot;e&quot;;[.D182]=&quot;z&quot;); [.C182]/[.B183];[.C182] ));2)" office:value-type="float" office:value="20002.15" calcext:value-type="float">
            <text:p>20002,15</text:p>
          </table:table-cell>
          <table:table-cell table:formula="of:=IF([.D182]=&quot;e&quot;;IF([.B183]&lt;[.B18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  <table:table-cell table:formula="of:=ROUND(IF(AND([.D184]=&quot;z&quot;; [.D183]=&quot;e&quot;);[.C183]*[.B184];IF(AND([.D184]=&quot;e&quot;;[.D183]=&quot;z&quot;); [.C183]/[.B184];[.C183] ));2)" office:value-type="float" office:value="4582.92" calcext:value-type="float">
            <text:p>4582,92</text:p>
          </table:table-cell>
          <table:table-cell table:formula="of:=IF([.D183]=&quot;e&quot;;IF([.B184]&lt;[.B18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  <table:table-cell table:formula="of:=ROUND(IF(AND([.D185]=&quot;z&quot;; [.D184]=&quot;e&quot;);[.C184]*[.B185];IF(AND([.D185]=&quot;e&quot;;[.D184]=&quot;z&quot;); [.C184]/[.B185];[.C184] ));2)" office:value-type="float" office:value="19987.95" calcext:value-type="float">
            <text:p>19987,95</text:p>
          </table:table-cell>
          <table:table-cell table:formula="of:=IF([.D184]=&quot;e&quot;;IF([.B185]&lt;[.B18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  <table:table-cell table:formula="of:=ROUND(IF(AND([.D186]=&quot;z&quot;; [.D185]=&quot;e&quot;);[.C185]*[.B186];IF(AND([.D186]=&quot;e&quot;;[.D185]=&quot;z&quot;); [.C185]/[.B186];[.C185] ));2)" office:value-type="float" office:value="4593.87" calcext:value-type="float">
            <text:p>4593,87</text:p>
          </table:table-cell>
          <table:table-cell table:formula="of:=IF([.D185]=&quot;e&quot;;IF([.B186]&lt;[.B18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  <table:table-cell table:formula="of:=ROUND(IF(AND([.D187]=&quot;z&quot;; [.D186]=&quot;e&quot;);[.C186]*[.B187];IF(AND([.D187]=&quot;e&quot;;[.D186]=&quot;z&quot;); [.C186]/[.B187];[.C186] ));2)" office:value-type="float" office:value="4593.87" calcext:value-type="float">
            <text:p>4593,87</text:p>
          </table:table-cell>
          <table:table-cell table:formula="of:=IF([.D186]=&quot;e&quot;;IF([.B187]&lt;[.B18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  <table:table-cell table:formula="of:=ROUND(IF(AND([.D188]=&quot;z&quot;; [.D187]=&quot;e&quot;);[.C187]*[.B188];IF(AND([.D188]=&quot;e&quot;;[.D187]=&quot;z&quot;); [.C187]/[.B188];[.C187] ));2)" office:value-type="float" office:value="4593.87" calcext:value-type="float">
            <text:p>4593,87</text:p>
          </table:table-cell>
          <table:table-cell table:formula="of:=IF([.D187]=&quot;e&quot;;IF([.B188]&lt;[.B18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  <table:table-cell table:formula="of:=ROUND(IF(AND([.D189]=&quot;z&quot;; [.D188]=&quot;e&quot;);[.C188]*[.B189];IF(AND([.D189]=&quot;e&quot;;[.D188]=&quot;z&quot;); [.C188]/[.B189];[.C188] ));2)" office:value-type="float" office:value="19987.01" calcext:value-type="float">
            <text:p>19987,01</text:p>
          </table:table-cell>
          <table:table-cell table:formula="of:=IF([.D188]=&quot;e&quot;;IF([.B189]&lt;[.B18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  <table:table-cell table:formula="of:=ROUND(IF(AND([.D190]=&quot;z&quot;; [.D189]=&quot;e&quot;);[.C189]*[.B190];IF(AND([.D190]=&quot;e&quot;;[.D189]=&quot;z&quot;); [.C189]/[.B190];[.C189] ));2)" office:value-type="float" office:value="4582.39" calcext:value-type="float">
            <text:p>4582,39</text:p>
          </table:table-cell>
          <table:table-cell table:formula="of:=IF([.D189]=&quot;e&quot;;IF([.B190]&lt;[.B18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  <table:table-cell table:formula="of:=ROUND(IF(AND([.D191]=&quot;z&quot;; [.D190]=&quot;e&quot;);[.C190]*[.B191];IF(AND([.D191]=&quot;e&quot;;[.D190]=&quot;z&quot;); [.C190]/[.B191];[.C190] ));2)" office:value-type="float" office:value="4582.39" calcext:value-type="float">
            <text:p>4582,39</text:p>
          </table:table-cell>
          <table:table-cell table:formula="of:=IF([.D190]=&quot;e&quot;;IF([.B191]&lt;[.B19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  <table:table-cell table:formula="of:=ROUND(IF(AND([.D192]=&quot;z&quot;; [.D191]=&quot;e&quot;);[.C191]*[.B192];IF(AND([.D192]=&quot;e&quot;;[.D191]=&quot;z&quot;); [.C191]/[.B192];[.C191] ));2)" office:value-type="float" office:value="4582.39" calcext:value-type="float">
            <text:p>4582,39</text:p>
          </table:table-cell>
          <table:table-cell table:formula="of:=IF([.D191]=&quot;e&quot;;IF([.B192]&lt;[.B19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  <table:table-cell table:formula="of:=ROUND(IF(AND([.D193]=&quot;z&quot;; [.D192]=&quot;e&quot;);[.C192]*[.B193];IF(AND([.D193]=&quot;e&quot;;[.D192]=&quot;z&quot;); [.C192]/[.B193];[.C192] ));2)" office:value-type="float" office:value="4582.39" calcext:value-type="float">
            <text:p>4582,39</text:p>
          </table:table-cell>
          <table:table-cell table:formula="of:=IF([.D192]=&quot;e&quot;;IF([.B193]&lt;[.B19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  <table:table-cell table:formula="of:=ROUND(IF(AND([.D194]=&quot;z&quot;; [.D193]=&quot;e&quot;);[.C193]*[.B194];IF(AND([.D194]=&quot;e&quot;;[.D193]=&quot;z&quot;); [.C193]/[.B194];[.C193] ));2)" office:value-type="float" office:value="20289.91" calcext:value-type="float">
            <text:p>20289,91</text:p>
          </table:table-cell>
          <table:table-cell table:formula="of:=IF([.D193]=&quot;e&quot;;IF([.B194]&lt;[.B19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  <table:table-cell table:formula="of:=ROUND(IF(AND([.D195]=&quot;z&quot;; [.D194]=&quot;e&quot;);[.C194]*[.B195];IF(AND([.D195]=&quot;e&quot;;[.D194]=&quot;z&quot;); [.C194]/[.B195];[.C194] ));2)" office:value-type="float" office:value="4570.62" calcext:value-type="float">
            <text:p>4570,62</text:p>
          </table:table-cell>
          <table:table-cell table:formula="of:=IF([.D194]=&quot;e&quot;;IF([.B195]&lt;[.B19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  <table:table-cell table:formula="of:=ROUND(IF(AND([.D196]=&quot;z&quot;; [.D195]=&quot;e&quot;);[.C195]*[.B196];IF(AND([.D196]=&quot;e&quot;;[.D195]=&quot;z&quot;); [.C195]/[.B196];[.C195] ));2)" office:value-type="float" office:value="20263.39" calcext:value-type="float">
            <text:p>20263,39</text:p>
          </table:table-cell>
          <table:table-cell table:formula="of:=IF([.D195]=&quot;e&quot;;IF([.B196]&lt;[.B19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  <table:table-cell table:formula="of:=ROUND(IF(AND([.D197]=&quot;z&quot;; [.D196]=&quot;e&quot;);[.C196]*[.B197];IF(AND([.D197]=&quot;e&quot;;[.D196]=&quot;z&quot;); [.C196]/[.B197];[.C196] ));2)" office:value-type="float" office:value="4568.25" calcext:value-type="float">
            <text:p>4568,25</text:p>
          </table:table-cell>
          <table:table-cell table:formula="of:=IF([.D196]=&quot;e&quot;;IF([.B197]&lt;[.B19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  <table:table-cell table:formula="of:=ROUND(IF(AND([.D198]=&quot;z&quot;; [.D197]=&quot;e&quot;);[.C197]*[.B198];IF(AND([.D198]=&quot;e&quot;;[.D197]=&quot;z&quot;); [.C197]/[.B198];[.C197] ));2)" office:value-type="float" office:value="4568.25" calcext:value-type="float">
            <text:p>4568,25</text:p>
          </table:table-cell>
          <table:table-cell table:formula="of:=IF([.D197]=&quot;e&quot;;IF([.B198]&lt;[.B19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  <table:table-cell table:formula="of:=ROUND(IF(AND([.D199]=&quot;z&quot;; [.D198]=&quot;e&quot;);[.C198]*[.B199];IF(AND([.D199]=&quot;e&quot;;[.D198]=&quot;z&quot;); [.C198]/[.B199];[.C198] ));2)" office:value-type="float" office:value="4568.25" calcext:value-type="float">
            <text:p>4568,25</text:p>
          </table:table-cell>
          <table:table-cell table:formula="of:=IF([.D198]=&quot;e&quot;;IF([.B199]&lt;[.B19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formula="of:=ROUND(IF(AND([.D200]=&quot;z&quot;; [.D199]=&quot;e&quot;);[.C199]*[.B200];IF(AND([.D200]=&quot;e&quot;;[.D199]=&quot;z&quot;); [.C199]/[.B200];[.C199] ));2)" office:value-type="float" office:value="4568.25" calcext:value-type="float">
            <text:p>4568,25</text:p>
          </table:table-cell>
          <table:table-cell table:formula="of:=IF([.D199]=&quot;e&quot;;IF([.B200]&lt;[.B19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  <table:table-cell table:formula="of:=ROUND(IF(AND([.D201]=&quot;z&quot;; [.D200]=&quot;e&quot;);[.C200]*[.B201];IF(AND([.D201]=&quot;e&quot;;[.D200]=&quot;z&quot;); [.C200]/[.B201];[.C200] ));2)" office:value-type="float" office:value="4568.25" calcext:value-type="float">
            <text:p>4568,25</text:p>
          </table:table-cell>
          <table:table-cell table:formula="of:=IF([.D200]=&quot;e&quot;;IF([.B201]&lt;[.B20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  <table:table-cell table:formula="of:=ROUND(IF(AND([.D202]=&quot;z&quot;; [.D201]=&quot;e&quot;);[.C201]*[.B202];IF(AND([.D202]=&quot;e&quot;;[.D201]=&quot;z&quot;); [.C201]/[.B202];[.C201] ));2)" office:value-type="float" office:value="20554.84" calcext:value-type="float">
            <text:p>20554,84</text:p>
          </table:table-cell>
          <table:table-cell table:formula="of:=IF([.D201]=&quot;e&quot;;IF([.B202]&lt;[.B20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  <table:table-cell table:formula="of:=ROUND(IF(AND([.D203]=&quot;z&quot;; [.D202]=&quot;e&quot;);[.C202]*[.B203];IF(AND([.D203]=&quot;e&quot;;[.D202]=&quot;z&quot;); [.C202]/[.B203];[.C202] ));2)" office:value-type="float" office:value="4549.54" calcext:value-type="float">
            <text:p>4549,54</text:p>
          </table:table-cell>
          <table:table-cell table:formula="of:=IF([.D202]=&quot;e&quot;;IF([.B203]&lt;[.B20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  <table:table-cell table:formula="of:=ROUND(IF(AND([.D204]=&quot;z&quot;; [.D203]=&quot;e&quot;);[.C203]*[.B204];IF(AND([.D204]=&quot;e&quot;;[.D203]=&quot;z&quot;); [.C203]/[.B204];[.C203] ));2)" office:value-type="float" office:value="20462.01" calcext:value-type="float">
            <text:p>20462,01</text:p>
          </table:table-cell>
          <table:table-cell table:formula="of:=IF([.D203]=&quot;e&quot;;IF([.B204]&lt;[.B20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  <table:table-cell table:formula="of:=ROUND(IF(AND([.D205]=&quot;z&quot;; [.D204]=&quot;e&quot;);[.C204]*[.B205];IF(AND([.D205]=&quot;e&quot;;[.D204]=&quot;z&quot;); [.C204]/[.B205];[.C204] ));2)" office:value-type="float" office:value="4555.41" calcext:value-type="float">
            <text:p>4555,41</text:p>
          </table:table-cell>
          <table:table-cell table:formula="of:=IF([.D204]=&quot;e&quot;;IF([.B205]&lt;[.B20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  <table:table-cell table:formula="of:=ROUND(IF(AND([.D206]=&quot;z&quot;; [.D205]=&quot;e&quot;);[.C205]*[.B206];IF(AND([.D206]=&quot;e&quot;;[.D205]=&quot;z&quot;); [.C205]/[.B206];[.C205] ));2)" office:value-type="float" office:value="4555.41" calcext:value-type="float">
            <text:p>4555,41</text:p>
          </table:table-cell>
          <table:table-cell table:formula="of:=IF([.D205]=&quot;e&quot;;IF([.B206]&lt;[.B20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  <table:table-cell table:formula="of:=ROUND(IF(AND([.D207]=&quot;z&quot;; [.D206]=&quot;e&quot;);[.C206]*[.B207];IF(AND([.D207]=&quot;e&quot;;[.D206]=&quot;z&quot;); [.C206]/[.B207];[.C206] ));2)" office:value-type="float" office:value="4555.41" calcext:value-type="float">
            <text:p>4555,41</text:p>
          </table:table-cell>
          <table:table-cell table:formula="of:=IF([.D206]=&quot;e&quot;;IF([.B207]&lt;[.B20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  <table:table-cell table:formula="of:=ROUND(IF(AND([.D208]=&quot;z&quot;; [.D207]=&quot;e&quot;);[.C207]*[.B208];IF(AND([.D208]=&quot;e&quot;;[.D207]=&quot;z&quot;); [.C207]/[.B208];[.C207] ));2)" office:value-type="float" office:value="4555.41" calcext:value-type="float">
            <text:p>4555,41</text:p>
          </table:table-cell>
          <table:table-cell table:formula="of:=IF([.D207]=&quot;e&quot;;IF([.B208]&lt;[.B20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  <table:table-cell table:formula="of:=ROUND(IF(AND([.D209]=&quot;z&quot;; [.D208]=&quot;e&quot;);[.C208]*[.B209];IF(AND([.D209]=&quot;e&quot;;[.D208]=&quot;z&quot;); [.C208]/[.B209];[.C208] ));2)" office:value-type="float" office:value="4555.41" calcext:value-type="float">
            <text:p>4555,41</text:p>
          </table:table-cell>
          <table:table-cell table:formula="of:=IF([.D208]=&quot;e&quot;;IF([.B209]&lt;[.B20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  <table:table-cell table:formula="of:=ROUND(IF(AND([.D210]=&quot;z&quot;; [.D209]=&quot;e&quot;);[.C209]*[.B210];IF(AND([.D210]=&quot;e&quot;;[.D209]=&quot;z&quot;); [.C209]/[.B210];[.C209] ));2)" office:value-type="float" office:value="20811.39" calcext:value-type="float">
            <text:p>20811,39</text:p>
          </table:table-cell>
          <table:table-cell table:formula="of:=IF([.D209]=&quot;e&quot;;IF([.B210]&lt;[.B20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  <table:table-cell table:formula="of:=ROUND(IF(AND([.D211]=&quot;z&quot;; [.D210]=&quot;e&quot;);[.C210]*[.B211];IF(AND([.D211]=&quot;e&quot;;[.D210]=&quot;z&quot;); [.C210]/[.B211];[.C210] ));2)" office:value-type="float" office:value="4550.63" calcext:value-type="float">
            <text:p>4550,63</text:p>
          </table:table-cell>
          <table:table-cell table:formula="of:=IF([.D210]=&quot;e&quot;;IF([.B211]&lt;[.B210];&quot;z&quot;;&quot;e&quot;);&quot;e&quot;)" office:value-type="string" office:string-value="e" calcext:value-type="string">
            <text:p>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  <table:table-cell table:formula="of:=ROUND(IF(AND([.D212]=&quot;z&quot;; [.D211]=&quot;e&quot;);[.C211]*[.B212];IF(AND([.D212]=&quot;e&quot;;[.D211]=&quot;z&quot;); [.C211]/[.B212];[.C211] ));2)" office:value-type="float" office:value="20690.35" calcext:value-type="float">
            <text:p>20690,35</text:p>
          </table:table-cell>
          <table:table-cell table:formula="of:=IF([.D211]=&quot;e&quot;;IF([.B212]&lt;[.B211];&quot;z&quot;;&quot;e&quot;);&quot;e&quot;)" office:value-type="string" office:string-value="z" calcext:value-type="string">
            <text:p>z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  <table:table-cell table:formula="of:=ROUND(IF(AND([.D213]=&quot;z&quot;; [.D212]=&quot;e&quot;);[.C212]*[.B213];IF(AND([.D213]=&quot;e&quot;;[.D212]=&quot;z&quot;); [.C212]/[.B213];[.C212] ));2)" office:value-type="float" office:value="4560.16" calcext:value-type="float">
            <text:p>4560,16</text:p>
          </table:table-cell>
          <table:table-cell table:formula="of:=IF([.D212]=&quot;e&quot;;IF([.B213]&lt;[.B212];&quot;z&quot;;&quot;e&quot;);&quot;e&quot;)" office:value-type="string" office:string-value="e" calcext:value-type="string">
            <text:p>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  <table:table-cell table:formula="of:=ROUND(IF(AND([.D214]=&quot;z&quot;; [.D213]=&quot;e&quot;);[.C213]*[.B214];IF(AND([.D214]=&quot;e&quot;;[.D213]=&quot;z&quot;); [.C213]/[.B214];[.C213] ));2)" office:value-type="float" office:value="4560.16" calcext:value-type="float">
            <text:p>4560,16</text:p>
          </table:table-cell>
          <table:table-cell table:formula="of:=IF([.D213]=&quot;e&quot;;IF([.B214]&lt;[.B213];&quot;z&quot;;&quot;e&quot;);&quot;e&quot;)" office:value-type="string" office:string-value="e" calcext:value-type="string">
            <text:p>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  <table:table-cell table:formula="of:=ROUND(IF(AND([.D215]=&quot;z&quot;; [.D214]=&quot;e&quot;);[.C214]*[.B215];IF(AND([.D215]=&quot;e&quot;;[.D214]=&quot;z&quot;); [.C214]/[.B215];[.C214] ));2)" office:value-type="float" office:value="20759.22" calcext:value-type="float">
            <text:p>20759,22</text:p>
          </table:table-cell>
          <table:table-cell table:formula="of:=IF([.D214]=&quot;e&quot;;IF([.B215]&lt;[.B21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  <table:table-cell table:formula="of:=ROUND(IF(AND([.D216]=&quot;z&quot;; [.D215]=&quot;e&quot;);[.C215]*[.B216];IF(AND([.D216]=&quot;e&quot;;[.D215]=&quot;z&quot;); [.C215]/[.B216];[.C215] ));2)" office:value-type="float" office:value="4602.11" calcext:value-type="float">
            <text:p>4602,11</text:p>
          </table:table-cell>
          <table:table-cell table:formula="of:=IF([.D215]=&quot;e&quot;;IF([.B216]&lt;[.B21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  <table:table-cell table:formula="of:=ROUND(IF(AND([.D217]=&quot;z&quot;; [.D216]=&quot;e&quot;);[.C216]*[.B217];IF(AND([.D217]=&quot;e&quot;;[.D216]=&quot;z&quot;); [.C216]/[.B217];[.C216] ));2)" office:value-type="float" office:value="4602.11" calcext:value-type="float">
            <text:p>4602,11</text:p>
          </table:table-cell>
          <table:table-cell table:formula="of:=IF([.D216]=&quot;e&quot;;IF([.B217]&lt;[.B21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  <table:table-cell table:formula="of:=ROUND(IF(AND([.D218]=&quot;z&quot;; [.D217]=&quot;e&quot;);[.C217]*[.B218];IF(AND([.D218]=&quot;e&quot;;[.D217]=&quot;z&quot;); [.C217]/[.B218];[.C217] ));2)" office:value-type="float" office:value="20748.15" calcext:value-type="float">
            <text:p>20748,15</text:p>
          </table:table-cell>
          <table:table-cell table:formula="of:=IF([.D217]=&quot;e&quot;;IF([.B218]&lt;[.B21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  <table:table-cell table:formula="of:=ROUND(IF(AND([.D219]=&quot;z&quot;; [.D218]=&quot;e&quot;);[.C218]*[.B219];IF(AND([.D219]=&quot;e&quot;;[.D218]=&quot;z&quot;); [.C218]/[.B219];[.C218] ));2)" office:value-type="float" office:value="4584.42" calcext:value-type="float">
            <text:p>4584,42</text:p>
          </table:table-cell>
          <table:table-cell table:formula="of:=IF([.D218]=&quot;e&quot;;IF([.B219]&lt;[.B21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  <table:table-cell table:formula="of:=ROUND(IF(AND([.D220]=&quot;z&quot;; [.D219]=&quot;e&quot;);[.C219]*[.B220];IF(AND([.D220]=&quot;e&quot;;[.D219]=&quot;z&quot;); [.C219]/[.B220];[.C219] ));2)" office:value-type="float" office:value="4584.42" calcext:value-type="float">
            <text:p>4584,42</text:p>
          </table:table-cell>
          <table:table-cell table:formula="of:=IF([.D219]=&quot;e&quot;;IF([.B220]&lt;[.B21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  <table:table-cell table:formula="of:=ROUND(IF(AND([.D221]=&quot;z&quot;; [.D220]=&quot;e&quot;);[.C220]*[.B221];IF(AND([.D221]=&quot;e&quot;;[.D220]=&quot;z&quot;); [.C220]/[.B221];[.C220] ));2)" office:value-type="float" office:value="4584.42" calcext:value-type="float">
            <text:p>4584,42</text:p>
          </table:table-cell>
          <table:table-cell table:formula="of:=IF([.D220]=&quot;e&quot;;IF([.B221]&lt;[.B22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  <table:table-cell table:formula="of:=ROUND(IF(AND([.D222]=&quot;z&quot;; [.D221]=&quot;e&quot;);[.C221]*[.B222];IF(AND([.D222]=&quot;e&quot;;[.D221]=&quot;z&quot;); [.C221]/[.B222];[.C221] ));2)" office:value-type="float" office:value="21097.96" calcext:value-type="float">
            <text:p>21097,96</text:p>
          </table:table-cell>
          <table:table-cell table:formula="of:=IF([.D221]=&quot;e&quot;;IF([.B222]&lt;[.B22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  <table:table-cell table:formula="of:=ROUND(IF(AND([.D223]=&quot;z&quot;; [.D222]=&quot;e&quot;);[.C222]*[.B223];IF(AND([.D223]=&quot;e&quot;;[.D222]=&quot;z&quot;); [.C222]/[.B223];[.C222] ));2)" office:value-type="float" office:value="4571.01" calcext:value-type="float">
            <text:p>4571,01</text:p>
          </table:table-cell>
          <table:table-cell table:formula="of:=IF([.D222]=&quot;e&quot;;IF([.B223]&lt;[.B22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  <table:table-cell table:formula="of:=ROUND(IF(AND([.D224]=&quot;z&quot;; [.D223]=&quot;e&quot;);[.C223]*[.B224];IF(AND([.D224]=&quot;e&quot;;[.D223]=&quot;z&quot;); [.C223]/[.B224];[.C223] ));2)" office:value-type="float" office:value="20986.88" calcext:value-type="float">
            <text:p>20986,88</text:p>
          </table:table-cell>
          <table:table-cell table:formula="of:=IF([.D223]=&quot;e&quot;;IF([.B224]&lt;[.B22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  <table:table-cell table:formula="of:=ROUND(IF(AND([.D225]=&quot;z&quot;; [.D224]=&quot;e&quot;);[.C224]*[.B225];IF(AND([.D225]=&quot;e&quot;;[.D224]=&quot;z&quot;); [.C224]/[.B225];[.C224] ));2)" office:value-type="float" office:value="4549.8" calcext:value-type="float">
            <text:p>4549,8</text:p>
          </table:table-cell>
          <table:table-cell table:formula="of:=IF([.D224]=&quot;e&quot;;IF([.B225]&lt;[.B22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  <table:table-cell table:formula="of:=ROUND(IF(AND([.D226]=&quot;z&quot;; [.D225]=&quot;e&quot;);[.C225]*[.B226];IF(AND([.D226]=&quot;e&quot;;[.D225]=&quot;z&quot;); [.C225]/[.B226];[.C225] ));2)" office:value-type="float" office:value="4549.8" calcext:value-type="float">
            <text:p>4549,8</text:p>
          </table:table-cell>
          <table:table-cell table:formula="of:=IF([.D225]=&quot;e&quot;;IF([.B226]&lt;[.B22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  <table:table-cell table:formula="of:=ROUND(IF(AND([.D227]=&quot;z&quot;; [.D226]=&quot;e&quot;);[.C226]*[.B227];IF(AND([.D227]=&quot;e&quot;;[.D226]=&quot;z&quot;); [.C226]/[.B227];[.C226] ));2)" office:value-type="float" office:value="4549.8" calcext:value-type="float">
            <text:p>4549,8</text:p>
          </table:table-cell>
          <table:table-cell table:formula="of:=IF([.D226]=&quot;e&quot;;IF([.B227]&lt;[.B22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  <table:table-cell table:formula="of:=ROUND(IF(AND([.D228]=&quot;z&quot;; [.D227]=&quot;e&quot;);[.C227]*[.B228];IF(AND([.D228]=&quot;e&quot;;[.D227]=&quot;z&quot;); [.C227]/[.B228];[.C227] ));2)" office:value-type="float" office:value="4549.8" calcext:value-type="float">
            <text:p>4549,8</text:p>
          </table:table-cell>
          <table:table-cell table:formula="of:=IF([.D227]=&quot;e&quot;;IF([.B228]&lt;[.B22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  <table:table-cell table:formula="of:=ROUND(IF(AND([.D229]=&quot;z&quot;; [.D228]=&quot;e&quot;);[.C228]*[.B229];IF(AND([.D229]=&quot;e&quot;;[.D228]=&quot;z&quot;); [.C228]/[.B229];[.C228] ));2)" office:value-type="float" office:value="21191.6" calcext:value-type="float">
            <text:p>21191,6</text:p>
          </table:table-cell>
          <table:table-cell table:formula="of:=IF([.D228]=&quot;e&quot;;IF([.B229]&lt;[.B22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  <table:table-cell table:formula="of:=ROUND(IF(AND([.D230]=&quot;z&quot;; [.D229]=&quot;e&quot;);[.C229]*[.B230];IF(AND([.D230]=&quot;e&quot;;[.D229]=&quot;z&quot;); [.C229]/[.B230];[.C229] ));2)" office:value-type="float" office:value="4555.57" calcext:value-type="float">
            <text:p>4555,57</text:p>
          </table:table-cell>
          <table:table-cell table:formula="of:=IF([.D229]=&quot;e&quot;;IF([.B230]&lt;[.B22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formula="of:=ROUND(IF(AND([.D231]=&quot;z&quot;; [.D230]=&quot;e&quot;);[.C230]*[.B231];IF(AND([.D231]=&quot;e&quot;;[.D230]=&quot;z&quot;); [.C230]/[.B231];[.C230] ));2)" office:value-type="float" office:value="4555.57" calcext:value-type="float">
            <text:p>4555,57</text:p>
          </table:table-cell>
          <table:table-cell table:formula="of:=IF([.D230]=&quot;e&quot;;IF([.B231]&lt;[.B23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  <table:table-cell table:formula="of:=ROUND(IF(AND([.D232]=&quot;z&quot;; [.D231]=&quot;e&quot;);[.C231]*[.B232];IF(AND([.D232]=&quot;e&quot;;[.D231]=&quot;z&quot;); [.C231]/[.B232];[.C231] ));2)" office:value-type="float" office:value="4555.57" calcext:value-type="float">
            <text:p>4555,57</text:p>
          </table:table-cell>
          <table:table-cell table:formula="of:=IF([.D231]=&quot;e&quot;;IF([.B232]&lt;[.B23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  <table:table-cell table:formula="of:=ROUND(IF(AND([.D233]=&quot;z&quot;; [.D232]=&quot;e&quot;);[.C232]*[.B233];IF(AND([.D233]=&quot;e&quot;;[.D232]=&quot;z&quot;); [.C232]/[.B233];[.C232] ));2)" office:value-type="float" office:value="21213.47" calcext:value-type="float">
            <text:p>21213,47</text:p>
          </table:table-cell>
          <table:table-cell table:formula="of:=IF([.D232]=&quot;e&quot;;IF([.B233]&lt;[.B23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  <table:table-cell table:formula="of:=ROUND(IF(AND([.D234]=&quot;z&quot;; [.D233]=&quot;e&quot;);[.C233]*[.B234];IF(AND([.D234]=&quot;e&quot;;[.D233]=&quot;z&quot;); [.C233]/[.B234];[.C233] ));2)" office:value-type="float" office:value="4586.8" calcext:value-type="float">
            <text:p>4586,8</text:p>
          </table:table-cell>
          <table:table-cell table:formula="of:=IF([.D233]=&quot;e&quot;;IF([.B234]&lt;[.B23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  <table:table-cell table:formula="of:=ROUND(IF(AND([.D235]=&quot;z&quot;; [.D234]=&quot;e&quot;);[.C234]*[.B235];IF(AND([.D235]=&quot;e&quot;;[.D234]=&quot;z&quot;); [.C234]/[.B235];[.C234] ));2)" office:value-type="float" office:value="21013.05" calcext:value-type="float">
            <text:p>21013,05</text:p>
          </table:table-cell>
          <table:table-cell table:formula="of:=IF([.D234]=&quot;e&quot;;IF([.B235]&lt;[.B23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  <table:table-cell table:formula="of:=ROUND(IF(AND([.D236]=&quot;z&quot;; [.D235]=&quot;e&quot;);[.C235]*[.B236];IF(AND([.D236]=&quot;e&quot;;[.D235]=&quot;z&quot;); [.C235]/[.B236];[.C235] ));2)" office:value-type="float" office:value="4561.31" calcext:value-type="float">
            <text:p>4561,31</text:p>
          </table:table-cell>
          <table:table-cell table:formula="of:=IF([.D235]=&quot;e&quot;;IF([.B236]&lt;[.B23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  <table:table-cell table:formula="of:=ROUND(IF(AND([.D237]=&quot;z&quot;; [.D236]=&quot;e&quot;);[.C236]*[.B237];IF(AND([.D237]=&quot;e&quot;;[.D236]=&quot;z&quot;); [.C236]/[.B237];[.C236] ));2)" office:value-type="float" office:value="20906.76" calcext:value-type="float">
            <text:p>20906,76</text:p>
          </table:table-cell>
          <table:table-cell table:formula="of:=IF([.D236]=&quot;e&quot;;IF([.B237]&lt;[.B236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  <table:table-cell table:formula="of:=ROUND(IF(AND([.D238]=&quot;z&quot;; [.D237]=&quot;e&quot;);[.C237]*[.B238];IF(AND([.D238]=&quot;e&quot;;[.D237]=&quot;z&quot;); [.C237]/[.B238];[.C237] ));2)" office:value-type="float" office:value="4557.53" calcext:value-type="float">
            <text:p>4557,53</text:p>
          </table:table-cell>
          <table:table-cell table:formula="of:=IF([.D237]=&quot;e&quot;;IF([.B238]&lt;[.B23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  <table:table-cell table:formula="of:=ROUND(IF(AND([.D239]=&quot;z&quot;; [.D238]=&quot;e&quot;);[.C238]*[.B239];IF(AND([.D239]=&quot;e&quot;;[.D238]=&quot;z&quot;); [.C238]/[.B239];[.C238] ));2)" office:value-type="float" office:value="4557.53" calcext:value-type="float">
            <text:p>4557,53</text:p>
          </table:table-cell>
          <table:table-cell table:formula="of:=IF([.D238]=&quot;e&quot;;IF([.B239]&lt;[.B23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  <table:table-cell table:formula="of:=ROUND(IF(AND([.D240]=&quot;z&quot;; [.D239]=&quot;e&quot;);[.C239]*[.B240];IF(AND([.D240]=&quot;e&quot;;[.D239]=&quot;z&quot;); [.C239]/[.B240];[.C239] ));2)" office:value-type="float" office:value="20888.07" calcext:value-type="float">
            <text:p>20888,07</text:p>
          </table:table-cell>
          <table:table-cell table:formula="of:=IF([.D239]=&quot;e&quot;;IF([.B240]&lt;[.B23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  <table:table-cell table:formula="of:=ROUND(IF(AND([.D241]=&quot;z&quot;; [.D240]=&quot;e&quot;);[.C240]*[.B241];IF(AND([.D241]=&quot;e&quot;;[.D240]=&quot;z&quot;); [.C240]/[.B241];[.C240] ));2)" office:value-type="float" office:value="4568.09" calcext:value-type="float">
            <text:p>4568,09</text:p>
          </table:table-cell>
          <table:table-cell table:formula="of:=IF([.D240]=&quot;e&quot;;IF([.B241]&lt;[.B24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  <table:table-cell table:formula="of:=ROUND(IF(AND([.D242]=&quot;z&quot;; [.D241]=&quot;e&quot;);[.C241]*[.B242];IF(AND([.D242]=&quot;e&quot;;[.D241]=&quot;z&quot;); [.C241]/[.B242];[.C241] ));2)" office:value-type="float" office:value="4568.09" calcext:value-type="float">
            <text:p>4568,09</text:p>
          </table:table-cell>
          <table:table-cell table:formula="of:=IF([.D241]=&quot;e&quot;;IF([.B242]&lt;[.B24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  <table:table-cell table:formula="of:=ROUND(IF(AND([.D243]=&quot;z&quot;; [.D242]=&quot;e&quot;);[.C242]*[.B243];IF(AND([.D243]=&quot;e&quot;;[.D242]=&quot;z&quot;); [.C242]/[.B243];[.C242] ));2)" office:value-type="float" office:value="4568.09" calcext:value-type="float">
            <text:p>4568,09</text:p>
          </table:table-cell>
          <table:table-cell table:formula="of:=IF([.D242]=&quot;e&quot;;IF([.B243]&lt;[.B24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  <table:table-cell table:formula="of:=ROUND(IF(AND([.D244]=&quot;z&quot;; [.D243]=&quot;e&quot;);[.C243]*[.B244];IF(AND([.D244]=&quot;e&quot;;[.D243]=&quot;z&quot;); [.C243]/[.B244];[.C243] ));2)" office:value-type="float" office:value="4568.09" calcext:value-type="float">
            <text:p>4568,09</text:p>
          </table:table-cell>
          <table:table-cell table:formula="of:=IF([.D243]=&quot;e&quot;;IF([.B244]&lt;[.B24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  <table:table-cell table:formula="of:=ROUND(IF(AND([.D245]=&quot;z&quot;; [.D244]=&quot;e&quot;);[.C244]*[.B245];IF(AND([.D245]=&quot;e&quot;;[.D244]=&quot;z&quot;); [.C244]/[.B245];[.C244] ));2)" office:value-type="float" office:value="4568.09" calcext:value-type="float">
            <text:p>4568,09</text:p>
          </table:table-cell>
          <table:table-cell table:formula="of:=IF([.D244]=&quot;e&quot;;IF([.B245]&lt;[.B24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  <table:table-cell table:formula="of:=ROUND(IF(AND([.D246]=&quot;z&quot;; [.D245]=&quot;e&quot;);[.C245]*[.B246];IF(AND([.D246]=&quot;e&quot;;[.D245]=&quot;z&quot;); [.C245]/[.B246];[.C245] ));2)" office:value-type="float" office:value="4568.09" calcext:value-type="float">
            <text:p>4568,09</text:p>
          </table:table-cell>
          <table:table-cell table:formula="of:=IF([.D245]=&quot;e&quot;;IF([.B246]&lt;[.B24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  <table:table-cell table:formula="of:=ROUND(IF(AND([.D247]=&quot;z&quot;; [.D246]=&quot;e&quot;);[.C246]*[.B247];IF(AND([.D247]=&quot;e&quot;;[.D246]=&quot;z&quot;); [.C246]/[.B247];[.C246] ));2)" office:value-type="float" office:value="4568.09" calcext:value-type="float">
            <text:p>4568,09</text:p>
          </table:table-cell>
          <table:table-cell table:formula="of:=IF([.D246]=&quot;e&quot;;IF([.B247]&lt;[.B24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  <table:table-cell table:formula="of:=ROUND(IF(AND([.D248]=&quot;z&quot;; [.D247]=&quot;e&quot;);[.C247]*[.B248];IF(AND([.D248]=&quot;e&quot;;[.D247]=&quot;z&quot;); [.C247]/[.B248];[.C247] ));2)" office:value-type="float" office:value="21227" calcext:value-type="float">
            <text:p>21227</text:p>
          </table:table-cell>
          <table:table-cell table:formula="of:=IF([.D247]=&quot;e&quot;;IF([.B248]&lt;[.B24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  <table:table-cell table:formula="of:=ROUND(IF(AND([.D249]=&quot;z&quot;; [.D248]=&quot;e&quot;);[.C248]*[.B249];IF(AND([.D249]=&quot;e&quot;;[.D248]=&quot;z&quot;); [.C248]/[.B249];[.C248] ));2)" office:value-type="float" office:value="4558.28" calcext:value-type="float">
            <text:p>4558,28</text:p>
          </table:table-cell>
          <table:table-cell table:formula="of:=IF([.D248]=&quot;e&quot;;IF([.B249]&lt;[.B24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  <table:table-cell table:formula="of:=ROUND(IF(AND([.D250]=&quot;z&quot;; [.D249]=&quot;e&quot;);[.C249]*[.B250];IF(AND([.D250]=&quot;e&quot;;[.D249]=&quot;z&quot;); [.C249]/[.B250];[.C249] ));2)" office:value-type="float" office:value="4558.28" calcext:value-type="float">
            <text:p>4558,28</text:p>
          </table:table-cell>
          <table:table-cell table:formula="of:=IF([.D249]=&quot;e&quot;;IF([.B250]&lt;[.B24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  <table:table-cell table:formula="of:=ROUND(IF(AND([.D251]=&quot;z&quot;; [.D250]=&quot;e&quot;);[.C250]*[.B251];IF(AND([.D251]=&quot;e&quot;;[.D250]=&quot;z&quot;); [.C250]/[.B251];[.C250] ));2)" office:value-type="float" office:value="4558.28" calcext:value-type="float">
            <text:p>4558,28</text:p>
          </table:table-cell>
          <table:table-cell table:formula="of:=IF([.D250]=&quot;e&quot;;IF([.B251]&lt;[.B25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  <table:table-cell table:formula="of:=ROUND(IF(AND([.D252]=&quot;z&quot;; [.D251]=&quot;e&quot;);[.C251]*[.B252];IF(AND([.D252]=&quot;e&quot;;[.D251]=&quot;z&quot;); [.C251]/[.B252];[.C251] ));2)" office:value-type="float" office:value="21193.27" calcext:value-type="float">
            <text:p>21193,27</text:p>
          </table:table-cell>
          <table:table-cell table:formula="of:=IF([.D251]=&quot;e&quot;;IF([.B252]&lt;[.B25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  <table:table-cell table:formula="of:=ROUND(IF(AND([.D253]=&quot;z&quot;; [.D252]=&quot;e&quot;);[.C252]*[.B253];IF(AND([.D253]=&quot;e&quot;;[.D252]=&quot;z&quot;); [.C252]/[.B253];[.C252] ));2)" office:value-type="float" office:value="4538.95" calcext:value-type="float">
            <text:p>4538,95</text:p>
          </table:table-cell>
          <table:table-cell table:formula="of:=IF([.D252]=&quot;e&quot;;IF([.B253]&lt;[.B25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  <table:table-cell table:formula="of:=ROUND(IF(AND([.D254]=&quot;z&quot;; [.D253]=&quot;e&quot;);[.C253]*[.B254];IF(AND([.D254]=&quot;e&quot;;[.D253]=&quot;z&quot;); [.C253]/[.B254];[.C253] ));2)" office:value-type="float" office:value="21167.85" calcext:value-type="float">
            <text:p>21167,85</text:p>
          </table:table-cell>
          <table:table-cell table:formula="of:=IF([.D253]=&quot;e&quot;;IF([.B254]&lt;[.B25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  <table:table-cell table:formula="of:=ROUND(IF(AND([.D255]=&quot;z&quot;; [.D254]=&quot;e&quot;);[.C254]*[.B255];IF(AND([.D255]=&quot;e&quot;;[.D254]=&quot;z&quot;); [.C254]/[.B255];[.C254] ));2)" office:value-type="float" office:value="4568.24" calcext:value-type="float">
            <text:p>4568,24</text:p>
          </table:table-cell>
          <table:table-cell table:formula="of:=IF([.D254]=&quot;e&quot;;IF([.B255]&lt;[.B25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  <table:table-cell table:formula="of:=ROUND(IF(AND([.D256]=&quot;z&quot;; [.D255]=&quot;e&quot;);[.C255]*[.B256];IF(AND([.D256]=&quot;e&quot;;[.D255]=&quot;z&quot;); [.C255]/[.B256];[.C255] ));2)" office:value-type="float" office:value="21159.17" calcext:value-type="float">
            <text:p>21159,17</text:p>
          </table:table-cell>
          <table:table-cell table:formula="of:=IF([.D255]=&quot;e&quot;;IF([.B256]&lt;[.B25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  <table:table-cell table:formula="of:=ROUND(IF(AND([.D257]=&quot;z&quot;; [.D256]=&quot;e&quot;);[.C256]*[.B257];IF(AND([.D257]=&quot;e&quot;;[.D256]=&quot;z&quot;); [.C256]/[.B257];[.C256] ));2)" office:value-type="float" office:value="4548.6" calcext:value-type="float">
            <text:p>4548,6</text:p>
          </table:table-cell>
          <table:table-cell table:formula="of:=IF([.D256]=&quot;e&quot;;IF([.B257]&lt;[.B25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  <table:table-cell table:formula="of:=ROUND(IF(AND([.D258]=&quot;z&quot;; [.D257]=&quot;e&quot;);[.C257]*[.B258];IF(AND([.D258]=&quot;e&quot;;[.D257]=&quot;z&quot;); [.C257]/[.B258];[.C257] ));2)" office:value-type="float" office:value="4548.6" calcext:value-type="float">
            <text:p>4548,6</text:p>
          </table:table-cell>
          <table:table-cell table:formula="of:=IF([.D257]=&quot;e&quot;;IF([.B258]&lt;[.B25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  <table:table-cell table:formula="of:=ROUND(IF(AND([.D259]=&quot;z&quot;; [.D258]=&quot;e&quot;);[.C258]*[.B259];IF(AND([.D259]=&quot;e&quot;;[.D258]=&quot;z&quot;); [.C258]/[.B259];[.C258] ));2)" office:value-type="float" office:value="21164.18" calcext:value-type="float">
            <text:p>21164,18</text:p>
          </table:table-cell>
          <table:table-cell table:formula="of:=IF([.D258]=&quot;e&quot;;IF([.B259]&lt;[.B25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  <table:table-cell table:formula="of:=ROUND(IF(AND([.D260]=&quot;z&quot;; [.D259]=&quot;e&quot;);[.C259]*[.B260];IF(AND([.D260]=&quot;e&quot;;[.D259]=&quot;z&quot;); [.C259]/[.B260];[.C259] ));2)" office:value-type="float" office:value="4554.86" calcext:value-type="float">
            <text:p>4554,86</text:p>
          </table:table-cell>
          <table:table-cell table:formula="of:=IF([.D259]=&quot;e&quot;;IF([.B260]&lt;[.B25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  <table:table-cell table:formula="of:=ROUND(IF(AND([.D261]=&quot;z&quot;; [.D260]=&quot;e&quot;);[.C260]*[.B261];IF(AND([.D261]=&quot;e&quot;;[.D260]=&quot;z&quot;); [.C260]/[.B261];[.C260] ));2)" office:value-type="float" office:value="4554.86" calcext:value-type="float">
            <text:p>4554,86</text:p>
          </table:table-cell>
          <table:table-cell table:formula="of:=IF([.D260]=&quot;e&quot;;IF([.B261]&lt;[.B26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formula="of:=ROUND(IF(AND([.D262]=&quot;z&quot;; [.D261]=&quot;e&quot;);[.C261]*[.B262];IF(AND([.D262]=&quot;e&quot;;[.D261]=&quot;z&quot;); [.C261]/[.B262];[.C261] ));2)" office:value-type="float" office:value="21209.71" calcext:value-type="float">
            <text:p>21209,71</text:p>
          </table:table-cell>
          <table:table-cell table:formula="of:=IF([.D261]=&quot;e&quot;;IF([.B262]&lt;[.B26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  <table:table-cell table:formula="of:=ROUND(IF(AND([.D263]=&quot;z&quot;; [.D262]=&quot;e&quot;);[.C262]*[.B263];IF(AND([.D263]=&quot;e&quot;;[.D262]=&quot;z&quot;); [.C262]/[.B263];[.C262] ));2)" office:value-type="float" office:value="4576.58" calcext:value-type="float">
            <text:p>4576,58</text:p>
          </table:table-cell>
          <table:table-cell table:formula="of:=IF([.D262]=&quot;e&quot;;IF([.B263]&lt;[.B26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  <table:table-cell table:formula="of:=ROUND(IF(AND([.D264]=&quot;z&quot;; [.D263]=&quot;e&quot;);[.C263]*[.B264];IF(AND([.D264]=&quot;e&quot;;[.D263]=&quot;z&quot;); [.C263]/[.B264];[.C263] ));2)" office:value-type="float" office:value="4576.58" calcext:value-type="float">
            <text:p>4576,58</text:p>
          </table:table-cell>
          <table:table-cell table:formula="of:=IF([.D263]=&quot;e&quot;;IF([.B264]&lt;[.B26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  <table:table-cell table:formula="of:=ROUND(IF(AND([.D265]=&quot;z&quot;; [.D264]=&quot;e&quot;);[.C264]*[.B265];IF(AND([.D265]=&quot;e&quot;;[.D264]=&quot;z&quot;); [.C264]/[.B265];[.C264] ));2)" office:value-type="float" office:value="4576.58" calcext:value-type="float">
            <text:p>4576,58</text:p>
          </table:table-cell>
          <table:table-cell table:formula="of:=IF([.D264]=&quot;e&quot;;IF([.B265]&lt;[.B26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  <table:table-cell table:formula="of:=ROUND(IF(AND([.D266]=&quot;z&quot;; [.D265]=&quot;e&quot;);[.C265]*[.B266];IF(AND([.D266]=&quot;e&quot;;[.D265]=&quot;z&quot;); [.C265]/[.B266];[.C265] ));2)" office:value-type="float" office:value="21271.49" calcext:value-type="float">
            <text:p>21271,49</text:p>
          </table:table-cell>
          <table:table-cell table:formula="of:=IF([.D265]=&quot;e&quot;;IF([.B266]&lt;[.B26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  <table:table-cell table:formula="of:=ROUND(IF(AND([.D267]=&quot;z&quot;; [.D266]=&quot;e&quot;);[.C266]*[.B267];IF(AND([.D267]=&quot;e&quot;;[.D266]=&quot;z&quot;); [.C266]/[.B267];[.C266] ));2)" office:value-type="float" office:value="4576.78" calcext:value-type="float">
            <text:p>4576,78</text:p>
          </table:table-cell>
          <table:table-cell table:formula="of:=IF([.D266]=&quot;e&quot;;IF([.B267]&lt;[.B26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  <table:table-cell table:formula="of:=ROUND(IF(AND([.D268]=&quot;z&quot;; [.D267]=&quot;e&quot;);[.C267]*[.B268];IF(AND([.D268]=&quot;e&quot;;[.D267]=&quot;z&quot;); [.C267]/[.B268];[.C267] ));2)" office:value-type="float" office:value="4576.78" calcext:value-type="float">
            <text:p>4576,78</text:p>
          </table:table-cell>
          <table:table-cell table:formula="of:=IF([.D267]=&quot;e&quot;;IF([.B268]&lt;[.B26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  <table:table-cell table:formula="of:=ROUND(IF(AND([.D269]=&quot;z&quot;; [.D268]=&quot;e&quot;);[.C268]*[.B269];IF(AND([.D269]=&quot;e&quot;;[.D268]=&quot;z&quot;); [.C268]/[.B269];[.C268] ));2)" office:value-type="float" office:value="4576.78" calcext:value-type="float">
            <text:p>4576,78</text:p>
          </table:table-cell>
          <table:table-cell table:formula="of:=IF([.D268]=&quot;e&quot;;IF([.B269]&lt;[.B26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  <table:table-cell table:formula="of:=ROUND(IF(AND([.D270]=&quot;z&quot;; [.D269]=&quot;e&quot;);[.C269]*[.B270];IF(AND([.D270]=&quot;e&quot;;[.D269]=&quot;z&quot;); [.C269]/[.B270];[.C269] ));2)" office:value-type="float" office:value="4576.78" calcext:value-type="float">
            <text:p>4576,78</text:p>
          </table:table-cell>
          <table:table-cell table:formula="of:=IF([.D269]=&quot;e&quot;;IF([.B270]&lt;[.B26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  <table:table-cell table:formula="of:=ROUND(IF(AND([.D271]=&quot;z&quot;; [.D270]=&quot;e&quot;);[.C270]*[.B271];IF(AND([.D271]=&quot;e&quot;;[.D270]=&quot;z&quot;); [.C270]/[.B271];[.C270] ));2)" office:value-type="float" office:value="4576.78" calcext:value-type="float">
            <text:p>4576,78</text:p>
          </table:table-cell>
          <table:table-cell table:formula="of:=IF([.D270]=&quot;e&quot;;IF([.B271]&lt;[.B27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  <table:table-cell table:formula="of:=ROUND(IF(AND([.D272]=&quot;z&quot;; [.D271]=&quot;e&quot;);[.C271]*[.B272];IF(AND([.D272]=&quot;e&quot;;[.D271]=&quot;z&quot;); [.C271]/[.B272];[.C271] ));2)" office:value-type="float" office:value="4576.78" calcext:value-type="float">
            <text:p>4576,78</text:p>
          </table:table-cell>
          <table:table-cell table:formula="of:=IF([.D271]=&quot;e&quot;;IF([.B272]&lt;[.B27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  <table:table-cell table:formula="of:=ROUND(IF(AND([.D273]=&quot;z&quot;; [.D272]=&quot;e&quot;);[.C272]*[.B273];IF(AND([.D273]=&quot;e&quot;;[.D272]=&quot;z&quot;); [.C272]/[.B273];[.C272] ));2)" office:value-type="float" office:value="4576.78" calcext:value-type="float">
            <text:p>4576,78</text:p>
          </table:table-cell>
          <table:table-cell table:formula="of:=IF([.D272]=&quot;e&quot;;IF([.B273]&lt;[.B27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  <table:table-cell table:formula="of:=ROUND(IF(AND([.D274]=&quot;z&quot;; [.D273]=&quot;e&quot;);[.C273]*[.B274];IF(AND([.D274]=&quot;e&quot;;[.D273]=&quot;z&quot;); [.C273]/[.B274];[.C273] ));2)" office:value-type="float" office:value="21551.6" calcext:value-type="float">
            <text:p>21551,6</text:p>
          </table:table-cell>
          <table:table-cell table:formula="of:=IF([.D273]=&quot;e&quot;;IF([.B274]&lt;[.B27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  <table:table-cell table:formula="of:=ROUND(IF(AND([.D275]=&quot;z&quot;; [.D274]=&quot;e&quot;);[.C274]*[.B275];IF(AND([.D275]=&quot;e&quot;;[.D274]=&quot;z&quot;); [.C274]/[.B275];[.C274] ));2)" office:value-type="float" office:value="4594.83" calcext:value-type="float">
            <text:p>4594,83</text:p>
          </table:table-cell>
          <table:table-cell table:formula="of:=IF([.D274]=&quot;e&quot;;IF([.B275]&lt;[.B27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  <table:table-cell table:formula="of:=ROUND(IF(AND([.D276]=&quot;z&quot;; [.D275]=&quot;e&quot;);[.C275]*[.B276];IF(AND([.D276]=&quot;e&quot;;[.D275]=&quot;z&quot;); [.C275]/[.B276];[.C275] ));2)" office:value-type="float" office:value="21459.69" calcext:value-type="float">
            <text:p>21459,69</text:p>
          </table:table-cell>
          <table:table-cell table:formula="of:=IF([.D275]=&quot;e&quot;;IF([.B276]&lt;[.B27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  <table:table-cell table:formula="of:=ROUND(IF(AND([.D277]=&quot;z&quot;; [.D276]=&quot;e&quot;);[.C276]*[.B277];IF(AND([.D277]=&quot;e&quot;;[.D276]=&quot;z&quot;); [.C276]/[.B277];[.C276] ));2)" office:value-type="float" office:value="4584.62" calcext:value-type="float">
            <text:p>4584,62</text:p>
          </table:table-cell>
          <table:table-cell table:formula="of:=IF([.D276]=&quot;e&quot;;IF([.B277]&lt;[.B27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  <table:table-cell table:formula="of:=ROUND(IF(AND([.D278]=&quot;z&quot;; [.D277]=&quot;e&quot;);[.C277]*[.B278];IF(AND([.D278]=&quot;e&quot;;[.D277]=&quot;z&quot;); [.C277]/[.B278];[.C277] ));2)" office:value-type="float" office:value="21379.92" calcext:value-type="float">
            <text:p>21379,92</text:p>
          </table:table-cell>
          <table:table-cell table:formula="of:=IF([.D277]=&quot;e&quot;;IF([.B278]&lt;[.B27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  <table:table-cell table:formula="of:=ROUND(IF(AND([.D279]=&quot;z&quot;; [.D278]=&quot;e&quot;);[.C278]*[.B279];IF(AND([.D279]=&quot;e&quot;;[.D278]=&quot;z&quot;); [.C278]/[.B279];[.C278] ));2)" office:value-type="float" office:value="4557.36" calcext:value-type="float">
            <text:p>4557,36</text:p>
          </table:table-cell>
          <table:table-cell table:formula="of:=IF([.D278]=&quot;e&quot;;IF([.B279]&lt;[.B27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  <table:table-cell table:formula="of:=ROUND(IF(AND([.D280]=&quot;z&quot;; [.D279]=&quot;e&quot;);[.C279]*[.B280];IF(AND([.D280]=&quot;e&quot;;[.D279]=&quot;z&quot;); [.C279]/[.B280];[.C279] ));2)" office:value-type="float" office:value="4557.36" calcext:value-type="float">
            <text:p>4557,36</text:p>
          </table:table-cell>
          <table:table-cell table:formula="of:=IF([.D279]=&quot;e&quot;;IF([.B280]&lt;[.B27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  <table:table-cell table:formula="of:=ROUND(IF(AND([.D281]=&quot;z&quot;; [.D280]=&quot;e&quot;);[.C280]*[.B281];IF(AND([.D281]=&quot;e&quot;;[.D280]=&quot;z&quot;); [.C280]/[.B281];[.C280] ));2)" office:value-type="float" office:value="4557.36" calcext:value-type="float">
            <text:p>4557,36</text:p>
          </table:table-cell>
          <table:table-cell table:formula="of:=IF([.D280]=&quot;e&quot;;IF([.B281]&lt;[.B28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  <table:table-cell table:formula="of:=ROUND(IF(AND([.D282]=&quot;z&quot;; [.D281]=&quot;e&quot;);[.C281]*[.B282];IF(AND([.D282]=&quot;e&quot;;[.D281]=&quot;z&quot;); [.C281]/[.B282];[.C281] ));2)" office:value-type="float" office:value="4557.36" calcext:value-type="float">
            <text:p>4557,36</text:p>
          </table:table-cell>
          <table:table-cell table:formula="of:=IF([.D281]=&quot;e&quot;;IF([.B282]&lt;[.B28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  <table:table-cell table:formula="of:=ROUND(IF(AND([.D283]=&quot;z&quot;; [.D282]=&quot;e&quot;);[.C282]*[.B283];IF(AND([.D283]=&quot;e&quot;;[.D282]=&quot;z&quot;); [.C282]/[.B283];[.C282] ));2)" office:value-type="float" office:value="4557.36" calcext:value-type="float">
            <text:p>4557,36</text:p>
          </table:table-cell>
          <table:table-cell table:formula="of:=IF([.D282]=&quot;e&quot;;IF([.B283]&lt;[.B28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  <table:table-cell table:formula="of:=ROUND(IF(AND([.D284]=&quot;z&quot;; [.D283]=&quot;e&quot;);[.C283]*[.B284];IF(AND([.D284]=&quot;e&quot;;[.D283]=&quot;z&quot;); [.C283]/[.B284];[.C283] ));2)" office:value-type="float" office:value="21532.16" calcext:value-type="float">
            <text:p>21532,16</text:p>
          </table:table-cell>
          <table:table-cell table:formula="of:=IF([.D283]=&quot;e&quot;;IF([.B284]&lt;[.B28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  <table:table-cell table:formula="of:=ROUND(IF(AND([.D285]=&quot;z&quot;; [.D284]=&quot;e&quot;);[.C284]*[.B285];IF(AND([.D285]=&quot;e&quot;;[.D284]=&quot;z&quot;); [.C284]/[.B285];[.C284] ));2)" office:value-type="float" office:value="4566.06" calcext:value-type="float">
            <text:p>4566,06</text:p>
          </table:table-cell>
          <table:table-cell table:formula="of:=IF([.D284]=&quot;e&quot;;IF([.B285]&lt;[.B28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  <table:table-cell table:formula="of:=ROUND(IF(AND([.D286]=&quot;z&quot;; [.D285]=&quot;e&quot;);[.C285]*[.B286];IF(AND([.D286]=&quot;e&quot;;[.D285]=&quot;z&quot;); [.C285]/[.B286];[.C285] ));2)" office:value-type="float" office:value="4566.06" calcext:value-type="float">
            <text:p>4566,06</text:p>
          </table:table-cell>
          <table:table-cell table:formula="of:=IF([.D285]=&quot;e&quot;;IF([.B286]&lt;[.B28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  <table:table-cell table:formula="of:=ROUND(IF(AND([.D287]=&quot;z&quot;; [.D286]=&quot;e&quot;);[.C286]*[.B287];IF(AND([.D287]=&quot;e&quot;;[.D286]=&quot;z&quot;); [.C286]/[.B287];[.C286] ));2)" office:value-type="float" office:value="21576.92" calcext:value-type="float">
            <text:p>21576,92</text:p>
          </table:table-cell>
          <table:table-cell table:formula="of:=IF([.D286]=&quot;e&quot;;IF([.B287]&lt;[.B286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  <table:table-cell table:formula="of:=ROUND(IF(AND([.D288]=&quot;z&quot;; [.D287]=&quot;e&quot;);[.C287]*[.B288];IF(AND([.D288]=&quot;e&quot;;[.D287]=&quot;z&quot;); [.C287]/[.B288];[.C287] ));2)" office:value-type="float" office:value="4582.16" calcext:value-type="float">
            <text:p>4582,16</text:p>
          </table:table-cell>
          <table:table-cell table:formula="of:=IF([.D287]=&quot;e&quot;;IF([.B288]&lt;[.B28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  <table:table-cell table:formula="of:=ROUND(IF(AND([.D289]=&quot;z&quot;; [.D288]=&quot;e&quot;);[.C288]*[.B289];IF(AND([.D289]=&quot;e&quot;;[.D288]=&quot;z&quot;); [.C288]/[.B289];[.C288] ));2)" office:value-type="float" office:value="21501.79" calcext:value-type="float">
            <text:p>21501,79</text:p>
          </table:table-cell>
          <table:table-cell table:formula="of:=IF([.D288]=&quot;e&quot;;IF([.B289]&lt;[.B28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  <table:table-cell table:formula="of:=ROUND(IF(AND([.D290]=&quot;z&quot;; [.D289]=&quot;e&quot;);[.C289]*[.B290];IF(AND([.D290]=&quot;e&quot;;[.D289]=&quot;z&quot;); [.C289]/[.B290];[.C289] ));2)" office:value-type="float" office:value="4574.46" calcext:value-type="float">
            <text:p>4574,46</text:p>
          </table:table-cell>
          <table:table-cell table:formula="of:=IF([.D289]=&quot;e&quot;;IF([.B290]&lt;[.B28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  <table:table-cell table:formula="of:=ROUND(IF(AND([.D291]=&quot;z&quot;; [.D290]=&quot;e&quot;);[.C290]*[.B291];IF(AND([.D291]=&quot;e&quot;;[.D290]=&quot;z&quot;); [.C290]/[.B291];[.C290] ));2)" office:value-type="float" office:value="4574.46" calcext:value-type="float">
            <text:p>4574,46</text:p>
          </table:table-cell>
          <table:table-cell table:formula="of:=IF([.D290]=&quot;e&quot;;IF([.B291]&lt;[.B29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formula="of:=ROUND(IF(AND([.D292]=&quot;z&quot;; [.D291]=&quot;e&quot;);[.C291]*[.B292];IF(AND([.D292]=&quot;e&quot;;[.D291]=&quot;z&quot;); [.C291]/[.B292];[.C291] ));2)" office:value-type="float" office:value="4574.46" calcext:value-type="float">
            <text:p>4574,46</text:p>
          </table:table-cell>
          <table:table-cell table:formula="of:=IF([.D291]=&quot;e&quot;;IF([.B292]&lt;[.B29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  <table:table-cell table:formula="of:=ROUND(IF(AND([.D293]=&quot;z&quot;; [.D292]=&quot;e&quot;);[.C292]*[.B293];IF(AND([.D293]=&quot;e&quot;;[.D292]=&quot;z&quot;); [.C292]/[.B293];[.C292] ));2)" office:value-type="float" office:value="4574.46" calcext:value-type="float">
            <text:p>4574,46</text:p>
          </table:table-cell>
          <table:table-cell table:formula="of:=IF([.D292]=&quot;e&quot;;IF([.B293]&lt;[.B29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  <table:table-cell table:formula="of:=ROUND(IF(AND([.D294]=&quot;z&quot;; [.D293]=&quot;e&quot;);[.C293]*[.B294];IF(AND([.D294]=&quot;e&quot;;[.D293]=&quot;z&quot;); [.C293]/[.B294];[.C293] ));2)" office:value-type="float" office:value="4574.46" calcext:value-type="float">
            <text:p>4574,46</text:p>
          </table:table-cell>
          <table:table-cell table:formula="of:=IF([.D293]=&quot;e&quot;;IF([.B294]&lt;[.B29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  <table:table-cell table:formula="of:=ROUND(IF(AND([.D295]=&quot;z&quot;; [.D294]=&quot;e&quot;);[.C294]*[.B295];IF(AND([.D295]=&quot;e&quot;;[.D294]=&quot;z&quot;); [.C294]/[.B295];[.C294] ));2)" office:value-type="float" office:value="4574.46" calcext:value-type="float">
            <text:p>4574,46</text:p>
          </table:table-cell>
          <table:table-cell table:formula="of:=IF([.D294]=&quot;e&quot;;IF([.B295]&lt;[.B29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  <table:table-cell table:formula="of:=ROUND(IF(AND([.D296]=&quot;z&quot;; [.D295]=&quot;e&quot;);[.C295]*[.B296];IF(AND([.D296]=&quot;e&quot;;[.D295]=&quot;z&quot;); [.C295]/[.B296];[.C295] ));2)" office:value-type="float" office:value="4574.46" calcext:value-type="float">
            <text:p>4574,46</text:p>
          </table:table-cell>
          <table:table-cell table:formula="of:=IF([.D295]=&quot;e&quot;;IF([.B296]&lt;[.B29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  <table:table-cell table:formula="of:=ROUND(IF(AND([.D297]=&quot;z&quot;; [.D296]=&quot;e&quot;);[.C296]*[.B297];IF(AND([.D297]=&quot;e&quot;;[.D296]=&quot;z&quot;); [.C296]/[.B297];[.C296] ));2)" office:value-type="float" office:value="21869.12" calcext:value-type="float">
            <text:p>21869,12</text:p>
          </table:table-cell>
          <table:table-cell table:formula="of:=IF([.D296]=&quot;e&quot;;IF([.B297]&lt;[.B296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  <table:table-cell table:formula="of:=ROUND(IF(AND([.D298]=&quot;z&quot;; [.D297]=&quot;e&quot;);[.C297]*[.B298];IF(AND([.D298]=&quot;e&quot;;[.D297]=&quot;z&quot;); [.C297]/[.B298];[.C297] ));2)" office:value-type="float" office:value="4531.8" calcext:value-type="float">
            <text:p>4531,8</text:p>
          </table:table-cell>
          <table:table-cell table:formula="of:=IF([.D297]=&quot;e&quot;;IF([.B298]&lt;[.B29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  <table:table-cell table:formula="of:=ROUND(IF(AND([.D299]=&quot;z&quot;; [.D298]=&quot;e&quot;);[.C298]*[.B299];IF(AND([.D299]=&quot;e&quot;;[.D298]=&quot;z&quot;); [.C298]/[.B299];[.C298] ));2)" office:value-type="float" office:value="4531.8" calcext:value-type="float">
            <text:p>4531,8</text:p>
          </table:table-cell>
          <table:table-cell table:formula="of:=IF([.D298]=&quot;e&quot;;IF([.B299]&lt;[.B29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  <table:table-cell table:formula="of:=ROUND(IF(AND([.D300]=&quot;z&quot;; [.D299]=&quot;e&quot;);[.C299]*[.B300];IF(AND([.D300]=&quot;e&quot;;[.D299]=&quot;z&quot;); [.C299]/[.B300];[.C299] ));2)" office:value-type="float" office:value="4531.8" calcext:value-type="float">
            <text:p>4531,8</text:p>
          </table:table-cell>
          <table:table-cell table:formula="of:=IF([.D299]=&quot;e&quot;;IF([.B300]&lt;[.B29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  <table:table-cell table:formula="of:=ROUND(IF(AND([.D301]=&quot;z&quot;; [.D300]=&quot;e&quot;);[.C300]*[.B301];IF(AND([.D301]=&quot;e&quot;;[.D300]=&quot;z&quot;); [.C300]/[.B301];[.C300] ));2)" office:value-type="float" office:value="21887.69" calcext:value-type="float">
            <text:p>21887,69</text:p>
          </table:table-cell>
          <table:table-cell table:formula="of:=IF([.D300]=&quot;e&quot;;IF([.B301]&lt;[.B30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  <table:table-cell table:formula="of:=ROUND(IF(AND([.D302]=&quot;z&quot;; [.D301]=&quot;e&quot;);[.C301]*[.B302];IF(AND([.D302]=&quot;e&quot;;[.D301]=&quot;z&quot;); [.C301]/[.B302];[.C301] ));2)" office:value-type="float" office:value="4509.39" calcext:value-type="float">
            <text:p>4509,39</text:p>
          </table:table-cell>
          <table:table-cell table:formula="of:=IF([.D301]=&quot;e&quot;;IF([.B302]&lt;[.B30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  <table:table-cell table:formula="of:=ROUND(IF(AND([.D303]=&quot;z&quot;; [.D302]=&quot;e&quot;);[.C302]*[.B303];IF(AND([.D303]=&quot;e&quot;;[.D302]=&quot;z&quot;); [.C302]/[.B303];[.C302] ));2)" office:value-type="float" office:value="21856.11" calcext:value-type="float">
            <text:p>21856,11</text:p>
          </table:table-cell>
          <table:table-cell table:formula="of:=IF([.D302]=&quot;e&quot;;IF([.B303]&lt;[.B30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  <table:table-cell table:formula="of:=ROUND(IF(AND([.D304]=&quot;z&quot;; [.D303]=&quot;e&quot;);[.C303]*[.B304];IF(AND([.D304]=&quot;e&quot;;[.D303]=&quot;z&quot;); [.C303]/[.B304];[.C303] ));2)" office:value-type="float" office:value="4494.55" calcext:value-type="float">
            <text:p>4494,55</text:p>
          </table:table-cell>
          <table:table-cell table:formula="of:=IF([.D303]=&quot;e&quot;;IF([.B304]&lt;[.B30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  <table:table-cell table:formula="of:=ROUND(IF(AND([.D305]=&quot;z&quot;; [.D304]=&quot;e&quot;);[.C304]*[.B305];IF(AND([.D305]=&quot;e&quot;;[.D304]=&quot;z&quot;); [.C304]/[.B305];[.C304] ));2)" office:value-type="float" office:value="21817.44" calcext:value-type="float">
            <text:p>21817,44</text:p>
          </table:table-cell>
          <table:table-cell table:formula="of:=IF([.D304]=&quot;e&quot;;IF([.B305]&lt;[.B30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  <table:table-cell table:formula="of:=ROUND(IF(AND([.D306]=&quot;z&quot;; [.D305]=&quot;e&quot;);[.C305]*[.B306];IF(AND([.D306]=&quot;e&quot;;[.D305]=&quot;z&quot;); [.C305]/[.B306];[.C305] ));2)" office:value-type="float" office:value="4483.37" calcext:value-type="float">
            <text:p>4483,37</text:p>
          </table:table-cell>
          <table:table-cell table:formula="of:=IF([.D305]=&quot;e&quot;;IF([.B306]&lt;[.B30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  <table:table-cell table:formula="of:=ROUND(IF(AND([.D307]=&quot;z&quot;; [.D306]=&quot;e&quot;);[.C306]*[.B307];IF(AND([.D307]=&quot;e&quot;;[.D306]=&quot;z&quot;); [.C306]/[.B307];[.C306] ));2)" office:value-type="float" office:value="4483.37" calcext:value-type="float">
            <text:p>4483,37</text:p>
          </table:table-cell>
          <table:table-cell table:formula="of:=IF([.D306]=&quot;e&quot;;IF([.B307]&lt;[.B30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  <table:table-cell table:formula="of:=ROUND(IF(AND([.D308]=&quot;z&quot;; [.D307]=&quot;e&quot;);[.C307]*[.B308];IF(AND([.D308]=&quot;e&quot;;[.D307]=&quot;z&quot;); [.C307]/[.B308];[.C307] ));2)" office:value-type="float" office:value="4483.37" calcext:value-type="float">
            <text:p>4483,37</text:p>
          </table:table-cell>
          <table:table-cell table:formula="of:=IF([.D307]=&quot;e&quot;;IF([.B308]&lt;[.B30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  <table:table-cell table:formula="of:=ROUND(IF(AND([.D309]=&quot;z&quot;; [.D308]=&quot;e&quot;);[.C308]*[.B309];IF(AND([.D309]=&quot;e&quot;;[.D308]=&quot;z&quot;); [.C308]/[.B309];[.C308] ));2)" office:value-type="float" office:value="4483.37" calcext:value-type="float">
            <text:p>4483,37</text:p>
          </table:table-cell>
          <table:table-cell table:formula="of:=IF([.D308]=&quot;e&quot;;IF([.B309]&lt;[.B30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  <table:table-cell table:formula="of:=ROUND(IF(AND([.D310]=&quot;z&quot;; [.D309]=&quot;e&quot;);[.C309]*[.B310];IF(AND([.D310]=&quot;e&quot;;[.D309]=&quot;z&quot;); [.C309]/[.B310];[.C309] ));2)" office:value-type="float" office:value="21948.34" calcext:value-type="float">
            <text:p>21948,34</text:p>
          </table:table-cell>
          <table:table-cell table:formula="of:=IF([.D309]=&quot;e&quot;;IF([.B310]&lt;[.B30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  <table:table-cell table:formula="of:=ROUND(IF(AND([.D311]=&quot;z&quot;; [.D310]=&quot;e&quot;);[.C310]*[.B311];IF(AND([.D311]=&quot;e&quot;;[.D310]=&quot;z&quot;); [.C310]/[.B311];[.C310] ));2)" office:value-type="float" office:value="4507.31" calcext:value-type="float">
            <text:p>4507,31</text:p>
          </table:table-cell>
          <table:table-cell table:formula="of:=IF([.D310]=&quot;e&quot;;IF([.B311]&lt;[.B31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  <table:table-cell table:formula="of:=ROUND(IF(AND([.D312]=&quot;z&quot;; [.D311]=&quot;e&quot;);[.C311]*[.B312];IF(AND([.D312]=&quot;e&quot;;[.D311]=&quot;z&quot;); [.C311]/[.B312];[.C311] ));2)" office:value-type="float" office:value="4507.31" calcext:value-type="float">
            <text:p>4507,31</text:p>
          </table:table-cell>
          <table:table-cell table:formula="of:=IF([.D311]=&quot;e&quot;;IF([.B312]&lt;[.B31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  <table:table-cell table:formula="of:=ROUND(IF(AND([.D313]=&quot;z&quot;; [.D312]=&quot;e&quot;);[.C312]*[.B313];IF(AND([.D313]=&quot;e&quot;;[.D312]=&quot;z&quot;); [.C312]/[.B313];[.C312] ));2)" office:value-type="float" office:value="21800.06" calcext:value-type="float">
            <text:p>21800,06</text:p>
          </table:table-cell>
          <table:table-cell table:formula="of:=IF([.D312]=&quot;e&quot;;IF([.B313]&lt;[.B312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  <table:table-cell table:formula="of:=ROUND(IF(AND([.D314]=&quot;z&quot;; [.D313]=&quot;e&quot;);[.C313]*[.B314];IF(AND([.D314]=&quot;e&quot;;[.D313]=&quot;z&quot;); [.C313]/[.B314];[.C313] ));2)" office:value-type="float" office:value="4472.17" calcext:value-type="float">
            <text:p>4472,17</text:p>
          </table:table-cell>
          <table:table-cell table:formula="of:=IF([.D313]=&quot;e&quot;;IF([.B314]&lt;[.B31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  <table:table-cell table:formula="of:=ROUND(IF(AND([.D315]=&quot;z&quot;; [.D314]=&quot;e&quot;);[.C314]*[.B315];IF(AND([.D315]=&quot;e&quot;;[.D314]=&quot;z&quot;); [.C314]/[.B315];[.C314] ));2)" office:value-type="float" office:value="4472.17" calcext:value-type="float">
            <text:p>4472,17</text:p>
          </table:table-cell>
          <table:table-cell table:formula="of:=IF([.D314]=&quot;e&quot;;IF([.B315]&lt;[.B31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  <table:table-cell table:formula="of:=ROUND(IF(AND([.D316]=&quot;z&quot;; [.D315]=&quot;e&quot;);[.C315]*[.B316];IF(AND([.D316]=&quot;e&quot;;[.D315]=&quot;z&quot;); [.C315]/[.B316];[.C315] ));2)" office:value-type="float" office:value="21774.1" calcext:value-type="float">
            <text:p>21774,1</text:p>
          </table:table-cell>
          <table:table-cell table:formula="of:=IF([.D315]=&quot;e&quot;;IF([.B316]&lt;[.B31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  <table:table-cell table:formula="of:=ROUND(IF(AND([.D317]=&quot;z&quot;; [.D316]=&quot;e&quot;);[.C316]*[.B317];IF(AND([.D317]=&quot;e&quot;;[.D316]=&quot;z&quot;); [.C316]/[.B317];[.C316] ));2)" office:value-type="float" office:value="4492.56" calcext:value-type="float">
            <text:p>4492,56</text:p>
          </table:table-cell>
          <table:table-cell table:formula="of:=IF([.D316]=&quot;e&quot;;IF([.B317]&lt;[.B31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  <table:table-cell table:formula="of:=ROUND(IF(AND([.D318]=&quot;z&quot;; [.D317]=&quot;e&quot;);[.C317]*[.B318];IF(AND([.D318]=&quot;e&quot;;[.D317]=&quot;z&quot;); [.C317]/[.B318];[.C317] ));2)" office:value-type="float" office:value="21653.69" calcext:value-type="float">
            <text:p>21653,69</text:p>
          </table:table-cell>
          <table:table-cell table:formula="of:=IF([.D317]=&quot;e&quot;;IF([.B318]&lt;[.B31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  <table:table-cell table:formula="of:=ROUND(IF(AND([.D319]=&quot;z&quot;; [.D318]=&quot;e&quot;);[.C318]*[.B319];IF(AND([.D319]=&quot;e&quot;;[.D318]=&quot;z&quot;); [.C318]/[.B319];[.C318] ));2)" office:value-type="float" office:value="4486.79" calcext:value-type="float">
            <text:p>4486,79</text:p>
          </table:table-cell>
          <table:table-cell table:formula="of:=IF([.D318]=&quot;e&quot;;IF([.B319]&lt;[.B31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  <table:table-cell table:formula="of:=ROUND(IF(AND([.D320]=&quot;z&quot;; [.D319]=&quot;e&quot;);[.C319]*[.B320];IF(AND([.D320]=&quot;e&quot;;[.D319]=&quot;z&quot;); [.C319]/[.B320];[.C319] ));2)" office:value-type="float" office:value="21603.89" calcext:value-type="float">
            <text:p>21603,89</text:p>
          </table:table-cell>
          <table:table-cell table:formula="of:=IF([.D319]=&quot;e&quot;;IF([.B320]&lt;[.B31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  <table:table-cell table:formula="of:=ROUND(IF(AND([.D321]=&quot;z&quot;; [.D320]=&quot;e&quot;);[.C320]*[.B321];IF(AND([.D321]=&quot;e&quot;;[.D320]=&quot;z&quot;); [.C320]/[.B321];[.C320] ));2)" office:value-type="float" office:value="4503.53" calcext:value-type="float">
            <text:p>4503,53</text:p>
          </table:table-cell>
          <table:table-cell table:formula="of:=IF([.D320]=&quot;e&quot;;IF([.B321]&lt;[.B32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  <table:table-cell table:formula="of:=ROUND(IF(AND([.D322]=&quot;z&quot;; [.D321]=&quot;e&quot;);[.C321]*[.B322];IF(AND([.D322]=&quot;e&quot;;[.D321]=&quot;z&quot;); [.C321]/[.B322];[.C321] ));2)" office:value-type="float" office:value="21408.43" calcext:value-type="float">
            <text:p>21408,43</text:p>
          </table:table-cell>
          <table:table-cell table:formula="of:=IF([.D321]=&quot;e&quot;;IF([.B322]&lt;[.B32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formula="of:=ROUND(IF(AND([.D323]=&quot;z&quot;; [.D322]=&quot;e&quot;);[.C322]*[.B323];IF(AND([.D323]=&quot;e&quot;;[.D322]=&quot;z&quot;); [.C322]/[.B323];[.C322] ));2)" office:value-type="float" office:value="4484" calcext:value-type="float">
            <text:p>4484</text:p>
          </table:table-cell>
          <table:table-cell table:formula="of:=IF([.D322]=&quot;e&quot;;IF([.B323]&lt;[.B32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  <table:table-cell table:formula="of:=ROUND(IF(AND([.D324]=&quot;z&quot;; [.D323]=&quot;e&quot;);[.C323]*[.B324];IF(AND([.D324]=&quot;e&quot;;[.D323]=&quot;z&quot;); [.C323]/[.B324];[.C323] ));2)" office:value-type="float" office:value="21364.47" calcext:value-type="float">
            <text:p>21364,47</text:p>
          </table:table-cell>
          <table:table-cell table:formula="of:=IF([.D323]=&quot;e&quot;;IF([.B324]&lt;[.B32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  <table:table-cell table:formula="of:=ROUND(IF(AND([.D325]=&quot;z&quot;; [.D324]=&quot;e&quot;);[.C324]*[.B325];IF(AND([.D325]=&quot;e&quot;;[.D324]=&quot;z&quot;); [.C324]/[.B325];[.C324] ));2)" office:value-type="float" office:value="4507.46" calcext:value-type="float">
            <text:p>4507,46</text:p>
          </table:table-cell>
          <table:table-cell table:formula="of:=IF([.D324]=&quot;e&quot;;IF([.B325]&lt;[.B32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  <table:table-cell table:formula="of:=ROUND(IF(AND([.D326]=&quot;z&quot;; [.D325]=&quot;e&quot;);[.C325]*[.B326];IF(AND([.D326]=&quot;e&quot;;[.D325]=&quot;z&quot;); [.C325]/[.B326];[.C325] ));2)" office:value-type="float" office:value="21272.06" calcext:value-type="float">
            <text:p>21272,06</text:p>
          </table:table-cell>
          <table:table-cell table:formula="of:=IF([.D325]=&quot;e&quot;;IF([.B326]&lt;[.B325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  <table:table-cell table:formula="of:=ROUND(IF(AND([.D327]=&quot;z&quot;; [.D326]=&quot;e&quot;);[.C326]*[.B327];IF(AND([.D327]=&quot;e&quot;;[.D326]=&quot;z&quot;); [.C326]/[.B327];[.C326] ));2)" office:value-type="float" office:value="4498.6" calcext:value-type="float">
            <text:p>4498,6</text:p>
          </table:table-cell>
          <table:table-cell table:formula="of:=IF([.D326]=&quot;e&quot;;IF([.B327]&lt;[.B32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  <table:table-cell table:formula="of:=ROUND(IF(AND([.D328]=&quot;z&quot;; [.D327]=&quot;e&quot;);[.C327]*[.B328];IF(AND([.D328]=&quot;e&quot;;[.D327]=&quot;z&quot;); [.C327]/[.B328];[.C327] ));2)" office:value-type="float" office:value="4498.6" calcext:value-type="float">
            <text:p>4498,6</text:p>
          </table:table-cell>
          <table:table-cell table:formula="of:=IF([.D327]=&quot;e&quot;;IF([.B328]&lt;[.B32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  <table:table-cell table:formula="of:=ROUND(IF(AND([.D329]=&quot;z&quot;; [.D328]=&quot;e&quot;);[.C328]*[.B329];IF(AND([.D329]=&quot;e&quot;;[.D328]=&quot;z&quot;); [.C328]/[.B329];[.C328] ));2)" office:value-type="float" office:value="21297.72" calcext:value-type="float">
            <text:p>21297,72</text:p>
          </table:table-cell>
          <table:table-cell table:formula="of:=IF([.D328]=&quot;e&quot;;IF([.B329]&lt;[.B32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  <table:table-cell table:formula="of:=ROUND(IF(AND([.D330]=&quot;z&quot;; [.D329]=&quot;e&quot;);[.C329]*[.B330];IF(AND([.D330]=&quot;e&quot;;[.D329]=&quot;z&quot;); [.C329]/[.B330];[.C329] ));2)" office:value-type="float" office:value="4509.36" calcext:value-type="float">
            <text:p>4509,36</text:p>
          </table:table-cell>
          <table:table-cell table:formula="of:=IF([.D329]=&quot;e&quot;;IF([.B330]&lt;[.B32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  <table:table-cell table:formula="of:=ROUND(IF(AND([.D331]=&quot;z&quot;; [.D330]=&quot;e&quot;);[.C330]*[.B331];IF(AND([.D331]=&quot;e&quot;;[.D330]=&quot;z&quot;); [.C330]/[.B331];[.C330] ));2)" office:value-type="float" office:value="21201.21" calcext:value-type="float">
            <text:p>21201,21</text:p>
          </table:table-cell>
          <table:table-cell table:formula="of:=IF([.D330]=&quot;e&quot;;IF([.B331]&lt;[.B330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  <table:table-cell table:formula="of:=ROUND(IF(AND([.D332]=&quot;z&quot;; [.D331]=&quot;e&quot;);[.C331]*[.B332];IF(AND([.D332]=&quot;e&quot;;[.D331]=&quot;z&quot;); [.C331]/[.B332];[.C331] ));2)" office:value-type="float" office:value="4508.98" calcext:value-type="float">
            <text:p>4508,98</text:p>
          </table:table-cell>
          <table:table-cell table:formula="of:=IF([.D331]=&quot;e&quot;;IF([.B332]&lt;[.B33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  <table:table-cell table:formula="of:=ROUND(IF(AND([.D333]=&quot;z&quot;; [.D332]=&quot;e&quot;);[.C332]*[.B333];IF(AND([.D333]=&quot;e&quot;;[.D332]=&quot;z&quot;); [.C332]/[.B333];[.C332] ));2)" office:value-type="float" office:value="4508.98" calcext:value-type="float">
            <text:p>4508,98</text:p>
          </table:table-cell>
          <table:table-cell table:formula="of:=IF([.D332]=&quot;e&quot;;IF([.B333]&lt;[.B33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  <table:table-cell table:formula="of:=ROUND(IF(AND([.D334]=&quot;z&quot;; [.D333]=&quot;e&quot;);[.C333]*[.B334];IF(AND([.D334]=&quot;e&quot;;[.D333]=&quot;z&quot;); [.C333]/[.B334];[.C333] ));2)" office:value-type="float" office:value="4508.98" calcext:value-type="float">
            <text:p>4508,98</text:p>
          </table:table-cell>
          <table:table-cell table:formula="of:=IF([.D333]=&quot;e&quot;;IF([.B334]&lt;[.B333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  <table:table-cell table:formula="of:=ROUND(IF(AND([.D335]=&quot;z&quot;; [.D334]=&quot;e&quot;);[.C334]*[.B335];IF(AND([.D335]=&quot;e&quot;;[.D334]=&quot;z&quot;); [.C334]/[.B335];[.C334] ));2)" office:value-type="float" office:value="21338.3" calcext:value-type="float">
            <text:p>21338,3</text:p>
          </table:table-cell>
          <table:table-cell table:formula="of:=IF([.D334]=&quot;e&quot;;IF([.B335]&lt;[.B334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  <table:table-cell table:formula="of:=ROUND(IF(AND([.D336]=&quot;z&quot;; [.D335]=&quot;e&quot;);[.C335]*[.B336];IF(AND([.D336]=&quot;e&quot;;[.D335]=&quot;z&quot;); [.C335]/[.B336];[.C335] ));2)" office:value-type="float" office:value="4503.08" calcext:value-type="float">
            <text:p>4503,08</text:p>
          </table:table-cell>
          <table:table-cell table:formula="of:=IF([.D335]=&quot;e&quot;;IF([.B336]&lt;[.B33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  <table:table-cell table:formula="of:=ROUND(IF(AND([.D337]=&quot;z&quot;; [.D336]=&quot;e&quot;);[.C336]*[.B337];IF(AND([.D337]=&quot;e&quot;;[.D336]=&quot;z&quot;); [.C336]/[.B337];[.C336] ));2)" office:value-type="float" office:value="4503.08" calcext:value-type="float">
            <text:p>4503,08</text:p>
          </table:table-cell>
          <table:table-cell table:formula="of:=IF([.D336]=&quot;e&quot;;IF([.B337]&lt;[.B33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  <table:table-cell table:formula="of:=ROUND(IF(AND([.D338]=&quot;z&quot;; [.D337]=&quot;e&quot;);[.C337]*[.B338];IF(AND([.D338]=&quot;e&quot;;[.D337]=&quot;z&quot;); [.C337]/[.B338];[.C337] ));2)" office:value-type="float" office:value="4503.08" calcext:value-type="float">
            <text:p>4503,08</text:p>
          </table:table-cell>
          <table:table-cell table:formula="of:=IF([.D337]=&quot;e&quot;;IF([.B338]&lt;[.B33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  <table:table-cell table:formula="of:=ROUND(IF(AND([.D339]=&quot;z&quot;; [.D338]=&quot;e&quot;);[.C338]*[.B339];IF(AND([.D339]=&quot;e&quot;;[.D338]=&quot;z&quot;); [.C338]/[.B339];[.C338] ));2)" office:value-type="float" office:value="21393.68" calcext:value-type="float">
            <text:p>21393,68</text:p>
          </table:table-cell>
          <table:table-cell table:formula="of:=IF([.D338]=&quot;e&quot;;IF([.B339]&lt;[.B33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  <table:table-cell table:formula="of:=ROUND(IF(AND([.D340]=&quot;z&quot;; [.D339]=&quot;e&quot;);[.C339]*[.B340];IF(AND([.D340]=&quot;e&quot;;[.D339]=&quot;z&quot;); [.C339]/[.B340];[.C339] ));2)" office:value-type="float" office:value="4533.14" calcext:value-type="float">
            <text:p>4533,14</text:p>
          </table:table-cell>
          <table:table-cell table:formula="of:=IF([.D339]=&quot;e&quot;;IF([.B340]&lt;[.B33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  <table:table-cell table:formula="of:=ROUND(IF(AND([.D341]=&quot;z&quot;; [.D340]=&quot;e&quot;);[.C340]*[.B341];IF(AND([.D341]=&quot;e&quot;;[.D340]=&quot;z&quot;); [.C340]/[.B341];[.C340] ));2)" office:value-type="float" office:value="4533.14" calcext:value-type="float">
            <text:p>4533,14</text:p>
          </table:table-cell>
          <table:table-cell table:formula="of:=IF([.D340]=&quot;e&quot;;IF([.B341]&lt;[.B34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  <table:table-cell table:formula="of:=ROUND(IF(AND([.D342]=&quot;z&quot;; [.D341]=&quot;e&quot;);[.C341]*[.B342];IF(AND([.D342]=&quot;e&quot;;[.D341]=&quot;z&quot;); [.C341]/[.B342];[.C341] ));2)" office:value-type="float" office:value="21387.81" calcext:value-type="float">
            <text:p>21387,81</text:p>
          </table:table-cell>
          <table:table-cell table:formula="of:=IF([.D341]=&quot;e&quot;;IF([.B342]&lt;[.B34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  <table:table-cell table:formula="of:=ROUND(IF(AND([.D343]=&quot;z&quot;; [.D342]=&quot;e&quot;);[.C342]*[.B343];IF(AND([.D343]=&quot;e&quot;;[.D342]=&quot;z&quot;); [.C342]/[.B343];[.C342] ));2)" office:value-type="float" office:value="4512.48" calcext:value-type="float">
            <text:p>4512,48</text:p>
          </table:table-cell>
          <table:table-cell table:formula="of:=IF([.D342]=&quot;e&quot;;IF([.B343]&lt;[.B34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  <table:table-cell table:formula="of:=ROUND(IF(AND([.D344]=&quot;z&quot;; [.D343]=&quot;e&quot;);[.C343]*[.B344];IF(AND([.D344]=&quot;e&quot;;[.D343]=&quot;z&quot;); [.C343]/[.B344];[.C343] ));2)" office:value-type="float" office:value="21339.07" calcext:value-type="float">
            <text:p>21339,07</text:p>
          </table:table-cell>
          <table:table-cell table:formula="of:=IF([.D343]=&quot;e&quot;;IF([.B344]&lt;[.B34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  <table:table-cell table:formula="of:=ROUND(IF(AND([.D345]=&quot;z&quot;; [.D344]=&quot;e&quot;);[.C344]*[.B345];IF(AND([.D345]=&quot;e&quot;;[.D344]=&quot;z&quot;); [.C344]/[.B345];[.C344] ));2)" office:value-type="float" office:value="4508.29" calcext:value-type="float">
            <text:p>4508,29</text:p>
          </table:table-cell>
          <table:table-cell table:formula="of:=IF([.D344]=&quot;e&quot;;IF([.B345]&lt;[.B34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  <table:table-cell table:formula="of:=ROUND(IF(AND([.D346]=&quot;z&quot;; [.D345]=&quot;e&quot;);[.C345]*[.B346];IF(AND([.D346]=&quot;e&quot;;[.D345]=&quot;z&quot;); [.C345]/[.B346];[.C345] ));2)" office:value-type="float" office:value="4508.29" calcext:value-type="float">
            <text:p>4508,29</text:p>
          </table:table-cell>
          <table:table-cell table:formula="of:=IF([.D345]=&quot;e&quot;;IF([.B346]&lt;[.B34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  <table:table-cell table:formula="of:=ROUND(IF(AND([.D347]=&quot;z&quot;; [.D346]=&quot;e&quot;);[.C346]*[.B347];IF(AND([.D347]=&quot;e&quot;;[.D346]=&quot;z&quot;); [.C346]/[.B347];[.C346] ));2)" office:value-type="float" office:value="4508.29" calcext:value-type="float">
            <text:p>4508,29</text:p>
          </table:table-cell>
          <table:table-cell table:formula="of:=IF([.D346]=&quot;e&quot;;IF([.B347]&lt;[.B34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  <table:table-cell table:formula="of:=ROUND(IF(AND([.D348]=&quot;z&quot;; [.D347]=&quot;e&quot;);[.C347]*[.B348];IF(AND([.D348]=&quot;e&quot;;[.D347]=&quot;z&quot;); [.C347]/[.B348];[.C347] ));2)" office:value-type="float" office:value="21592" calcext:value-type="float">
            <text:p>21592</text:p>
          </table:table-cell>
          <table:table-cell table:formula="of:=IF([.D347]=&quot;e&quot;;IF([.B348]&lt;[.B347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  <table:table-cell table:formula="of:=ROUND(IF(AND([.D349]=&quot;z&quot;; [.D348]=&quot;e&quot;);[.C348]*[.B349];IF(AND([.D349]=&quot;e&quot;;[.D348]=&quot;z&quot;); [.C348]/[.B349];[.C348] ));2)" office:value-type="float" office:value="4521.03" calcext:value-type="float">
            <text:p>4521,03</text:p>
          </table:table-cell>
          <table:table-cell table:formula="of:=IF([.D348]=&quot;e&quot;;IF([.B349]&lt;[.B348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  <table:table-cell table:formula="of:=ROUND(IF(AND([.D350]=&quot;z&quot;; [.D349]=&quot;e&quot;);[.C349]*[.B350];IF(AND([.D350]=&quot;e&quot;;[.D349]=&quot;z&quot;); [.C349]/[.B350];[.C349] ));2)" office:value-type="float" office:value="21585.21" calcext:value-type="float">
            <text:p>21585,21</text:p>
          </table:table-cell>
          <table:table-cell table:formula="of:=IF([.D349]=&quot;e&quot;;IF([.B350]&lt;[.B349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  <table:table-cell table:formula="of:=ROUND(IF(AND([.D351]=&quot;z&quot;; [.D350]=&quot;e&quot;);[.C350]*[.B351];IF(AND([.D351]=&quot;e&quot;;[.D350]=&quot;z&quot;); [.C350]/[.B351];[.C350] ));2)" office:value-type="float" office:value="4550.39" calcext:value-type="float">
            <text:p>4550,39</text:p>
          </table:table-cell>
          <table:table-cell table:formula="of:=IF([.D350]=&quot;e&quot;;IF([.B351]&lt;[.B35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  <table:table-cell table:formula="of:=ROUND(IF(AND([.D352]=&quot;z&quot;; [.D351]=&quot;e&quot;);[.C351]*[.B352];IF(AND([.D352]=&quot;e&quot;;[.D351]=&quot;z&quot;); [.C351]/[.B352];[.C351] ));2)" office:value-type="float" office:value="4550.39" calcext:value-type="float">
            <text:p>4550,39</text:p>
          </table:table-cell>
          <table:table-cell table:formula="of:=IF([.D351]=&quot;e&quot;;IF([.B352]&lt;[.B351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formula="of:=ROUND(IF(AND([.D353]=&quot;z&quot;; [.D352]=&quot;e&quot;);[.C352]*[.B353];IF(AND([.D353]=&quot;e&quot;;[.D352]=&quot;z&quot;); [.C352]/[.B353];[.C352] ));2)" office:value-type="float" office:value="4550.39" calcext:value-type="float">
            <text:p>4550,39</text:p>
          </table:table-cell>
          <table:table-cell table:formula="of:=IF([.D352]=&quot;e&quot;;IF([.B353]&lt;[.B35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  <table:table-cell table:formula="of:=ROUND(IF(AND([.D354]=&quot;z&quot;; [.D353]=&quot;e&quot;);[.C353]*[.B354];IF(AND([.D354]=&quot;e&quot;;[.D353]=&quot;z&quot;); [.C353]/[.B354];[.C353] ));2)" office:value-type="float" office:value="21657.58" calcext:value-type="float">
            <text:p>21657,58</text:p>
          </table:table-cell>
          <table:table-cell table:formula="of:=IF([.D353]=&quot;e&quot;;IF([.B354]&lt;[.B35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  <table:table-cell table:formula="of:=ROUND(IF(AND([.D355]=&quot;z&quot;; [.D354]=&quot;e&quot;);[.C354]*[.B355];IF(AND([.D355]=&quot;e&quot;;[.D354]=&quot;z&quot;); [.C354]/[.B355];[.C354] ));2)" office:value-type="float" office:value="4541.33" calcext:value-type="float">
            <text:p>4541,33</text:p>
          </table:table-cell>
          <table:table-cell table:formula="of:=IF([.D354]=&quot;e&quot;;IF([.B355]&lt;[.B35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  <table:table-cell table:formula="of:=ROUND(IF(AND([.D356]=&quot;z&quot;; [.D355]=&quot;e&quot;);[.C355]*[.B356];IF(AND([.D356]=&quot;e&quot;;[.D355]=&quot;z&quot;); [.C355]/[.B356];[.C355] ));2)" office:value-type="float" office:value="4541.33" calcext:value-type="float">
            <text:p>4541,33</text:p>
          </table:table-cell>
          <table:table-cell table:formula="of:=IF([.D355]=&quot;e&quot;;IF([.B356]&lt;[.B35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  <table:table-cell table:formula="of:=ROUND(IF(AND([.D357]=&quot;z&quot;; [.D356]=&quot;e&quot;);[.C356]*[.B357];IF(AND([.D357]=&quot;e&quot;;[.D356]=&quot;z&quot;); [.C356]/[.B357];[.C356] ));2)" office:value-type="float" office:value="4541.33" calcext:value-type="float">
            <text:p>4541,33</text:p>
          </table:table-cell>
          <table:table-cell table:formula="of:=IF([.D356]=&quot;e&quot;;IF([.B357]&lt;[.B356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  <table:table-cell table:formula="of:=ROUND(IF(AND([.D358]=&quot;z&quot;; [.D357]=&quot;e&quot;);[.C357]*[.B358];IF(AND([.D358]=&quot;e&quot;;[.D357]=&quot;z&quot;); [.C357]/[.B358];[.C357] ));2)" office:value-type="float" office:value="4541.33" calcext:value-type="float">
            <text:p>4541,33</text:p>
          </table:table-cell>
          <table:table-cell table:formula="of:=IF([.D357]=&quot;e&quot;;IF([.B358]&lt;[.B357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  <table:table-cell table:formula="of:=ROUND(IF(AND([.D359]=&quot;z&quot;; [.D358]=&quot;e&quot;);[.C358]*[.B359];IF(AND([.D359]=&quot;e&quot;;[.D358]=&quot;z&quot;); [.C358]/[.B359];[.C358] ));2)" office:value-type="float" office:value="21709.83" calcext:value-type="float">
            <text:p>21709,83</text:p>
          </table:table-cell>
          <table:table-cell table:formula="of:=IF([.D358]=&quot;e&quot;;IF([.B359]&lt;[.B358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  <table:table-cell table:formula="of:=ROUND(IF(AND([.D360]=&quot;z&quot;; [.D359]=&quot;e&quot;);[.C359]*[.B360];IF(AND([.D360]=&quot;e&quot;;[.D359]=&quot;z&quot;); [.C359]/[.B360];[.C359] ));2)" office:value-type="float" office:value="4574.05" calcext:value-type="float">
            <text:p>4574,05</text:p>
          </table:table-cell>
          <table:table-cell table:formula="of:=IF([.D359]=&quot;e&quot;;IF([.B360]&lt;[.B359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  <table:table-cell table:formula="of:=ROUND(IF(AND([.D361]=&quot;z&quot;; [.D360]=&quot;e&quot;);[.C360]*[.B361];IF(AND([.D361]=&quot;e&quot;;[.D360]=&quot;z&quot;); [.C360]/[.B361];[.C360] ));2)" office:value-type="float" office:value="4574.05" calcext:value-type="float">
            <text:p>4574,05</text:p>
          </table:table-cell>
          <table:table-cell table:formula="of:=IF([.D360]=&quot;e&quot;;IF([.B361]&lt;[.B360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  <table:table-cell table:formula="of:=ROUND(IF(AND([.D362]=&quot;z&quot;; [.D361]=&quot;e&quot;);[.C361]*[.B362];IF(AND([.D362]=&quot;e&quot;;[.D361]=&quot;z&quot;); [.C361]/[.B362];[.C361] ));2)" office:value-type="float" office:value="21705.7" calcext:value-type="float">
            <text:p>21705,7</text:p>
          </table:table-cell>
          <table:table-cell table:formula="of:=IF([.D361]=&quot;e&quot;;IF([.B362]&lt;[.B361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  <table:table-cell table:formula="of:=ROUND(IF(AND([.D363]=&quot;z&quot;; [.D362]=&quot;e&quot;);[.C362]*[.B363];IF(AND([.D363]=&quot;e&quot;;[.D362]=&quot;z&quot;); [.C362]/[.B363];[.C362] ));2)" office:value-type="float" office:value="4565.97" calcext:value-type="float">
            <text:p>4565,97</text:p>
          </table:table-cell>
          <table:table-cell table:formula="of:=IF([.D362]=&quot;e&quot;;IF([.B363]&lt;[.B362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  <table:table-cell table:formula="of:=ROUND(IF(AND([.D364]=&quot;z&quot;; [.D363]=&quot;e&quot;);[.C363]*[.B364];IF(AND([.D364]=&quot;e&quot;;[.D363]=&quot;z&quot;); [.C363]/[.B364];[.C363] ));2)" office:value-type="float" office:value="21676.49" calcext:value-type="float">
            <text:p>21676,49</text:p>
          </table:table-cell>
          <table:table-cell table:formula="of:=IF([.D363]=&quot;e&quot;;IF([.B364]&lt;[.B363];&quot;z&quot;;&quot;e&quot;);&quot;e&quot;)" office:value-type="string" office:string-value="z" calcext:value-type="string">
            <text:p>z</text:p>
          </table:table-cell>
          <table:table-cell table:number-columns-repeated="4"/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  <table:table-cell table:formula="of:=ROUND(IF(AND([.D365]=&quot;z&quot;; [.D364]=&quot;e&quot;);[.C364]*[.B365];IF(AND([.D365]=&quot;e&quot;;[.D364]=&quot;z&quot;); [.C364]/[.B365];[.C364] ));2)" office:value-type="float" office:value="4552.16" calcext:value-type="float">
            <text:p>4552,16</text:p>
          </table:table-cell>
          <table:table-cell table:formula="of:=IF([.D364]=&quot;e&quot;;IF([.B365]&lt;[.B364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  <table:table-cell table:formula="of:=ROUND(IF(AND([.D366]=&quot;z&quot;; [.D365]=&quot;e&quot;);[.C365]*[.B366];IF(AND([.D366]=&quot;e&quot;;[.D365]=&quot;z&quot;); [.C365]/[.B366];[.C365] ));2)" office:value-type="float" office:value="4552.16" calcext:value-type="float">
            <text:p>4552,16</text:p>
          </table:table-cell>
          <table:table-cell table:formula="of:=IF([.D365]=&quot;e&quot;;IF([.B366]&lt;[.B365];&quot;z&quot;;&quot;e&quot;);&quot;e&quot;)" office:value-type="string" office:string-value="e" calcext:value-type="string">
            <text:p>e</text:p>
          </table:table-cell>
          <table:table-cell table:number-columns-repeated="4"/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  <table:table-cell table:formula="of:=ROUND(IF(AND([.D367]=&quot;z&quot;; [.D366]=&quot;e&quot;);[.C366]*[.B367];IF(AND([.D367]=&quot;e&quot;;[.D366]=&quot;z&quot;); [.C366]/[.B367];[.C366] ));2)" office:value-type="float" office:value="21665.1" calcext:value-type="float">
            <text:p>21665,1</text:p>
          </table:table-cell>
          <table:table-cell table:formula="of:=IF([.D366]=&quot;e&quot;;IF([.B367]&lt;[.B366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  <table:table-cell table:formula="of:=ROUND(IF(AND([.D368]=&quot;z&quot;; [.D367]=&quot;e&quot;);[.C367]*[.B368];IF(AND([.D368]=&quot;e&quot;;[.D367]=&quot;z&quot;); [.C367]/[.B368];[.C367] ));2)" office:value-type="float" office:value="4527.05" calcext:value-type="float">
            <text:p>4527,05</text:p>
          </table:table-cell>
          <table:table-cell table:formula="of:=IF([.D367]=&quot;e&quot;;IF([.B368]&lt;[.B367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  <table:table-cell table:formula="of:=ROUND(IF(AND([.D369]=&quot;z&quot;; [.D368]=&quot;e&quot;);[.C368]*[.B369];IF(AND([.D369]=&quot;e&quot;;[.D368]=&quot;z&quot;); [.C368]/[.B369];[.C368] ));2)" office:value-type="float" office:value="21517.07" calcext:value-type="float">
            <text:p>21517,07</text:p>
          </table:table-cell>
          <table:table-cell table:formula="of:=IF([.D368]=&quot;e&quot;;IF([.B369]&lt;[.B368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  <table:table-cell table:formula="of:=ROUND(IF(AND([.D370]=&quot;z&quot;; [.D369]=&quot;e&quot;);[.C369]*[.B370];IF(AND([.D370]=&quot;e&quot;;[.D369]=&quot;z&quot;); [.C369]/[.B370];[.C369] ));2)" office:value-type="float" office:value="4568.57" calcext:value-type="float">
            <text:p>4568,57</text:p>
          </table:table-cell>
          <table:table-cell table:formula="of:=IF([.D369]=&quot;e&quot;;IF([.B370]&lt;[.B369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  <table:table-cell table:formula="of:=ROUND(IF(AND([.D371]=&quot;z&quot;; [.D370]=&quot;e&quot;);[.C370]*[.B371];IF(AND([.D371]=&quot;e&quot;;[.D370]=&quot;z&quot;); [.C370]/[.B371];[.C370] ));2)" office:value-type="float" office:value="21436.19" calcext:value-type="float">
            <text:p>21436,19</text:p>
          </table:table-cell>
          <table:table-cell table:formula="of:=IF([.D370]=&quot;e&quot;;IF([.B371]&lt;[.B370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  <table:table-cell table:formula="of:=ROUND(IF(AND([.D372]=&quot;z&quot;; [.D371]=&quot;e&quot;);[.C371]*[.B372];IF(AND([.D372]=&quot;e&quot;;[.D371]=&quot;z&quot;); [.C371]/[.B372];[.C371] ));2)" office:value-type="float" office:value="4566.82" calcext:value-type="float">
            <text:p>4566,82</text:p>
          </table:table-cell>
          <table:table-cell table:formula="of:=IF([.D371]=&quot;e&quot;;IF([.B372]&lt;[.B371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  <table:table-cell table:formula="of:=ROUND(IF(AND([.D373]=&quot;z&quot;; [.D372]=&quot;e&quot;);[.C372]*[.B373];IF(AND([.D373]=&quot;e&quot;;[.D372]=&quot;z&quot;); [.C372]/[.B373];[.C372] ));2)" office:value-type="float" office:value="21303.76" calcext:value-type="float">
            <text:p>21303,76</text:p>
          </table:table-cell>
          <table:table-cell table:formula="of:=IF([.D372]=&quot;e&quot;;IF([.B373]&lt;[.B372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  <table:table-cell table:formula="of:=ROUND(IF(AND([.D374]=&quot;z&quot;; [.D373]=&quot;e&quot;);[.C373]*[.B374];IF(AND([.D374]=&quot;e&quot;;[.D373]=&quot;z&quot;); [.C373]/[.B374];[.C373] ));2)" office:value-type="float" office:value="4588.76" calcext:value-type="float">
            <text:p>4588,76</text:p>
          </table:table-cell>
          <table:table-cell table:formula="of:=IF([.D373]=&quot;e&quot;;IF([.B374]&lt;[.B373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  <table:table-cell table:formula="of:=ROUND(IF(AND([.D375]=&quot;z&quot;; [.D374]=&quot;e&quot;);[.C374]*[.B375];IF(AND([.D375]=&quot;e&quot;;[.D374]=&quot;z&quot;); [.C374]/[.B375];[.C374] ));2)" office:value-type="float" office:value="4588.76" calcext:value-type="float">
            <text:p>4588,76</text:p>
          </table:table-cell>
          <table:table-cell table:formula="of:=IF([.D374]=&quot;e&quot;;IF([.B375]&lt;[.B374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  <table:table-cell table:formula="of:=ROUND(IF(AND([.D376]=&quot;z&quot;; [.D375]=&quot;e&quot;);[.C375]*[.B376];IF(AND([.D376]=&quot;e&quot;;[.D375]=&quot;z&quot;); [.C375]/[.B376];[.C375] ));2)" office:value-type="float" office:value="21362.97" calcext:value-type="float">
            <text:p>21362,97</text:p>
          </table:table-cell>
          <table:table-cell table:formula="of:=IF([.D375]=&quot;e&quot;;IF([.B376]&lt;[.B375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  <table:table-cell table:formula="of:=ROUND(IF(AND([.D377]=&quot;z&quot;; [.D376]=&quot;e&quot;);[.C376]*[.B377];IF(AND([.D377]=&quot;e&quot;;[.D376]=&quot;z&quot;); [.C376]/[.B377];[.C376] ));2)" office:value-type="float" office:value="4579.61" calcext:value-type="float">
            <text:p>4579,61</text:p>
          </table:table-cell>
          <table:table-cell table:formula="of:=IF([.D376]=&quot;e&quot;;IF([.B377]&lt;[.B376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  <table:table-cell table:formula="of:=ROUND(IF(AND([.D378]=&quot;z&quot;; [.D377]=&quot;e&quot;);[.C377]*[.B378];IF(AND([.D378]=&quot;e&quot;;[.D377]=&quot;z&quot;); [.C377]/[.B378];[.C377] ));2)" office:value-type="float" office:value="21299.31" calcext:value-type="float">
            <text:p>21299,31</text:p>
          </table:table-cell>
          <table:table-cell table:formula="of:=IF([.D377]=&quot;e&quot;;IF([.B378]&lt;[.B377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  <table:table-cell table:formula="of:=ROUND(IF(AND([.D379]=&quot;z&quot;; [.D378]=&quot;e&quot;);[.C378]*[.B379];IF(AND([.D379]=&quot;e&quot;;[.D378]=&quot;z&quot;); [.C378]/[.B379];[.C378] ));2)" office:value-type="float" office:value="4579.81" calcext:value-type="float">
            <text:p>4579,81</text:p>
          </table:table-cell>
          <table:table-cell table:formula="of:=IF([.D378]=&quot;e&quot;;IF([.B379]&lt;[.B378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  <table:table-cell table:formula="of:=ROUND(IF(AND([.D380]=&quot;z&quot;; [.D379]=&quot;e&quot;);[.C379]*[.B380];IF(AND([.D380]=&quot;e&quot;;[.D379]=&quot;z&quot;); [.C379]/[.B380];[.C379] ));2)" office:value-type="float" office:value="4579.81" calcext:value-type="float">
            <text:p>4579,81</text:p>
          </table:table-cell>
          <table:table-cell table:formula="of:=IF([.D379]=&quot;e&quot;;IF([.B380]&lt;[.B379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  <table:table-cell table:formula="of:=ROUND(IF(AND([.D381]=&quot;z&quot;; [.D380]=&quot;e&quot;);[.C380]*[.B381];IF(AND([.D381]=&quot;e&quot;;[.D380]=&quot;z&quot;); [.C380]/[.B381];[.C380] ));2)" office:value-type="float" office:value="21302.07" calcext:value-type="float">
            <text:p>21302,07</text:p>
          </table:table-cell>
          <table:table-cell table:formula="of:=IF([.D380]=&quot;e&quot;;IF([.B381]&lt;[.B380];&quot;z&quot;;&quot;e&quot;);&quot;e&quot;)" office:value-type="string" office:string-value="z" calcext:value-type="string">
            <text:p>z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  <table:table-cell table:formula="of:=ROUND(IF(AND([.D382]=&quot;z&quot;; [.D381]=&quot;e&quot;);[.C381]*[.B382];IF(AND([.D382]=&quot;e&quot;;[.D381]=&quot;z&quot;); [.C381]/[.B382];[.C381] ));2)" office:value-type="float" office:value="4581.09" calcext:value-type="float">
            <text:p>4581,09</text:p>
          </table:table-cell>
          <table:table-cell table:formula="of:=IF([.D381]=&quot;e&quot;;IF([.B382]&lt;[.B381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  <table:table-cell table:formula="of:=ROUND(IF(AND([.D383]=&quot;z&quot;; [.D382]=&quot;e&quot;);[.C382]*[.B383];IF(AND([.D383]=&quot;e&quot;;[.D382]=&quot;z&quot;); [.C382]/[.B383];[.C382] ));2)" office:value-type="float" office:value="4581.09" calcext:value-type="float">
            <text:p>4581,09</text:p>
          </table:table-cell>
          <table:table-cell table:formula="of:=IF([.D382]=&quot;e&quot;;IF([.B383]&lt;[.B382];&quot;z&quot;;&quot;e&quot;);&quot;e&quot;)" office:value-type="string" office:string-value="e" calcext:value-type="string">
            <text:p>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Koniec: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/>
          <table:table-cell table:style-name="ce4" table:formula="of:=ROUND([.C383]*[.B383];2)" office:value-type="float" office:value="21335.51" calcext:value-type="float">
            <text:p>21335,51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23:09:12.232498878</meta:creation-date>
    <dc:date>2022-11-26T23:29:46.072550078</dc:date>
    <meta:editing-duration>PT20M27S</meta:editing-duration>
    <meta:editing-cycles>14</meta:editing-cycles>
    <meta:generator>LibreOffice/6.4.7.2$Linux_X86_64 LibreOffice_project/40$Build-2</meta:generator>
    <meta:document-statistic meta:table-count="1" meta:cell-count="1507" meta:object-count="0"/>
  </office:meta>
</office:document-meta>
</file>